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36.26pt"/>
    </style:style>
    <style:style style:name="co3" style:family="table-column">
      <style:table-column-properties fo:break-before="auto" style:column-width="14.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79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cell-protect="protected" style:print-content="true"/>
    </style:style>
    <style:style style:name="ce3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/>
      <table:table table:name="Basic Instruction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 table:number-columns-repeated="2"/>
          <table:table-cell office:value-type="string" calcext:value-type="string">
            <text:p>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3</text:p>
          </table:table-cell>
          <table:table-cell/>
          <table:table-cell table:formula="of:=IF(LOWER(LEFT([.$E2];1))=&quot;s&quot;;MID([.$E2];2;LEN([.$E2])-1);&quot;&quot;)" office:value-type="string" office:string-value="3" calcext:value-type="string">
            <text:p>3</text:p>
          </table:table-cell>
          <table:table-cell table:number-columns-repeated="9"/>
        </table:table-row>
        <table:table-row table:style-name="ro1">
          <table:table-cell table:formula="of:=OFFSET([.$A2];0;MOD(COLUMN([.A3])-[.$G2]-1;4);1;1)" office:value-type="string" office:string-value="B" calcext:value-type="string">
            <text:p>B</text:p>
          </table:table-cell>
          <table:table-cell table:formula="of:=OFFSET([.$A2];0;MOD(COLUMN([.B3])-[.$G2]-1;4);1;1)" office:value-type="string" office:string-value="C" calcext:value-type="string">
            <text:p>C</text:p>
          </table:table-cell>
          <table:table-cell table:formula="of:=OFFSET([.$A2];0;MOD(COLUMN([.C3])-[.$G2]-1;4);1;1)" office:value-type="string" office:string-value="D" calcext:value-type="string">
            <text:p>D</text:p>
          </table:table-cell>
          <table:table-cell table:formula="of:=OFFSET([.$A2];0;MOD(COLUMN([.D3])-[.$G2]-1;4);1;1)" office:value-type="string" office:string-value="A" calcext:value-type="string">
            <text:p>A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x’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1/2</text:p>
          </table:table-cell>
          <table:table-cell table:formula="of:=FIND(&quot;/&quot;;[.$E6])" office:value-type="float" office:value="3" calcext:value-type="float">
            <text:p>3</text:p>
          </table:table-cell>
          <table:table-cell/>
          <table:table-cell table:formula="of:=IF(LOWER(LEFT([.$E6];1))=&quot;x&quot;;INT(MID([.$E6];2;[.F6]-2));&quot;&quot;)" office:value-type="float" office:value="1" calcext:value-type="float">
            <text:p>1</text:p>
          </table:table-cell>
          <table:table-cell table:formula="of:=IF(LOWER(LEFT([.$E6];1))=&quot;x&quot;;INT(MID([.$E6];[.F6]+1;LEN([.$E6])-[.F6]));&quot;&quot;)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formula="of:=OFFSET([.$A6];0;IF(COLUMN([.A7])-1=[.$H6];[.$I6];IF(COLUMN([.A7])-1=[.$I6];[.$H6];COLUMN([.A6])-1));1;1)" office:value-type="string" office:string-value="A" calcext:value-type="string">
            <text:p>A</text:p>
          </table:table-cell>
          <table:table-cell table:formula="of:=OFFSET([.$A6];0;IF(COLUMN([.B7])-1=[.$H6];[.$I6];IF(COLUMN([.B7])-1=[.$I6];[.$H6];COLUMN([.B6])-1));1;1)" office:value-type="string" office:string-value="C" calcext:value-type="string">
            <text:p>C</text:p>
          </table:table-cell>
          <table:table-cell table:formula="of:=OFFSET([.$A6];0;IF(COLUMN([.C7])-1=[.$H6];[.$I6];IF(COLUMN([.C7])-1=[.$I6];[.$H6];COLUMN([.C6])-1));1;1)" office:value-type="string" office:string-value="B" calcext:value-type="string">
            <text:p>B</text:p>
          </table:table-cell>
          <table:table-cell table:formula="of:=OFFSET([.$A6];0;IF(COLUMN([.D7])-1=[.$H6];[.$I6];IF(COLUMN([.D7])-1=[.$I6];[.$H6];COLUMN([.D6])-1));1;1)" office:value-type="string" office:string-value="D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/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p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A/B</text:p>
          </table:table-cell>
          <table:table-cell table:formula="of:=FIND(&quot;/&quot;;[.$E10])" office:value-type="float" office:value="3" calcext:value-type="float">
            <text:p>3</text:p>
          </table:table-cell>
          <table:table-cell table:number-columns-repeated="3"/>
          <table:table-cell table:formula="of:=IF(LOWER(LEFT([.$E10];1))=&quot;p&quot;;MID([.$E10];2;[.F10]-2);&quot;&quot;)" office:value-type="string" office:string-value="A" calcext:value-type="string">
            <text:p>A</text:p>
          </table:table-cell>
          <table:table-cell table:formula="of:=IF(LOWER(LEFT([.$E10];1))=&quot;p&quot;;MID([.$E10];[.F10]+1;LEN([.$E10])-[.H10]);&quot;&quot;)" office:value-type="string" office:string-value="B" calcext:value-type="string">
            <text:p>B</text:p>
          </table:table-cell>
          <table:table-cell table:number-columns-repeated="5"/>
        </table:table-row>
        <table:table-row table:style-name="ro1">
          <table:table-cell table:formula="of:=IF([.A10]=[.$J10];[.$K10];IF([.A10]=[.$K10];[.$J10];[.A10]))" office:value-type="string" office:string-value="B" calcext:value-type="string">
            <text:p>B</text:p>
          </table:table-cell>
          <table:table-cell table:formula="of:=IF([.B10]=[.$J10];[.$K10];IF([.B10]=[.$K10];[.$J10];[.B10]))" office:value-type="string" office:string-value="A" calcext:value-type="string">
            <text:p>A</text:p>
          </table:table-cell>
          <table:table-cell table:formula="of:=IF([.C10]=[.$J10];[.$K10];IF([.C10]=[.$K10];[.$J10];[.C10]))" office:value-type="string" office:string-value="C" calcext:value-type="string">
            <text:p>C</text:p>
          </table:table-cell>
          <table:table-cell table:formula="of:=IF([.D10]=[.$J10];[.$K10];IF([.D10]=[.$K10];[.$J10];[.D10]))" office:value-type="string" office:string-value="D" calcext:value-type="string">
            <text:p>D</text:p>
          </table:table-cell>
          <table:table-cell table:number-columns-repeated="12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[0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2]</text:p>
          </table:table-cell>
          <table:table-cell office:value-type="string" calcext:value-type="string">
            <text:p>[3]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’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’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X1/2</text:p>
          </table:table-cell>
          <table:table-cell table:formula="of:=FIND(&quot;/&quot;;[.$E14])" office:value-type="float" office:value="3" calcext:value-type="float">
            <text:p>3</text:p>
          </table:table-cell>
          <table:table-cell table:formula="of:=IF(LOWER(LEFT([.$E14];1))=&quot;s&quot;;MID([.$E14];2;LEN([.$E14])-1);&quot;&quot;)">
            <text:p/>
          </table:table-cell>
          <table:table-cell table:formula="of:=IF(LOWER(LEFT([.$E14];1))=&quot;x&quot;;INT(MID([.$E14];2;[.F14]-2));&quot;&quot;)" office:value-type="float" office:value="1" calcext:value-type="float">
            <text:p>1</text:p>
          </table:table-cell>
          <table:table-cell table:formula="of:=IF(LOWER(LEFT([.$E14];1))=&quot;x&quot;;INT(MID([.$E14];[.F14]+1;LEN([.$E14])-[.F14]));&quot;&quot;)" office:value-type="float" office:value="2" calcext:value-type="float">
            <text:p>2</text:p>
          </table:table-cell>
          <table:table-cell table:formula="of:=IF(LOWER(LEFT([.$E14];1))=&quot;p&quot;;MID([.$E14];2;[.F14]-2);&quot;&quot;)">
            <text:p/>
          </table:table-cell>
          <table:table-cell table:formula="of:=IF(LOWER(LEFT([.$E14];1))=&quot;p&quot;;MID([.$E14];[.F14]+1;LEN([.$E14])-[.H14]);&quot;&quot;)">
            <text:p/>
          </table:table-cell>
          <table:table-cell table:number-columns-repeated="5"/>
        </table:table-row>
        <table:table-row table:style-name="ro1">
          <table:table-cell table:formula="of:=IF([.$G14]&lt;&gt;&quot;&quot;;OFFSET([.$A14];0;MOD(COLUMN([.A15])-[.$G14]-1;4);1;1);IF([.$H14]&lt;&gt;&quot;&quot;;OFFSET([.$A14];0;IF(COLUMN([.A15])-1=[.$H14];[.$I14];IF(COLUMN([.A15])-1=[.$I14];[.$H14];COLUMN([.A15])-1));1;1);IF([.$J14]&lt;&gt;&quot;&quot;;IF([.A14]=[.$J14];[.$K14];IF([.A14]=[.$K14];[.$J14];[.A14]));[.A14])))" office:value-type="string" office:string-value="A" calcext:value-type="string">
            <text:p>A</text:p>
          </table:table-cell>
          <table:table-cell table:formula="of:=IF([.$G14]&lt;&gt;&quot;&quot;;OFFSET([.$A14];0;MOD(COLUMN([.B15])-[.$G14]-1;4);1;1);IF([.$H14]&lt;&gt;&quot;&quot;;OFFSET([.$A14];0;IF(COLUMN([.B15])-1=[.$H14];[.$I14];IF(COLUMN([.B15])-1=[.$I14];[.$H14];COLUMN([.B15])-1));1;1);IF([.$J14]&lt;&gt;&quot;&quot;;IF([.B14]=[.$J14];[.$K14];IF([.B14]=[.$K14];[.$J14];[.B14]));[.B14])))" office:value-type="string" office:string-value="C" calcext:value-type="string">
            <text:p>C</text:p>
          </table:table-cell>
          <table:table-cell table:formula="of:=IF([.$G14]&lt;&gt;&quot;&quot;;OFFSET([.$A14];0;MOD(COLUMN([.C15])-[.$G14]-1;4);1;1);IF([.$H14]&lt;&gt;&quot;&quot;;OFFSET([.$A14];0;IF(COLUMN([.C15])-1=[.$H14];[.$I14];IF(COLUMN([.C15])-1=[.$I14];[.$H14];COLUMN([.C15])-1));1;1);IF([.$J14]&lt;&gt;&quot;&quot;;IF([.C14]=[.$J14];[.$K14];IF([.C14]=[.$K14];[.$J14];[.C14]));[.C14])))" office:value-type="string" office:string-value="B" calcext:value-type="string">
            <text:p>B</text:p>
          </table:table-cell>
          <table:table-cell table:formula="of:=IF([.$G14]&lt;&gt;&quot;&quot;;OFFSET([.$A14];0;MOD(COLUMN([.D15])-[.$G14]-1;4);1;1);IF([.$H14]&lt;&gt;&quot;&quot;;OFFSET([.$A14];0;IF(COLUMN([.D15])-1=[.$H14];[.$I14];IF(COLUMN([.D15])-1=[.$I14];[.$H14];COLUMN([.D15])-1));1;1);IF([.$J14]&lt;&gt;&quot;&quot;;IF([.D14]=[.$J14];[.$K14];IF([.D14]=[.$K14];[.$J14];[.D14]));[.D14])))" office:value-type="string" office:string-value="D" calcext:value-type="string">
            <text:p>D</text:p>
          </table:table-cell>
          <table:table-cell table:number-columns-repeated="12"/>
        </table:table-row>
        <table:table-row table:style-name="ro1">
          <table:table-cell table:style-name="ce1"/>
          <table:table-cell table:number-columns-repeated="15"/>
        </table:table-row>
        <table:table-row table:style-name="ro1">
          <table:table-cell office:value-type="string" calcext:value-type="string">
            <text:p>The / column is definitely overkill here (1-digit numbers).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SBLANK returns FALSE on a cell whose formula returns an empty string.</text:p>
          </table:table-cell>
          <table:table-cell table:number-columns-repeated="12"/>
          <table:table-cell office:value-type="string" calcext:value-type="string">
            <text:p>Example:</text:p>
          </table:table-cell>
          <table:table-cell table:formula="of:=&quot;&quot;">
            <text:p/>
          </table:table-cell>
          <table:table-cell table:style-name="ce1" table:formula="of:=ISBLANK([.O18])" office:value-type="boolean" office:boolean-value="false" calcext:value-type="boolean">
            <text:p>FALSE</text:p>
          </table:table-cell>
        </table:table-row>
        <table:table-row table:style-name="ro1">
          <table:table-cell office:value-type="string" calcext:value-type="string">
            <text:p>TODO allow extending this by moving the parser to the beginning of each row</text:p>
          </table:table-cell>
          <table:table-cell table:number-columns-repeated="15"/>
        </table:table-row>
      </table:table>
      <table:table table:name="Simulation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number-columns-repeated="4" table:default-cell-style-name="ce3"/>
        <table:table-column table:style-name="co2" table:default-cell-style-name="ce3"/>
        <table:table-column table:style-name="co3" table:number-columns-repeated="6" table:default-cell-style-name="ce3"/>
        <table:table-column table:style-name="co4" table:number-columns-repeated="1013" table:default-cell-style-name="ce3"/>
        <table:table-row table:style-name="ro1">
          <table:table-cell table:style-name="ce2" office:value-type="string" calcext:value-type="string">
            <text:p>[0]</text:p>
          </table:table-cell>
          <table:table-cell table:style-name="ce2" office:value-type="string" calcext:value-type="string">
            <text:p>[1]</text:p>
          </table:table-cell>
          <table:table-cell table:style-name="ce2" office:value-type="string" calcext:value-type="string">
            <text:p>[2]</text:p>
          </table:table-cell>
          <table:table-cell table:style-name="ce2" office:value-type="string" calcext:value-type="string">
            <text:p>[3]</text:p>
          </table:table-cell>
          <table:table-cell table:style-name="ce2" office:value-type="string" calcext:value-type="string">
            <text:p>next</text:p>
          </table:table-cell>
          <table:table-cell table:style-name="ce2" office:value-type="string" calcext:value-type="string">
            <text:p>/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x’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p’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  <table:table-cell table:style-name="Default" table:formula="of:=FIND(&quot;/&quot;;[.$E2])" office:value-type="string" office:string-value="" calcext:value-type="error">
            <text:p>#VALUE!</text:p>
          </table:table-cell>
          <table:table-cell table:style-name="Default" table:formula="of:=IF(LOWER(LEFT([.$E2];1))=&quot;s&quot;;MID([.$E2];2;LEN([.$E2])-1);&quot;&quot;)">
            <text:p/>
          </table:table-cell>
          <table:table-cell table:style-name="Default" table:formula="of:=IF(LOWER(LEFT([.$E2];1))=&quot;x&quot;;INT(MID([.$E2];2;[.F2]-2));&quot;&quot;)">
            <text:p/>
          </table:table-cell>
          <table:table-cell table:style-name="Default" table:formula="of:=IF(LOWER(LEFT([.$E2];1))=&quot;x&quot;;INT(MID([.$E2];[.F2]+1;LEN([.$E2])-[.F2]));&quot;&quot;)">
            <text:p/>
          </table:table-cell>
          <table:table-cell table:style-name="Default" table:formula="of:=IF(LOWER(LEFT([.$E2];1))=&quot;p&quot;;MID([.$E2];2;[.F2]-2);&quot;&quot;)">
            <text:p/>
          </table:table-cell>
          <table:table-cell table:style-name="Default" table:formula="of:=IF(LOWER(LEFT([.$E2];1))=&quot;p&quot;;MID([.$E2];[.F2]+1;LEN([.$E2])-[.H2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]&lt;&gt;&quot;&quot;;OFFSET([.$A2];0;MOD(COLUMN([.A3])-[.$G2]-1;4);1;1);IF([.$H2]&lt;&gt;&quot;&quot;;OFFSET([.$A2];0;IF(COLUMN([.A3])-1=[.$H2];[.$I2];IF(COLUMN([.A3])-1=[.$I2];[.$H2];COLUMN([.A3])-1));1;1);IF([.$J2]&lt;&gt;&quot;&quot;;IF([.A2]=[.$J2];[.$K2];IF([.A2]=[.$K2];[.$J2];[.A2]));[.A2])))" office:value-type="string" office:string-value="A" calcext:value-type="string">
            <text:p>A</text:p>
          </table:table-cell>
          <table:table-cell table:style-name="Default" table:formula="of:=IF([.$G2]&lt;&gt;&quot;&quot;;OFFSET([.$A2];0;MOD(COLUMN([.B3])-[.$G2]-1;4);1;1);IF([.$H2]&lt;&gt;&quot;&quot;;OFFSET([.$A2];0;IF(COLUMN([.B3])-1=[.$H2];[.$I2];IF(COLUMN([.B3])-1=[.$I2];[.$H2];COLUMN([.B3])-1));1;1);IF([.$J2]&lt;&gt;&quot;&quot;;IF([.B2]=[.$J2];[.$K2];IF([.B2]=[.$K2];[.$J2];[.B2]));[.B2])))" office:value-type="string" office:string-value="B" calcext:value-type="string">
            <text:p>B</text:p>
          </table:table-cell>
          <table:table-cell table:style-name="Default" table:formula="of:=IF([.$G2]&lt;&gt;&quot;&quot;;OFFSET([.$A2];0;MOD(COLUMN([.C3])-[.$G2]-1;4);1;1);IF([.$H2]&lt;&gt;&quot;&quot;;OFFSET([.$A2];0;IF(COLUMN([.C3])-1=[.$H2];[.$I2];IF(COLUMN([.C3])-1=[.$I2];[.$H2];COLUMN([.C3])-1));1;1);IF([.$J2]&lt;&gt;&quot;&quot;;IF([.C2]=[.$J2];[.$K2];IF([.C2]=[.$K2];[.$J2];[.C2]));[.C2])))" office:value-type="string" office:string-value="C" calcext:value-type="string">
            <text:p>C</text:p>
          </table:table-cell>
          <table:table-cell table:style-name="Default" table:formula="of:=IF([.$G2]&lt;&gt;&quot;&quot;;OFFSET([.$A2];0;MOD(COLUMN([.D3])-[.$G2]-1;4);1;1);IF([.$H2]&lt;&gt;&quot;&quot;;OFFSET([.$A2];0;IF(COLUMN([.D3])-1=[.$H2];[.$I2];IF(COLUMN([.D3])-1=[.$I2];[.$H2];COLUMN([.D3])-1));1;1);IF([.$J2]&lt;&gt;&quot;&quot;;IF([.D2]=[.$J2];[.$K2];IF([.D2]=[.$K2];[.$J2];[.D2]));[.D2])))" office:value-type="string" office:string-value="D" calcext:value-type="string">
            <text:p>D</text:p>
          </table:table-cell>
          <table:table-cell/>
          <table:table-cell table:style-name="Default" table:formula="of:=FIND(&quot;/&quot;;[.$E3])" office:value-type="string" office:string-value="" calcext:value-type="error">
            <text:p>#VALUE!</text:p>
          </table:table-cell>
          <table:table-cell table:style-name="Default" table:formula="of:=IF(LOWER(LEFT([.$E3];1))=&quot;s&quot;;MID([.$E3];2;LEN([.$E3])-1);&quot;&quot;)">
            <text:p/>
          </table:table-cell>
          <table:table-cell table:style-name="Default" table:formula="of:=IF(LOWER(LEFT([.$E3];1))=&quot;x&quot;;INT(MID([.$E3];2;[.F3]-2));&quot;&quot;)">
            <text:p/>
          </table:table-cell>
          <table:table-cell table:style-name="Default" table:formula="of:=IF(LOWER(LEFT([.$E3];1))=&quot;x&quot;;INT(MID([.$E3];[.F3]+1;LEN([.$E3])-[.F3]));&quot;&quot;)">
            <text:p/>
          </table:table-cell>
          <table:table-cell table:style-name="Default" table:formula="of:=IF(LOWER(LEFT([.$E3];1))=&quot;p&quot;;MID([.$E3];2;[.F3]-2);&quot;&quot;)">
            <text:p/>
          </table:table-cell>
          <table:table-cell table:style-name="Default" table:formula="of:=IF(LOWER(LEFT([.$E3];1))=&quot;p&quot;;MID([.$E3];[.F3]+1;LEN([.$E3])-[.H3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]&lt;&gt;&quot;&quot;;OFFSET([.$A3];0;MOD(COLUMN([.A4])-[.$G3]-1;4);1;1);IF([.$H3]&lt;&gt;&quot;&quot;;OFFSET([.$A3];0;IF(COLUMN([.A4])-1=[.$H3];[.$I3];IF(COLUMN([.A4])-1=[.$I3];[.$H3];COLUMN([.A4])-1));1;1);IF([.$J3]&lt;&gt;&quot;&quot;;IF([.A3]=[.$J3];[.$K3];IF([.A3]=[.$K3];[.$J3];[.A3]));[.A3])))" office:value-type="string" office:string-value="A" calcext:value-type="string">
            <text:p>A</text:p>
          </table:table-cell>
          <table:table-cell table:style-name="Default" table:formula="of:=IF([.$G3]&lt;&gt;&quot;&quot;;OFFSET([.$A3];0;MOD(COLUMN([.B4])-[.$G3]-1;4);1;1);IF([.$H3]&lt;&gt;&quot;&quot;;OFFSET([.$A3];0;IF(COLUMN([.B4])-1=[.$H3];[.$I3];IF(COLUMN([.B4])-1=[.$I3];[.$H3];COLUMN([.B4])-1));1;1);IF([.$J3]&lt;&gt;&quot;&quot;;IF([.B3]=[.$J3];[.$K3];IF([.B3]=[.$K3];[.$J3];[.B3]));[.B3])))" office:value-type="string" office:string-value="B" calcext:value-type="string">
            <text:p>B</text:p>
          </table:table-cell>
          <table:table-cell table:style-name="Default" table:formula="of:=IF([.$G3]&lt;&gt;&quot;&quot;;OFFSET([.$A3];0;MOD(COLUMN([.C4])-[.$G3]-1;4);1;1);IF([.$H3]&lt;&gt;&quot;&quot;;OFFSET([.$A3];0;IF(COLUMN([.C4])-1=[.$H3];[.$I3];IF(COLUMN([.C4])-1=[.$I3];[.$H3];COLUMN([.C4])-1));1;1);IF([.$J3]&lt;&gt;&quot;&quot;;IF([.C3]=[.$J3];[.$K3];IF([.C3]=[.$K3];[.$J3];[.C3]));[.C3])))" office:value-type="string" office:string-value="C" calcext:value-type="string">
            <text:p>C</text:p>
          </table:table-cell>
          <table:table-cell table:style-name="Default" table:formula="of:=IF([.$G3]&lt;&gt;&quot;&quot;;OFFSET([.$A3];0;MOD(COLUMN([.D4])-[.$G3]-1;4);1;1);IF([.$H3]&lt;&gt;&quot;&quot;;OFFSET([.$A3];0;IF(COLUMN([.D4])-1=[.$H3];[.$I3];IF(COLUMN([.D4])-1=[.$I3];[.$H3];COLUMN([.D4])-1));1;1);IF([.$J3]&lt;&gt;&quot;&quot;;IF([.D3]=[.$J3];[.$K3];IF([.D3]=[.$K3];[.$J3];[.D3]));[.D3])))" office:value-type="string" office:string-value="D" calcext:value-type="string">
            <text:p>D</text:p>
          </table:table-cell>
          <table:table-cell/>
          <table:table-cell table:style-name="Default" table:formula="of:=FIND(&quot;/&quot;;[.$E4])" office:value-type="string" office:string-value="" calcext:value-type="error">
            <text:p>#VALUE!</text:p>
          </table:table-cell>
          <table:table-cell table:style-name="Default" table:formula="of:=IF(LOWER(LEFT([.$E4];1))=&quot;s&quot;;MID([.$E4];2;LEN([.$E4])-1);&quot;&quot;)">
            <text:p/>
          </table:table-cell>
          <table:table-cell table:style-name="Default" table:formula="of:=IF(LOWER(LEFT([.$E4];1))=&quot;x&quot;;INT(MID([.$E4];2;[.F4]-2));&quot;&quot;)">
            <text:p/>
          </table:table-cell>
          <table:table-cell table:style-name="Default" table:formula="of:=IF(LOWER(LEFT([.$E4];1))=&quot;x&quot;;INT(MID([.$E4];[.F4]+1;LEN([.$E4])-[.F4]));&quot;&quot;)">
            <text:p/>
          </table:table-cell>
          <table:table-cell table:style-name="Default" table:formula="of:=IF(LOWER(LEFT([.$E4];1))=&quot;p&quot;;MID([.$E4];2;[.F4]-2);&quot;&quot;)">
            <text:p/>
          </table:table-cell>
          <table:table-cell table:style-name="Default" table:formula="of:=IF(LOWER(LEFT([.$E4];1))=&quot;p&quot;;MID([.$E4];[.F4]+1;LEN([.$E4])-[.H4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]&lt;&gt;&quot;&quot;;OFFSET([.$A4];0;MOD(COLUMN([.A5])-[.$G4]-1;4);1;1);IF([.$H4]&lt;&gt;&quot;&quot;;OFFSET([.$A4];0;IF(COLUMN([.A5])-1=[.$H4];[.$I4];IF(COLUMN([.A5])-1=[.$I4];[.$H4];COLUMN([.A5])-1));1;1);IF([.$J4]&lt;&gt;&quot;&quot;;IF([.A4]=[.$J4];[.$K4];IF([.A4]=[.$K4];[.$J4];[.A4]));[.A4])))" office:value-type="string" office:string-value="A" calcext:value-type="string">
            <text:p>A</text:p>
          </table:table-cell>
          <table:table-cell table:style-name="Default" table:formula="of:=IF([.$G4]&lt;&gt;&quot;&quot;;OFFSET([.$A4];0;MOD(COLUMN([.B5])-[.$G4]-1;4);1;1);IF([.$H4]&lt;&gt;&quot;&quot;;OFFSET([.$A4];0;IF(COLUMN([.B5])-1=[.$H4];[.$I4];IF(COLUMN([.B5])-1=[.$I4];[.$H4];COLUMN([.B5])-1));1;1);IF([.$J4]&lt;&gt;&quot;&quot;;IF([.B4]=[.$J4];[.$K4];IF([.B4]=[.$K4];[.$J4];[.B4]));[.B4])))" office:value-type="string" office:string-value="B" calcext:value-type="string">
            <text:p>B</text:p>
          </table:table-cell>
          <table:table-cell table:style-name="Default" table:formula="of:=IF([.$G4]&lt;&gt;&quot;&quot;;OFFSET([.$A4];0;MOD(COLUMN([.C5])-[.$G4]-1;4);1;1);IF([.$H4]&lt;&gt;&quot;&quot;;OFFSET([.$A4];0;IF(COLUMN([.C5])-1=[.$H4];[.$I4];IF(COLUMN([.C5])-1=[.$I4];[.$H4];COLUMN([.C5])-1));1;1);IF([.$J4]&lt;&gt;&quot;&quot;;IF([.C4]=[.$J4];[.$K4];IF([.C4]=[.$K4];[.$J4];[.C4]));[.C4])))" office:value-type="string" office:string-value="C" calcext:value-type="string">
            <text:p>C</text:p>
          </table:table-cell>
          <table:table-cell table:style-name="Default" table:formula="of:=IF([.$G4]&lt;&gt;&quot;&quot;;OFFSET([.$A4];0;MOD(COLUMN([.D5])-[.$G4]-1;4);1;1);IF([.$H4]&lt;&gt;&quot;&quot;;OFFSET([.$A4];0;IF(COLUMN([.D5])-1=[.$H4];[.$I4];IF(COLUMN([.D5])-1=[.$I4];[.$H4];COLUMN([.D5])-1));1;1);IF([.$J4]&lt;&gt;&quot;&quot;;IF([.D4]=[.$J4];[.$K4];IF([.D4]=[.$K4];[.$J4];[.D4]));[.D4])))" office:value-type="string" office:string-value="D" calcext:value-type="string">
            <text:p>D</text:p>
          </table:table-cell>
          <table:table-cell/>
          <table:table-cell table:style-name="Default" table:formula="of:=FIND(&quot;/&quot;;[.$E5])" office:value-type="string" office:string-value="" calcext:value-type="error">
            <text:p>#VALUE!</text:p>
          </table:table-cell>
          <table:table-cell table:style-name="Default" table:formula="of:=IF(LOWER(LEFT([.$E5];1))=&quot;s&quot;;MID([.$E5];2;LEN([.$E5])-1);&quot;&quot;)">
            <text:p/>
          </table:table-cell>
          <table:table-cell table:style-name="Default" table:formula="of:=IF(LOWER(LEFT([.$E5];1))=&quot;x&quot;;INT(MID([.$E5];2;[.F5]-2));&quot;&quot;)">
            <text:p/>
          </table:table-cell>
          <table:table-cell table:style-name="Default" table:formula="of:=IF(LOWER(LEFT([.$E5];1))=&quot;x&quot;;INT(MID([.$E5];[.F5]+1;LEN([.$E5])-[.F5]));&quot;&quot;)">
            <text:p/>
          </table:table-cell>
          <table:table-cell table:style-name="Default" table:formula="of:=IF(LOWER(LEFT([.$E5];1))=&quot;p&quot;;MID([.$E5];2;[.F5]-2);&quot;&quot;)">
            <text:p/>
          </table:table-cell>
          <table:table-cell table:style-name="Default" table:formula="of:=IF(LOWER(LEFT([.$E5];1))=&quot;p&quot;;MID([.$E5];[.F5]+1;LEN([.$E5])-[.H5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5]&lt;&gt;&quot;&quot;;OFFSET([.$A5];0;MOD(COLUMN([.A6])-[.$G5]-1;4);1;1);IF([.$H5]&lt;&gt;&quot;&quot;;OFFSET([.$A5];0;IF(COLUMN([.A6])-1=[.$H5];[.$I5];IF(COLUMN([.A6])-1=[.$I5];[.$H5];COLUMN([.A6])-1));1;1);IF([.$J5]&lt;&gt;&quot;&quot;;IF([.A5]=[.$J5];[.$K5];IF([.A5]=[.$K5];[.$J5];[.A5]));[.A5])))" office:value-type="string" office:string-value="A" calcext:value-type="string">
            <text:p>A</text:p>
          </table:table-cell>
          <table:table-cell table:style-name="Default" table:formula="of:=IF([.$G5]&lt;&gt;&quot;&quot;;OFFSET([.$A5];0;MOD(COLUMN([.B6])-[.$G5]-1;4);1;1);IF([.$H5]&lt;&gt;&quot;&quot;;OFFSET([.$A5];0;IF(COLUMN([.B6])-1=[.$H5];[.$I5];IF(COLUMN([.B6])-1=[.$I5];[.$H5];COLUMN([.B6])-1));1;1);IF([.$J5]&lt;&gt;&quot;&quot;;IF([.B5]=[.$J5];[.$K5];IF([.B5]=[.$K5];[.$J5];[.B5]));[.B5])))" office:value-type="string" office:string-value="B" calcext:value-type="string">
            <text:p>B</text:p>
          </table:table-cell>
          <table:table-cell table:style-name="Default" table:formula="of:=IF([.$G5]&lt;&gt;&quot;&quot;;OFFSET([.$A5];0;MOD(COLUMN([.C6])-[.$G5]-1;4);1;1);IF([.$H5]&lt;&gt;&quot;&quot;;OFFSET([.$A5];0;IF(COLUMN([.C6])-1=[.$H5];[.$I5];IF(COLUMN([.C6])-1=[.$I5];[.$H5];COLUMN([.C6])-1));1;1);IF([.$J5]&lt;&gt;&quot;&quot;;IF([.C5]=[.$J5];[.$K5];IF([.C5]=[.$K5];[.$J5];[.C5]));[.C5])))" office:value-type="string" office:string-value="C" calcext:value-type="string">
            <text:p>C</text:p>
          </table:table-cell>
          <table:table-cell table:style-name="Default" table:formula="of:=IF([.$G5]&lt;&gt;&quot;&quot;;OFFSET([.$A5];0;MOD(COLUMN([.D6])-[.$G5]-1;4);1;1);IF([.$H5]&lt;&gt;&quot;&quot;;OFFSET([.$A5];0;IF(COLUMN([.D6])-1=[.$H5];[.$I5];IF(COLUMN([.D6])-1=[.$I5];[.$H5];COLUMN([.D6])-1));1;1);IF([.$J5]&lt;&gt;&quot;&quot;;IF([.D5]=[.$J5];[.$K5];IF([.D5]=[.$K5];[.$J5];[.D5]));[.D5])))" office:value-type="string" office:string-value="D" calcext:value-type="string">
            <text:p>D</text:p>
          </table:table-cell>
          <table:table-cell/>
          <table:table-cell table:style-name="Default" table:formula="of:=FIND(&quot;/&quot;;[.$E6])" office:value-type="string" office:string-value="" calcext:value-type="error">
            <text:p>#VALUE!</text:p>
          </table:table-cell>
          <table:table-cell table:style-name="Default" table:formula="of:=IF(LOWER(LEFT([.$E6];1))=&quot;s&quot;;MID([.$E6];2;LEN([.$E6])-1);&quot;&quot;)">
            <text:p/>
          </table:table-cell>
          <table:table-cell table:style-name="Default" table:formula="of:=IF(LOWER(LEFT([.$E6];1))=&quot;x&quot;;INT(MID([.$E6];2;[.F6]-2));&quot;&quot;)">
            <text:p/>
          </table:table-cell>
          <table:table-cell table:style-name="Default" table:formula="of:=IF(LOWER(LEFT([.$E6];1))=&quot;x&quot;;INT(MID([.$E6];[.F6]+1;LEN([.$E6])-[.F6]));&quot;&quot;)">
            <text:p/>
          </table:table-cell>
          <table:table-cell table:style-name="Default" table:formula="of:=IF(LOWER(LEFT([.$E6];1))=&quot;p&quot;;MID([.$E6];2;[.F6]-2);&quot;&quot;)">
            <text:p/>
          </table:table-cell>
          <table:table-cell table:style-name="Default" table:formula="of:=IF(LOWER(LEFT([.$E6];1))=&quot;p&quot;;MID([.$E6];[.F6]+1;LEN([.$E6])-[.H6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6]&lt;&gt;&quot;&quot;;OFFSET([.$A6];0;MOD(COLUMN([.A7])-[.$G6]-1;4);1;1);IF([.$H6]&lt;&gt;&quot;&quot;;OFFSET([.$A6];0;IF(COLUMN([.A7])-1=[.$H6];[.$I6];IF(COLUMN([.A7])-1=[.$I6];[.$H6];COLUMN([.A7])-1));1;1);IF([.$J6]&lt;&gt;&quot;&quot;;IF([.A6]=[.$J6];[.$K6];IF([.A6]=[.$K6];[.$J6];[.A6]));[.A6])))" office:value-type="string" office:string-value="A" calcext:value-type="string">
            <text:p>A</text:p>
          </table:table-cell>
          <table:table-cell table:style-name="Default" table:formula="of:=IF([.$G6]&lt;&gt;&quot;&quot;;OFFSET([.$A6];0;MOD(COLUMN([.B7])-[.$G6]-1;4);1;1);IF([.$H6]&lt;&gt;&quot;&quot;;OFFSET([.$A6];0;IF(COLUMN([.B7])-1=[.$H6];[.$I6];IF(COLUMN([.B7])-1=[.$I6];[.$H6];COLUMN([.B7])-1));1;1);IF([.$J6]&lt;&gt;&quot;&quot;;IF([.B6]=[.$J6];[.$K6];IF([.B6]=[.$K6];[.$J6];[.B6]));[.B6])))" office:value-type="string" office:string-value="B" calcext:value-type="string">
            <text:p>B</text:p>
          </table:table-cell>
          <table:table-cell table:style-name="Default" table:formula="of:=IF([.$G6]&lt;&gt;&quot;&quot;;OFFSET([.$A6];0;MOD(COLUMN([.C7])-[.$G6]-1;4);1;1);IF([.$H6]&lt;&gt;&quot;&quot;;OFFSET([.$A6];0;IF(COLUMN([.C7])-1=[.$H6];[.$I6];IF(COLUMN([.C7])-1=[.$I6];[.$H6];COLUMN([.C7])-1));1;1);IF([.$J6]&lt;&gt;&quot;&quot;;IF([.C6]=[.$J6];[.$K6];IF([.C6]=[.$K6];[.$J6];[.C6]));[.C6])))" office:value-type="string" office:string-value="C" calcext:value-type="string">
            <text:p>C</text:p>
          </table:table-cell>
          <table:table-cell table:style-name="Default" table:formula="of:=IF([.$G6]&lt;&gt;&quot;&quot;;OFFSET([.$A6];0;MOD(COLUMN([.D7])-[.$G6]-1;4);1;1);IF([.$H6]&lt;&gt;&quot;&quot;;OFFSET([.$A6];0;IF(COLUMN([.D7])-1=[.$H6];[.$I6];IF(COLUMN([.D7])-1=[.$I6];[.$H6];COLUMN([.D7])-1));1;1);IF([.$J6]&lt;&gt;&quot;&quot;;IF([.D6]=[.$J6];[.$K6];IF([.D6]=[.$K6];[.$J6];[.D6]));[.D6])))" office:value-type="string" office:string-value="D" calcext:value-type="string">
            <text:p>D</text:p>
          </table:table-cell>
          <table:table-cell/>
          <table:table-cell table:style-name="Default" table:formula="of:=FIND(&quot;/&quot;;[.$E7])" office:value-type="string" office:string-value="" calcext:value-type="error">
            <text:p>#VALUE!</text:p>
          </table:table-cell>
          <table:table-cell table:style-name="Default" table:formula="of:=IF(LOWER(LEFT([.$E7];1))=&quot;s&quot;;MID([.$E7];2;LEN([.$E7])-1);&quot;&quot;)">
            <text:p/>
          </table:table-cell>
          <table:table-cell table:style-name="Default" table:formula="of:=IF(LOWER(LEFT([.$E7];1))=&quot;x&quot;;INT(MID([.$E7];2;[.F7]-2));&quot;&quot;)">
            <text:p/>
          </table:table-cell>
          <table:table-cell table:style-name="Default" table:formula="of:=IF(LOWER(LEFT([.$E7];1))=&quot;x&quot;;INT(MID([.$E7];[.F7]+1;LEN([.$E7])-[.F7]));&quot;&quot;)">
            <text:p/>
          </table:table-cell>
          <table:table-cell table:style-name="Default" table:formula="of:=IF(LOWER(LEFT([.$E7];1))=&quot;p&quot;;MID([.$E7];2;[.F7]-2);&quot;&quot;)">
            <text:p/>
          </table:table-cell>
          <table:table-cell table:style-name="Default" table:formula="of:=IF(LOWER(LEFT([.$E7];1))=&quot;p&quot;;MID([.$E7];[.F7]+1;LEN([.$E7])-[.H7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7]&lt;&gt;&quot;&quot;;OFFSET([.$A7];0;MOD(COLUMN([.A8])-[.$G7]-1;4);1;1);IF([.$H7]&lt;&gt;&quot;&quot;;OFFSET([.$A7];0;IF(COLUMN([.A8])-1=[.$H7];[.$I7];IF(COLUMN([.A8])-1=[.$I7];[.$H7];COLUMN([.A8])-1));1;1);IF([.$J7]&lt;&gt;&quot;&quot;;IF([.A7]=[.$J7];[.$K7];IF([.A7]=[.$K7];[.$J7];[.A7]));[.A7])))" office:value-type="string" office:string-value="A" calcext:value-type="string">
            <text:p>A</text:p>
          </table:table-cell>
          <table:table-cell table:style-name="Default" table:formula="of:=IF([.$G7]&lt;&gt;&quot;&quot;;OFFSET([.$A7];0;MOD(COLUMN([.B8])-[.$G7]-1;4);1;1);IF([.$H7]&lt;&gt;&quot;&quot;;OFFSET([.$A7];0;IF(COLUMN([.B8])-1=[.$H7];[.$I7];IF(COLUMN([.B8])-1=[.$I7];[.$H7];COLUMN([.B8])-1));1;1);IF([.$J7]&lt;&gt;&quot;&quot;;IF([.B7]=[.$J7];[.$K7];IF([.B7]=[.$K7];[.$J7];[.B7]));[.B7])))" office:value-type="string" office:string-value="B" calcext:value-type="string">
            <text:p>B</text:p>
          </table:table-cell>
          <table:table-cell table:style-name="Default" table:formula="of:=IF([.$G7]&lt;&gt;&quot;&quot;;OFFSET([.$A7];0;MOD(COLUMN([.C8])-[.$G7]-1;4);1;1);IF([.$H7]&lt;&gt;&quot;&quot;;OFFSET([.$A7];0;IF(COLUMN([.C8])-1=[.$H7];[.$I7];IF(COLUMN([.C8])-1=[.$I7];[.$H7];COLUMN([.C8])-1));1;1);IF([.$J7]&lt;&gt;&quot;&quot;;IF([.C7]=[.$J7];[.$K7];IF([.C7]=[.$K7];[.$J7];[.C7]));[.C7])))" office:value-type="string" office:string-value="C" calcext:value-type="string">
            <text:p>C</text:p>
          </table:table-cell>
          <table:table-cell table:style-name="Default" table:formula="of:=IF([.$G7]&lt;&gt;&quot;&quot;;OFFSET([.$A7];0;MOD(COLUMN([.D8])-[.$G7]-1;4);1;1);IF([.$H7]&lt;&gt;&quot;&quot;;OFFSET([.$A7];0;IF(COLUMN([.D8])-1=[.$H7];[.$I7];IF(COLUMN([.D8])-1=[.$I7];[.$H7];COLUMN([.D8])-1));1;1);IF([.$J7]&lt;&gt;&quot;&quot;;IF([.D7]=[.$J7];[.$K7];IF([.D7]=[.$K7];[.$J7];[.D7]));[.D7])))" office:value-type="string" office:string-value="D" calcext:value-type="string">
            <text:p>D</text:p>
          </table:table-cell>
          <table:table-cell/>
          <table:table-cell table:style-name="Default" table:formula="of:=FIND(&quot;/&quot;;[.$E8])" office:value-type="string" office:string-value="" calcext:value-type="error">
            <text:p>#VALUE!</text:p>
          </table:table-cell>
          <table:table-cell table:style-name="Default" table:formula="of:=IF(LOWER(LEFT([.$E8];1))=&quot;s&quot;;MID([.$E8];2;LEN([.$E8])-1);&quot;&quot;)">
            <text:p/>
          </table:table-cell>
          <table:table-cell table:style-name="Default" table:formula="of:=IF(LOWER(LEFT([.$E8];1))=&quot;x&quot;;INT(MID([.$E8];2;[.F8]-2));&quot;&quot;)">
            <text:p/>
          </table:table-cell>
          <table:table-cell table:style-name="Default" table:formula="of:=IF(LOWER(LEFT([.$E8];1))=&quot;x&quot;;INT(MID([.$E8];[.F8]+1;LEN([.$E8])-[.F8]));&quot;&quot;)">
            <text:p/>
          </table:table-cell>
          <table:table-cell table:style-name="Default" table:formula="of:=IF(LOWER(LEFT([.$E8];1))=&quot;p&quot;;MID([.$E8];2;[.F8]-2);&quot;&quot;)">
            <text:p/>
          </table:table-cell>
          <table:table-cell table:style-name="Default" table:formula="of:=IF(LOWER(LEFT([.$E8];1))=&quot;p&quot;;MID([.$E8];[.F8]+1;LEN([.$E8])-[.H8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8]&lt;&gt;&quot;&quot;;OFFSET([.$A8];0;MOD(COLUMN([.A9])-[.$G8]-1;4);1;1);IF([.$H8]&lt;&gt;&quot;&quot;;OFFSET([.$A8];0;IF(COLUMN([.A9])-1=[.$H8];[.$I8];IF(COLUMN([.A9])-1=[.$I8];[.$H8];COLUMN([.A9])-1));1;1);IF([.$J8]&lt;&gt;&quot;&quot;;IF([.A8]=[.$J8];[.$K8];IF([.A8]=[.$K8];[.$J8];[.A8]));[.A8])))" office:value-type="string" office:string-value="A" calcext:value-type="string">
            <text:p>A</text:p>
          </table:table-cell>
          <table:table-cell table:style-name="Default" table:formula="of:=IF([.$G8]&lt;&gt;&quot;&quot;;OFFSET([.$A8];0;MOD(COLUMN([.B9])-[.$G8]-1;4);1;1);IF([.$H8]&lt;&gt;&quot;&quot;;OFFSET([.$A8];0;IF(COLUMN([.B9])-1=[.$H8];[.$I8];IF(COLUMN([.B9])-1=[.$I8];[.$H8];COLUMN([.B9])-1));1;1);IF([.$J8]&lt;&gt;&quot;&quot;;IF([.B8]=[.$J8];[.$K8];IF([.B8]=[.$K8];[.$J8];[.B8]));[.B8])))" office:value-type="string" office:string-value="B" calcext:value-type="string">
            <text:p>B</text:p>
          </table:table-cell>
          <table:table-cell table:style-name="Default" table:formula="of:=IF([.$G8]&lt;&gt;&quot;&quot;;OFFSET([.$A8];0;MOD(COLUMN([.C9])-[.$G8]-1;4);1;1);IF([.$H8]&lt;&gt;&quot;&quot;;OFFSET([.$A8];0;IF(COLUMN([.C9])-1=[.$H8];[.$I8];IF(COLUMN([.C9])-1=[.$I8];[.$H8];COLUMN([.C9])-1));1;1);IF([.$J8]&lt;&gt;&quot;&quot;;IF([.C8]=[.$J8];[.$K8];IF([.C8]=[.$K8];[.$J8];[.C8]));[.C8])))" office:value-type="string" office:string-value="C" calcext:value-type="string">
            <text:p>C</text:p>
          </table:table-cell>
          <table:table-cell table:style-name="Default" table:formula="of:=IF([.$G8]&lt;&gt;&quot;&quot;;OFFSET([.$A8];0;MOD(COLUMN([.D9])-[.$G8]-1;4);1;1);IF([.$H8]&lt;&gt;&quot;&quot;;OFFSET([.$A8];0;IF(COLUMN([.D9])-1=[.$H8];[.$I8];IF(COLUMN([.D9])-1=[.$I8];[.$H8];COLUMN([.D9])-1));1;1);IF([.$J8]&lt;&gt;&quot;&quot;;IF([.D8]=[.$J8];[.$K8];IF([.D8]=[.$K8];[.$J8];[.D8]));[.D8])))" office:value-type="string" office:string-value="D" calcext:value-type="string">
            <text:p>D</text:p>
          </table:table-cell>
          <table:table-cell/>
          <table:table-cell table:style-name="Default" table:formula="of:=FIND(&quot;/&quot;;[.$E9])" office:value-type="string" office:string-value="" calcext:value-type="error">
            <text:p>#VALUE!</text:p>
          </table:table-cell>
          <table:table-cell table:style-name="Default" table:formula="of:=IF(LOWER(LEFT([.$E9];1))=&quot;s&quot;;MID([.$E9];2;LEN([.$E9])-1);&quot;&quot;)">
            <text:p/>
          </table:table-cell>
          <table:table-cell table:style-name="Default" table:formula="of:=IF(LOWER(LEFT([.$E9];1))=&quot;x&quot;;INT(MID([.$E9];2;[.F9]-2));&quot;&quot;)">
            <text:p/>
          </table:table-cell>
          <table:table-cell table:style-name="Default" table:formula="of:=IF(LOWER(LEFT([.$E9];1))=&quot;x&quot;;INT(MID([.$E9];[.F9]+1;LEN([.$E9])-[.F9]));&quot;&quot;)">
            <text:p/>
          </table:table-cell>
          <table:table-cell table:style-name="Default" table:formula="of:=IF(LOWER(LEFT([.$E9];1))=&quot;p&quot;;MID([.$E9];2;[.F9]-2);&quot;&quot;)">
            <text:p/>
          </table:table-cell>
          <table:table-cell table:style-name="Default" table:formula="of:=IF(LOWER(LEFT([.$E9];1))=&quot;p&quot;;MID([.$E9];[.F9]+1;LEN([.$E9])-[.H9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9]&lt;&gt;&quot;&quot;;OFFSET([.$A9];0;MOD(COLUMN([.A10])-[.$G9]-1;4);1;1);IF([.$H9]&lt;&gt;&quot;&quot;;OFFSET([.$A9];0;IF(COLUMN([.A10])-1=[.$H9];[.$I9];IF(COLUMN([.A10])-1=[.$I9];[.$H9];COLUMN([.A10])-1));1;1);IF([.$J9]&lt;&gt;&quot;&quot;;IF([.A9]=[.$J9];[.$K9];IF([.A9]=[.$K9];[.$J9];[.A9]));[.A9])))" office:value-type="string" office:string-value="A" calcext:value-type="string">
            <text:p>A</text:p>
          </table:table-cell>
          <table:table-cell table:style-name="Default" table:formula="of:=IF([.$G9]&lt;&gt;&quot;&quot;;OFFSET([.$A9];0;MOD(COLUMN([.B10])-[.$G9]-1;4);1;1);IF([.$H9]&lt;&gt;&quot;&quot;;OFFSET([.$A9];0;IF(COLUMN([.B10])-1=[.$H9];[.$I9];IF(COLUMN([.B10])-1=[.$I9];[.$H9];COLUMN([.B10])-1));1;1);IF([.$J9]&lt;&gt;&quot;&quot;;IF([.B9]=[.$J9];[.$K9];IF([.B9]=[.$K9];[.$J9];[.B9]));[.B9])))" office:value-type="string" office:string-value="B" calcext:value-type="string">
            <text:p>B</text:p>
          </table:table-cell>
          <table:table-cell table:style-name="Default" table:formula="of:=IF([.$G9]&lt;&gt;&quot;&quot;;OFFSET([.$A9];0;MOD(COLUMN([.C10])-[.$G9]-1;4);1;1);IF([.$H9]&lt;&gt;&quot;&quot;;OFFSET([.$A9];0;IF(COLUMN([.C10])-1=[.$H9];[.$I9];IF(COLUMN([.C10])-1=[.$I9];[.$H9];COLUMN([.C10])-1));1;1);IF([.$J9]&lt;&gt;&quot;&quot;;IF([.C9]=[.$J9];[.$K9];IF([.C9]=[.$K9];[.$J9];[.C9]));[.C9])))" office:value-type="string" office:string-value="C" calcext:value-type="string">
            <text:p>C</text:p>
          </table:table-cell>
          <table:table-cell table:style-name="Default" table:formula="of:=IF([.$G9]&lt;&gt;&quot;&quot;;OFFSET([.$A9];0;MOD(COLUMN([.D10])-[.$G9]-1;4);1;1);IF([.$H9]&lt;&gt;&quot;&quot;;OFFSET([.$A9];0;IF(COLUMN([.D10])-1=[.$H9];[.$I9];IF(COLUMN([.D10])-1=[.$I9];[.$H9];COLUMN([.D10])-1));1;1);IF([.$J9]&lt;&gt;&quot;&quot;;IF([.D9]=[.$J9];[.$K9];IF([.D9]=[.$K9];[.$J9];[.D9]));[.D9])))" office:value-type="string" office:string-value="D" calcext:value-type="string">
            <text:p>D</text:p>
          </table:table-cell>
          <table:table-cell/>
          <table:table-cell table:style-name="Default" table:formula="of:=FIND(&quot;/&quot;;[.$E10])" office:value-type="string" office:string-value="" calcext:value-type="error">
            <text:p>#VALUE!</text:p>
          </table:table-cell>
          <table:table-cell table:style-name="Default" table:formula="of:=IF(LOWER(LEFT([.$E10];1))=&quot;s&quot;;MID([.$E10];2;LEN([.$E10])-1);&quot;&quot;)">
            <text:p/>
          </table:table-cell>
          <table:table-cell table:style-name="Default" table:formula="of:=IF(LOWER(LEFT([.$E10];1))=&quot;x&quot;;INT(MID([.$E10];2;[.F10]-2));&quot;&quot;)">
            <text:p/>
          </table:table-cell>
          <table:table-cell table:style-name="Default" table:formula="of:=IF(LOWER(LEFT([.$E10];1))=&quot;x&quot;;INT(MID([.$E10];[.F10]+1;LEN([.$E10])-[.F10]));&quot;&quot;)">
            <text:p/>
          </table:table-cell>
          <table:table-cell table:style-name="Default" table:formula="of:=IF(LOWER(LEFT([.$E10];1))=&quot;p&quot;;MID([.$E10];2;[.F10]-2);&quot;&quot;)">
            <text:p/>
          </table:table-cell>
          <table:table-cell table:style-name="Default" table:formula="of:=IF(LOWER(LEFT([.$E10];1))=&quot;p&quot;;MID([.$E10];[.F10]+1;LEN([.$E10])-[.H10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0]&lt;&gt;&quot;&quot;;OFFSET([.$A10];0;MOD(COLUMN([.A11])-[.$G10]-1;4);1;1);IF([.$H10]&lt;&gt;&quot;&quot;;OFFSET([.$A10];0;IF(COLUMN([.A11])-1=[.$H10];[.$I10];IF(COLUMN([.A11])-1=[.$I10];[.$H10];COLUMN([.A11])-1));1;1);IF([.$J10]&lt;&gt;&quot;&quot;;IF([.A10]=[.$J10];[.$K10];IF([.A10]=[.$K10];[.$J10];[.A10]));[.A10])))" office:value-type="string" office:string-value="A" calcext:value-type="string">
            <text:p>A</text:p>
          </table:table-cell>
          <table:table-cell table:style-name="Default" table:formula="of:=IF([.$G10]&lt;&gt;&quot;&quot;;OFFSET([.$A10];0;MOD(COLUMN([.B11])-[.$G10]-1;4);1;1);IF([.$H10]&lt;&gt;&quot;&quot;;OFFSET([.$A10];0;IF(COLUMN([.B11])-1=[.$H10];[.$I10];IF(COLUMN([.B11])-1=[.$I10];[.$H10];COLUMN([.B11])-1));1;1);IF([.$J10]&lt;&gt;&quot;&quot;;IF([.B10]=[.$J10];[.$K10];IF([.B10]=[.$K10];[.$J10];[.B10]));[.B10])))" office:value-type="string" office:string-value="B" calcext:value-type="string">
            <text:p>B</text:p>
          </table:table-cell>
          <table:table-cell table:style-name="Default" table:formula="of:=IF([.$G10]&lt;&gt;&quot;&quot;;OFFSET([.$A10];0;MOD(COLUMN([.C11])-[.$G10]-1;4);1;1);IF([.$H10]&lt;&gt;&quot;&quot;;OFFSET([.$A10];0;IF(COLUMN([.C11])-1=[.$H10];[.$I10];IF(COLUMN([.C11])-1=[.$I10];[.$H10];COLUMN([.C11])-1));1;1);IF([.$J10]&lt;&gt;&quot;&quot;;IF([.C10]=[.$J10];[.$K10];IF([.C10]=[.$K10];[.$J10];[.C10]));[.C10])))" office:value-type="string" office:string-value="C" calcext:value-type="string">
            <text:p>C</text:p>
          </table:table-cell>
          <table:table-cell table:style-name="Default" table:formula="of:=IF([.$G10]&lt;&gt;&quot;&quot;;OFFSET([.$A10];0;MOD(COLUMN([.D11])-[.$G10]-1;4);1;1);IF([.$H10]&lt;&gt;&quot;&quot;;OFFSET([.$A10];0;IF(COLUMN([.D11])-1=[.$H10];[.$I10];IF(COLUMN([.D11])-1=[.$I10];[.$H10];COLUMN([.D11])-1));1;1);IF([.$J10]&lt;&gt;&quot;&quot;;IF([.D10]=[.$J10];[.$K10];IF([.D10]=[.$K10];[.$J10];[.D10]));[.D10])))" office:value-type="string" office:string-value="D" calcext:value-type="string">
            <text:p>D</text:p>
          </table:table-cell>
          <table:table-cell/>
          <table:table-cell table:style-name="Default" table:formula="of:=FIND(&quot;/&quot;;[.$E11])" office:value-type="string" office:string-value="" calcext:value-type="error">
            <text:p>#VALUE!</text:p>
          </table:table-cell>
          <table:table-cell table:style-name="Default" table:formula="of:=IF(LOWER(LEFT([.$E11];1))=&quot;s&quot;;MID([.$E11];2;LEN([.$E11])-1);&quot;&quot;)">
            <text:p/>
          </table:table-cell>
          <table:table-cell table:style-name="Default" table:formula="of:=IF(LOWER(LEFT([.$E11];1))=&quot;x&quot;;INT(MID([.$E11];2;[.F11]-2));&quot;&quot;)">
            <text:p/>
          </table:table-cell>
          <table:table-cell table:style-name="Default" table:formula="of:=IF(LOWER(LEFT([.$E11];1))=&quot;x&quot;;INT(MID([.$E11];[.F11]+1;LEN([.$E11])-[.F11]));&quot;&quot;)">
            <text:p/>
          </table:table-cell>
          <table:table-cell table:style-name="Default" table:formula="of:=IF(LOWER(LEFT([.$E11];1))=&quot;p&quot;;MID([.$E11];2;[.F11]-2);&quot;&quot;)">
            <text:p/>
          </table:table-cell>
          <table:table-cell table:style-name="Default" table:formula="of:=IF(LOWER(LEFT([.$E11];1))=&quot;p&quot;;MID([.$E11];[.F11]+1;LEN([.$E11])-[.H11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1]&lt;&gt;&quot;&quot;;OFFSET([.$A11];0;MOD(COLUMN([.A12])-[.$G11]-1;4);1;1);IF([.$H11]&lt;&gt;&quot;&quot;;OFFSET([.$A11];0;IF(COLUMN([.A12])-1=[.$H11];[.$I11];IF(COLUMN([.A12])-1=[.$I11];[.$H11];COLUMN([.A12])-1));1;1);IF([.$J11]&lt;&gt;&quot;&quot;;IF([.A11]=[.$J11];[.$K11];IF([.A11]=[.$K11];[.$J11];[.A11]));[.A11])))" office:value-type="string" office:string-value="A" calcext:value-type="string">
            <text:p>A</text:p>
          </table:table-cell>
          <table:table-cell table:style-name="Default" table:formula="of:=IF([.$G11]&lt;&gt;&quot;&quot;;OFFSET([.$A11];0;MOD(COLUMN([.B12])-[.$G11]-1;4);1;1);IF([.$H11]&lt;&gt;&quot;&quot;;OFFSET([.$A11];0;IF(COLUMN([.B12])-1=[.$H11];[.$I11];IF(COLUMN([.B12])-1=[.$I11];[.$H11];COLUMN([.B12])-1));1;1);IF([.$J11]&lt;&gt;&quot;&quot;;IF([.B11]=[.$J11];[.$K11];IF([.B11]=[.$K11];[.$J11];[.B11]));[.B11])))" office:value-type="string" office:string-value="B" calcext:value-type="string">
            <text:p>B</text:p>
          </table:table-cell>
          <table:table-cell table:style-name="Default" table:formula="of:=IF([.$G11]&lt;&gt;&quot;&quot;;OFFSET([.$A11];0;MOD(COLUMN([.C12])-[.$G11]-1;4);1;1);IF([.$H11]&lt;&gt;&quot;&quot;;OFFSET([.$A11];0;IF(COLUMN([.C12])-1=[.$H11];[.$I11];IF(COLUMN([.C12])-1=[.$I11];[.$H11];COLUMN([.C12])-1));1;1);IF([.$J11]&lt;&gt;&quot;&quot;;IF([.C11]=[.$J11];[.$K11];IF([.C11]=[.$K11];[.$J11];[.C11]));[.C11])))" office:value-type="string" office:string-value="C" calcext:value-type="string">
            <text:p>C</text:p>
          </table:table-cell>
          <table:table-cell table:style-name="Default" table:formula="of:=IF([.$G11]&lt;&gt;&quot;&quot;;OFFSET([.$A11];0;MOD(COLUMN([.D12])-[.$G11]-1;4);1;1);IF([.$H11]&lt;&gt;&quot;&quot;;OFFSET([.$A11];0;IF(COLUMN([.D12])-1=[.$H11];[.$I11];IF(COLUMN([.D12])-1=[.$I11];[.$H11];COLUMN([.D12])-1));1;1);IF([.$J11]&lt;&gt;&quot;&quot;;IF([.D11]=[.$J11];[.$K11];IF([.D11]=[.$K11];[.$J11];[.D11]));[.D11])))" office:value-type="string" office:string-value="D" calcext:value-type="string">
            <text:p>D</text:p>
          </table:table-cell>
          <table:table-cell/>
          <table:table-cell table:style-name="Default" table:formula="of:=FIND(&quot;/&quot;;[.$E12])" office:value-type="string" office:string-value="" calcext:value-type="error">
            <text:p>#VALUE!</text:p>
          </table:table-cell>
          <table:table-cell table:style-name="Default" table:formula="of:=IF(LOWER(LEFT([.$E12];1))=&quot;s&quot;;MID([.$E12];2;LEN([.$E12])-1);&quot;&quot;)">
            <text:p/>
          </table:table-cell>
          <table:table-cell table:style-name="Default" table:formula="of:=IF(LOWER(LEFT([.$E12];1))=&quot;x&quot;;INT(MID([.$E12];2;[.F12]-2));&quot;&quot;)">
            <text:p/>
          </table:table-cell>
          <table:table-cell table:style-name="Default" table:formula="of:=IF(LOWER(LEFT([.$E12];1))=&quot;x&quot;;INT(MID([.$E12];[.F12]+1;LEN([.$E12])-[.F12]));&quot;&quot;)">
            <text:p/>
          </table:table-cell>
          <table:table-cell table:style-name="Default" table:formula="of:=IF(LOWER(LEFT([.$E12];1))=&quot;p&quot;;MID([.$E12];2;[.F12]-2);&quot;&quot;)">
            <text:p/>
          </table:table-cell>
          <table:table-cell table:style-name="Default" table:formula="of:=IF(LOWER(LEFT([.$E12];1))=&quot;p&quot;;MID([.$E12];[.F12]+1;LEN([.$E12])-[.H12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2]&lt;&gt;&quot;&quot;;OFFSET([.$A12];0;MOD(COLUMN([.A13])-[.$G12]-1;4);1;1);IF([.$H12]&lt;&gt;&quot;&quot;;OFFSET([.$A12];0;IF(COLUMN([.A13])-1=[.$H12];[.$I12];IF(COLUMN([.A13])-1=[.$I12];[.$H12];COLUMN([.A13])-1));1;1);IF([.$J12]&lt;&gt;&quot;&quot;;IF([.A12]=[.$J12];[.$K12];IF([.A12]=[.$K12];[.$J12];[.A12]));[.A12])))" office:value-type="string" office:string-value="A" calcext:value-type="string">
            <text:p>A</text:p>
          </table:table-cell>
          <table:table-cell table:style-name="Default" table:formula="of:=IF([.$G12]&lt;&gt;&quot;&quot;;OFFSET([.$A12];0;MOD(COLUMN([.B13])-[.$G12]-1;4);1;1);IF([.$H12]&lt;&gt;&quot;&quot;;OFFSET([.$A12];0;IF(COLUMN([.B13])-1=[.$H12];[.$I12];IF(COLUMN([.B13])-1=[.$I12];[.$H12];COLUMN([.B13])-1));1;1);IF([.$J12]&lt;&gt;&quot;&quot;;IF([.B12]=[.$J12];[.$K12];IF([.B12]=[.$K12];[.$J12];[.B12]));[.B12])))" office:value-type="string" office:string-value="B" calcext:value-type="string">
            <text:p>B</text:p>
          </table:table-cell>
          <table:table-cell table:style-name="Default" table:formula="of:=IF([.$G12]&lt;&gt;&quot;&quot;;OFFSET([.$A12];0;MOD(COLUMN([.C13])-[.$G12]-1;4);1;1);IF([.$H12]&lt;&gt;&quot;&quot;;OFFSET([.$A12];0;IF(COLUMN([.C13])-1=[.$H12];[.$I12];IF(COLUMN([.C13])-1=[.$I12];[.$H12];COLUMN([.C13])-1));1;1);IF([.$J12]&lt;&gt;&quot;&quot;;IF([.C12]=[.$J12];[.$K12];IF([.C12]=[.$K12];[.$J12];[.C12]));[.C12])))" office:value-type="string" office:string-value="C" calcext:value-type="string">
            <text:p>C</text:p>
          </table:table-cell>
          <table:table-cell table:style-name="Default" table:formula="of:=IF([.$G12]&lt;&gt;&quot;&quot;;OFFSET([.$A12];0;MOD(COLUMN([.D13])-[.$G12]-1;4);1;1);IF([.$H12]&lt;&gt;&quot;&quot;;OFFSET([.$A12];0;IF(COLUMN([.D13])-1=[.$H12];[.$I12];IF(COLUMN([.D13])-1=[.$I12];[.$H12];COLUMN([.D13])-1));1;1);IF([.$J12]&lt;&gt;&quot;&quot;;IF([.D12]=[.$J12];[.$K12];IF([.D12]=[.$K12];[.$J12];[.D12]));[.D12])))" office:value-type="string" office:string-value="D" calcext:value-type="string">
            <text:p>D</text:p>
          </table:table-cell>
          <table:table-cell/>
          <table:table-cell table:style-name="Default" table:formula="of:=FIND(&quot;/&quot;;[.$E13])" office:value-type="string" office:string-value="" calcext:value-type="error">
            <text:p>#VALUE!</text:p>
          </table:table-cell>
          <table:table-cell table:style-name="Default" table:formula="of:=IF(LOWER(LEFT([.$E13];1))=&quot;s&quot;;MID([.$E13];2;LEN([.$E13])-1);&quot;&quot;)">
            <text:p/>
          </table:table-cell>
          <table:table-cell table:style-name="Default" table:formula="of:=IF(LOWER(LEFT([.$E13];1))=&quot;x&quot;;INT(MID([.$E13];2;[.F13]-2));&quot;&quot;)">
            <text:p/>
          </table:table-cell>
          <table:table-cell table:style-name="Default" table:formula="of:=IF(LOWER(LEFT([.$E13];1))=&quot;x&quot;;INT(MID([.$E13];[.F13]+1;LEN([.$E13])-[.F13]));&quot;&quot;)">
            <text:p/>
          </table:table-cell>
          <table:table-cell table:style-name="Default" table:formula="of:=IF(LOWER(LEFT([.$E13];1))=&quot;p&quot;;MID([.$E13];2;[.F13]-2);&quot;&quot;)">
            <text:p/>
          </table:table-cell>
          <table:table-cell table:style-name="Default" table:formula="of:=IF(LOWER(LEFT([.$E13];1))=&quot;p&quot;;MID([.$E13];[.F13]+1;LEN([.$E13])-[.H13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3]&lt;&gt;&quot;&quot;;OFFSET([.$A13];0;MOD(COLUMN([.A14])-[.$G13]-1;4);1;1);IF([.$H13]&lt;&gt;&quot;&quot;;OFFSET([.$A13];0;IF(COLUMN([.A14])-1=[.$H13];[.$I13];IF(COLUMN([.A14])-1=[.$I13];[.$H13];COLUMN([.A14])-1));1;1);IF([.$J13]&lt;&gt;&quot;&quot;;IF([.A13]=[.$J13];[.$K13];IF([.A13]=[.$K13];[.$J13];[.A13]));[.A13])))" office:value-type="string" office:string-value="A" calcext:value-type="string">
            <text:p>A</text:p>
          </table:table-cell>
          <table:table-cell table:style-name="Default" table:formula="of:=IF([.$G13]&lt;&gt;&quot;&quot;;OFFSET([.$A13];0;MOD(COLUMN([.B14])-[.$G13]-1;4);1;1);IF([.$H13]&lt;&gt;&quot;&quot;;OFFSET([.$A13];0;IF(COLUMN([.B14])-1=[.$H13];[.$I13];IF(COLUMN([.B14])-1=[.$I13];[.$H13];COLUMN([.B14])-1));1;1);IF([.$J13]&lt;&gt;&quot;&quot;;IF([.B13]=[.$J13];[.$K13];IF([.B13]=[.$K13];[.$J13];[.B13]));[.B13])))" office:value-type="string" office:string-value="B" calcext:value-type="string">
            <text:p>B</text:p>
          </table:table-cell>
          <table:table-cell table:style-name="Default" table:formula="of:=IF([.$G13]&lt;&gt;&quot;&quot;;OFFSET([.$A13];0;MOD(COLUMN([.C14])-[.$G13]-1;4);1;1);IF([.$H13]&lt;&gt;&quot;&quot;;OFFSET([.$A13];0;IF(COLUMN([.C14])-1=[.$H13];[.$I13];IF(COLUMN([.C14])-1=[.$I13];[.$H13];COLUMN([.C14])-1));1;1);IF([.$J13]&lt;&gt;&quot;&quot;;IF([.C13]=[.$J13];[.$K13];IF([.C13]=[.$K13];[.$J13];[.C13]));[.C13])))" office:value-type="string" office:string-value="C" calcext:value-type="string">
            <text:p>C</text:p>
          </table:table-cell>
          <table:table-cell table:style-name="Default" table:formula="of:=IF([.$G13]&lt;&gt;&quot;&quot;;OFFSET([.$A13];0;MOD(COLUMN([.D14])-[.$G13]-1;4);1;1);IF([.$H13]&lt;&gt;&quot;&quot;;OFFSET([.$A13];0;IF(COLUMN([.D14])-1=[.$H13];[.$I13];IF(COLUMN([.D14])-1=[.$I13];[.$H13];COLUMN([.D14])-1));1;1);IF([.$J13]&lt;&gt;&quot;&quot;;IF([.D13]=[.$J13];[.$K13];IF([.D13]=[.$K13];[.$J13];[.D13]));[.D13])))" office:value-type="string" office:string-value="D" calcext:value-type="string">
            <text:p>D</text:p>
          </table:table-cell>
          <table:table-cell/>
          <table:table-cell table:style-name="Default" table:formula="of:=FIND(&quot;/&quot;;[.$E14])" office:value-type="string" office:string-value="" calcext:value-type="error">
            <text:p>#VALUE!</text:p>
          </table:table-cell>
          <table:table-cell table:style-name="Default" table:formula="of:=IF(LOWER(LEFT([.$E14];1))=&quot;s&quot;;MID([.$E14];2;LEN([.$E14])-1);&quot;&quot;)">
            <text:p/>
          </table:table-cell>
          <table:table-cell table:style-name="Default" table:formula="of:=IF(LOWER(LEFT([.$E14];1))=&quot;x&quot;;INT(MID([.$E14];2;[.F14]-2));&quot;&quot;)">
            <text:p/>
          </table:table-cell>
          <table:table-cell table:style-name="Default" table:formula="of:=IF(LOWER(LEFT([.$E14];1))=&quot;x&quot;;INT(MID([.$E14];[.F14]+1;LEN([.$E14])-[.F14]));&quot;&quot;)">
            <text:p/>
          </table:table-cell>
          <table:table-cell table:style-name="Default" table:formula="of:=IF(LOWER(LEFT([.$E14];1))=&quot;p&quot;;MID([.$E14];2;[.F14]-2);&quot;&quot;)">
            <text:p/>
          </table:table-cell>
          <table:table-cell table:style-name="Default" table:formula="of:=IF(LOWER(LEFT([.$E14];1))=&quot;p&quot;;MID([.$E14];[.F14]+1;LEN([.$E14])-[.H14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4]&lt;&gt;&quot;&quot;;OFFSET([.$A14];0;MOD(COLUMN([.A15])-[.$G14]-1;4);1;1);IF([.$H14]&lt;&gt;&quot;&quot;;OFFSET([.$A14];0;IF(COLUMN([.A15])-1=[.$H14];[.$I14];IF(COLUMN([.A15])-1=[.$I14];[.$H14];COLUMN([.A15])-1));1;1);IF([.$J14]&lt;&gt;&quot;&quot;;IF([.A14]=[.$J14];[.$K14];IF([.A14]=[.$K14];[.$J14];[.A14]));[.A14])))" office:value-type="string" office:string-value="A" calcext:value-type="string">
            <text:p>A</text:p>
          </table:table-cell>
          <table:table-cell table:style-name="Default" table:formula="of:=IF([.$G14]&lt;&gt;&quot;&quot;;OFFSET([.$A14];0;MOD(COLUMN([.B15])-[.$G14]-1;4);1;1);IF([.$H14]&lt;&gt;&quot;&quot;;OFFSET([.$A14];0;IF(COLUMN([.B15])-1=[.$H14];[.$I14];IF(COLUMN([.B15])-1=[.$I14];[.$H14];COLUMN([.B15])-1));1;1);IF([.$J14]&lt;&gt;&quot;&quot;;IF([.B14]=[.$J14];[.$K14];IF([.B14]=[.$K14];[.$J14];[.B14]));[.B14])))" office:value-type="string" office:string-value="B" calcext:value-type="string">
            <text:p>B</text:p>
          </table:table-cell>
          <table:table-cell table:style-name="Default" table:formula="of:=IF([.$G14]&lt;&gt;&quot;&quot;;OFFSET([.$A14];0;MOD(COLUMN([.C15])-[.$G14]-1;4);1;1);IF([.$H14]&lt;&gt;&quot;&quot;;OFFSET([.$A14];0;IF(COLUMN([.C15])-1=[.$H14];[.$I14];IF(COLUMN([.C15])-1=[.$I14];[.$H14];COLUMN([.C15])-1));1;1);IF([.$J14]&lt;&gt;&quot;&quot;;IF([.C14]=[.$J14];[.$K14];IF([.C14]=[.$K14];[.$J14];[.C14]));[.C14])))" office:value-type="string" office:string-value="C" calcext:value-type="string">
            <text:p>C</text:p>
          </table:table-cell>
          <table:table-cell table:style-name="Default" table:formula="of:=IF([.$G14]&lt;&gt;&quot;&quot;;OFFSET([.$A14];0;MOD(COLUMN([.D15])-[.$G14]-1;4);1;1);IF([.$H14]&lt;&gt;&quot;&quot;;OFFSET([.$A14];0;IF(COLUMN([.D15])-1=[.$H14];[.$I14];IF(COLUMN([.D15])-1=[.$I14];[.$H14];COLUMN([.D15])-1));1;1);IF([.$J14]&lt;&gt;&quot;&quot;;IF([.D14]=[.$J14];[.$K14];IF([.D14]=[.$K14];[.$J14];[.D14]));[.D14])))" office:value-type="string" office:string-value="D" calcext:value-type="string">
            <text:p>D</text:p>
          </table:table-cell>
          <table:table-cell/>
          <table:table-cell table:style-name="Default" table:formula="of:=FIND(&quot;/&quot;;[.$E15])" office:value-type="string" office:string-value="" calcext:value-type="error">
            <text:p>#VALUE!</text:p>
          </table:table-cell>
          <table:table-cell table:style-name="Default" table:formula="of:=IF(LOWER(LEFT([.$E15];1))=&quot;s&quot;;MID([.$E15];2;LEN([.$E15])-1);&quot;&quot;)">
            <text:p/>
          </table:table-cell>
          <table:table-cell table:style-name="Default" table:formula="of:=IF(LOWER(LEFT([.$E15];1))=&quot;x&quot;;INT(MID([.$E15];2;[.F15]-2));&quot;&quot;)">
            <text:p/>
          </table:table-cell>
          <table:table-cell table:style-name="Default" table:formula="of:=IF(LOWER(LEFT([.$E15];1))=&quot;x&quot;;INT(MID([.$E15];[.F15]+1;LEN([.$E15])-[.F15]));&quot;&quot;)">
            <text:p/>
          </table:table-cell>
          <table:table-cell table:style-name="Default" table:formula="of:=IF(LOWER(LEFT([.$E15];1))=&quot;p&quot;;MID([.$E15];2;[.F15]-2);&quot;&quot;)">
            <text:p/>
          </table:table-cell>
          <table:table-cell table:style-name="Default" table:formula="of:=IF(LOWER(LEFT([.$E15];1))=&quot;p&quot;;MID([.$E15];[.F15]+1;LEN([.$E15])-[.H15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5]&lt;&gt;&quot;&quot;;OFFSET([.$A15];0;MOD(COLUMN([.A16])-[.$G15]-1;4);1;1);IF([.$H15]&lt;&gt;&quot;&quot;;OFFSET([.$A15];0;IF(COLUMN([.A16])-1=[.$H15];[.$I15];IF(COLUMN([.A16])-1=[.$I15];[.$H15];COLUMN([.A16])-1));1;1);IF([.$J15]&lt;&gt;&quot;&quot;;IF([.A15]=[.$J15];[.$K15];IF([.A15]=[.$K15];[.$J15];[.A15]));[.A15])))" office:value-type="string" office:string-value="A" calcext:value-type="string">
            <text:p>A</text:p>
          </table:table-cell>
          <table:table-cell table:style-name="Default" table:formula="of:=IF([.$G15]&lt;&gt;&quot;&quot;;OFFSET([.$A15];0;MOD(COLUMN([.B16])-[.$G15]-1;4);1;1);IF([.$H15]&lt;&gt;&quot;&quot;;OFFSET([.$A15];0;IF(COLUMN([.B16])-1=[.$H15];[.$I15];IF(COLUMN([.B16])-1=[.$I15];[.$H15];COLUMN([.B16])-1));1;1);IF([.$J15]&lt;&gt;&quot;&quot;;IF([.B15]=[.$J15];[.$K15];IF([.B15]=[.$K15];[.$J15];[.B15]));[.B15])))" office:value-type="string" office:string-value="B" calcext:value-type="string">
            <text:p>B</text:p>
          </table:table-cell>
          <table:table-cell table:style-name="Default" table:formula="of:=IF([.$G15]&lt;&gt;&quot;&quot;;OFFSET([.$A15];0;MOD(COLUMN([.C16])-[.$G15]-1;4);1;1);IF([.$H15]&lt;&gt;&quot;&quot;;OFFSET([.$A15];0;IF(COLUMN([.C16])-1=[.$H15];[.$I15];IF(COLUMN([.C16])-1=[.$I15];[.$H15];COLUMN([.C16])-1));1;1);IF([.$J15]&lt;&gt;&quot;&quot;;IF([.C15]=[.$J15];[.$K15];IF([.C15]=[.$K15];[.$J15];[.C15]));[.C15])))" office:value-type="string" office:string-value="C" calcext:value-type="string">
            <text:p>C</text:p>
          </table:table-cell>
          <table:table-cell table:style-name="Default" table:formula="of:=IF([.$G15]&lt;&gt;&quot;&quot;;OFFSET([.$A15];0;MOD(COLUMN([.D16])-[.$G15]-1;4);1;1);IF([.$H15]&lt;&gt;&quot;&quot;;OFFSET([.$A15];0;IF(COLUMN([.D16])-1=[.$H15];[.$I15];IF(COLUMN([.D16])-1=[.$I15];[.$H15];COLUMN([.D16])-1));1;1);IF([.$J15]&lt;&gt;&quot;&quot;;IF([.D15]=[.$J15];[.$K15];IF([.D15]=[.$K15];[.$J15];[.D15]));[.D15])))" office:value-type="string" office:string-value="D" calcext:value-type="string">
            <text:p>D</text:p>
          </table:table-cell>
          <table:table-cell/>
          <table:table-cell table:style-name="Default" table:formula="of:=FIND(&quot;/&quot;;[.$E16])" office:value-type="string" office:string-value="" calcext:value-type="error">
            <text:p>#VALUE!</text:p>
          </table:table-cell>
          <table:table-cell table:style-name="Default" table:formula="of:=IF(LOWER(LEFT([.$E16];1))=&quot;s&quot;;MID([.$E16];2;LEN([.$E16])-1);&quot;&quot;)">
            <text:p/>
          </table:table-cell>
          <table:table-cell table:style-name="Default" table:formula="of:=IF(LOWER(LEFT([.$E16];1))=&quot;x&quot;;INT(MID([.$E16];2;[.F16]-2));&quot;&quot;)">
            <text:p/>
          </table:table-cell>
          <table:table-cell table:style-name="Default" table:formula="of:=IF(LOWER(LEFT([.$E16];1))=&quot;x&quot;;INT(MID([.$E16];[.F16]+1;LEN([.$E16])-[.F16]));&quot;&quot;)">
            <text:p/>
          </table:table-cell>
          <table:table-cell table:style-name="Default" table:formula="of:=IF(LOWER(LEFT([.$E16];1))=&quot;p&quot;;MID([.$E16];2;[.F16]-2);&quot;&quot;)">
            <text:p/>
          </table:table-cell>
          <table:table-cell table:style-name="Default" table:formula="of:=IF(LOWER(LEFT([.$E16];1))=&quot;p&quot;;MID([.$E16];[.F16]+1;LEN([.$E16])-[.H16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6]&lt;&gt;&quot;&quot;;OFFSET([.$A16];0;MOD(COLUMN([.A17])-[.$G16]-1;4);1;1);IF([.$H16]&lt;&gt;&quot;&quot;;OFFSET([.$A16];0;IF(COLUMN([.A17])-1=[.$H16];[.$I16];IF(COLUMN([.A17])-1=[.$I16];[.$H16];COLUMN([.A17])-1));1;1);IF([.$J16]&lt;&gt;&quot;&quot;;IF([.A16]=[.$J16];[.$K16];IF([.A16]=[.$K16];[.$J16];[.A16]));[.A16])))" office:value-type="string" office:string-value="A" calcext:value-type="string">
            <text:p>A</text:p>
          </table:table-cell>
          <table:table-cell table:style-name="Default" table:formula="of:=IF([.$G16]&lt;&gt;&quot;&quot;;OFFSET([.$A16];0;MOD(COLUMN([.B17])-[.$G16]-1;4);1;1);IF([.$H16]&lt;&gt;&quot;&quot;;OFFSET([.$A16];0;IF(COLUMN([.B17])-1=[.$H16];[.$I16];IF(COLUMN([.B17])-1=[.$I16];[.$H16];COLUMN([.B17])-1));1;1);IF([.$J16]&lt;&gt;&quot;&quot;;IF([.B16]=[.$J16];[.$K16];IF([.B16]=[.$K16];[.$J16];[.B16]));[.B16])))" office:value-type="string" office:string-value="B" calcext:value-type="string">
            <text:p>B</text:p>
          </table:table-cell>
          <table:table-cell table:style-name="Default" table:formula="of:=IF([.$G16]&lt;&gt;&quot;&quot;;OFFSET([.$A16];0;MOD(COLUMN([.C17])-[.$G16]-1;4);1;1);IF([.$H16]&lt;&gt;&quot;&quot;;OFFSET([.$A16];0;IF(COLUMN([.C17])-1=[.$H16];[.$I16];IF(COLUMN([.C17])-1=[.$I16];[.$H16];COLUMN([.C17])-1));1;1);IF([.$J16]&lt;&gt;&quot;&quot;;IF([.C16]=[.$J16];[.$K16];IF([.C16]=[.$K16];[.$J16];[.C16]));[.C16])))" office:value-type="string" office:string-value="C" calcext:value-type="string">
            <text:p>C</text:p>
          </table:table-cell>
          <table:table-cell table:style-name="Default" table:formula="of:=IF([.$G16]&lt;&gt;&quot;&quot;;OFFSET([.$A16];0;MOD(COLUMN([.D17])-[.$G16]-1;4);1;1);IF([.$H16]&lt;&gt;&quot;&quot;;OFFSET([.$A16];0;IF(COLUMN([.D17])-1=[.$H16];[.$I16];IF(COLUMN([.D17])-1=[.$I16];[.$H16];COLUMN([.D17])-1));1;1);IF([.$J16]&lt;&gt;&quot;&quot;;IF([.D16]=[.$J16];[.$K16];IF([.D16]=[.$K16];[.$J16];[.D16]));[.D16])))" office:value-type="string" office:string-value="D" calcext:value-type="string">
            <text:p>D</text:p>
          </table:table-cell>
          <table:table-cell/>
          <table:table-cell table:style-name="Default" table:formula="of:=FIND(&quot;/&quot;;[.$E17])" office:value-type="string" office:string-value="" calcext:value-type="error">
            <text:p>#VALUE!</text:p>
          </table:table-cell>
          <table:table-cell table:style-name="Default" table:formula="of:=IF(LOWER(LEFT([.$E17];1))=&quot;s&quot;;MID([.$E17];2;LEN([.$E17])-1);&quot;&quot;)">
            <text:p/>
          </table:table-cell>
          <table:table-cell table:style-name="Default" table:formula="of:=IF(LOWER(LEFT([.$E17];1))=&quot;x&quot;;INT(MID([.$E17];2;[.F17]-2));&quot;&quot;)">
            <text:p/>
          </table:table-cell>
          <table:table-cell table:style-name="Default" table:formula="of:=IF(LOWER(LEFT([.$E17];1))=&quot;x&quot;;INT(MID([.$E17];[.F17]+1;LEN([.$E17])-[.F17]));&quot;&quot;)">
            <text:p/>
          </table:table-cell>
          <table:table-cell table:style-name="Default" table:formula="of:=IF(LOWER(LEFT([.$E17];1))=&quot;p&quot;;MID([.$E17];2;[.F17]-2);&quot;&quot;)">
            <text:p/>
          </table:table-cell>
          <table:table-cell table:style-name="Default" table:formula="of:=IF(LOWER(LEFT([.$E17];1))=&quot;p&quot;;MID([.$E17];[.F17]+1;LEN([.$E17])-[.H17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7]&lt;&gt;&quot;&quot;;OFFSET([.$A17];0;MOD(COLUMN([.A18])-[.$G17]-1;4);1;1);IF([.$H17]&lt;&gt;&quot;&quot;;OFFSET([.$A17];0;IF(COLUMN([.A18])-1=[.$H17];[.$I17];IF(COLUMN([.A18])-1=[.$I17];[.$H17];COLUMN([.A18])-1));1;1);IF([.$J17]&lt;&gt;&quot;&quot;;IF([.A17]=[.$J17];[.$K17];IF([.A17]=[.$K17];[.$J17];[.A17]));[.A17])))" office:value-type="string" office:string-value="A" calcext:value-type="string">
            <text:p>A</text:p>
          </table:table-cell>
          <table:table-cell table:style-name="Default" table:formula="of:=IF([.$G17]&lt;&gt;&quot;&quot;;OFFSET([.$A17];0;MOD(COLUMN([.B18])-[.$G17]-1;4);1;1);IF([.$H17]&lt;&gt;&quot;&quot;;OFFSET([.$A17];0;IF(COLUMN([.B18])-1=[.$H17];[.$I17];IF(COLUMN([.B18])-1=[.$I17];[.$H17];COLUMN([.B18])-1));1;1);IF([.$J17]&lt;&gt;&quot;&quot;;IF([.B17]=[.$J17];[.$K17];IF([.B17]=[.$K17];[.$J17];[.B17]));[.B17])))" office:value-type="string" office:string-value="B" calcext:value-type="string">
            <text:p>B</text:p>
          </table:table-cell>
          <table:table-cell table:style-name="Default" table:formula="of:=IF([.$G17]&lt;&gt;&quot;&quot;;OFFSET([.$A17];0;MOD(COLUMN([.C18])-[.$G17]-1;4);1;1);IF([.$H17]&lt;&gt;&quot;&quot;;OFFSET([.$A17];0;IF(COLUMN([.C18])-1=[.$H17];[.$I17];IF(COLUMN([.C18])-1=[.$I17];[.$H17];COLUMN([.C18])-1));1;1);IF([.$J17]&lt;&gt;&quot;&quot;;IF([.C17]=[.$J17];[.$K17];IF([.C17]=[.$K17];[.$J17];[.C17]));[.C17])))" office:value-type="string" office:string-value="C" calcext:value-type="string">
            <text:p>C</text:p>
          </table:table-cell>
          <table:table-cell table:style-name="Default" table:formula="of:=IF([.$G17]&lt;&gt;&quot;&quot;;OFFSET([.$A17];0;MOD(COLUMN([.D18])-[.$G17]-1;4);1;1);IF([.$H17]&lt;&gt;&quot;&quot;;OFFSET([.$A17];0;IF(COLUMN([.D18])-1=[.$H17];[.$I17];IF(COLUMN([.D18])-1=[.$I17];[.$H17];COLUMN([.D18])-1));1;1);IF([.$J17]&lt;&gt;&quot;&quot;;IF([.D17]=[.$J17];[.$K17];IF([.D17]=[.$K17];[.$J17];[.D17]));[.D17])))" office:value-type="string" office:string-value="D" calcext:value-type="string">
            <text:p>D</text:p>
          </table:table-cell>
          <table:table-cell/>
          <table:table-cell table:style-name="Default" table:formula="of:=FIND(&quot;/&quot;;[.$E18])" office:value-type="string" office:string-value="" calcext:value-type="error">
            <text:p>#VALUE!</text:p>
          </table:table-cell>
          <table:table-cell table:style-name="Default" table:formula="of:=IF(LOWER(LEFT([.$E18];1))=&quot;s&quot;;MID([.$E18];2;LEN([.$E18])-1);&quot;&quot;)">
            <text:p/>
          </table:table-cell>
          <table:table-cell table:style-name="Default" table:formula="of:=IF(LOWER(LEFT([.$E18];1))=&quot;x&quot;;INT(MID([.$E18];2;[.F18]-2));&quot;&quot;)">
            <text:p/>
          </table:table-cell>
          <table:table-cell table:style-name="Default" table:formula="of:=IF(LOWER(LEFT([.$E18];1))=&quot;x&quot;;INT(MID([.$E18];[.F18]+1;LEN([.$E18])-[.F18]));&quot;&quot;)">
            <text:p/>
          </table:table-cell>
          <table:table-cell table:style-name="Default" table:formula="of:=IF(LOWER(LEFT([.$E18];1))=&quot;p&quot;;MID([.$E18];2;[.F18]-2);&quot;&quot;)">
            <text:p/>
          </table:table-cell>
          <table:table-cell table:style-name="Default" table:formula="of:=IF(LOWER(LEFT([.$E18];1))=&quot;p&quot;;MID([.$E18];[.F18]+1;LEN([.$E18])-[.H18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8]&lt;&gt;&quot;&quot;;OFFSET([.$A18];0;MOD(COLUMN([.A19])-[.$G18]-1;4);1;1);IF([.$H18]&lt;&gt;&quot;&quot;;OFFSET([.$A18];0;IF(COLUMN([.A19])-1=[.$H18];[.$I18];IF(COLUMN([.A19])-1=[.$I18];[.$H18];COLUMN([.A19])-1));1;1);IF([.$J18]&lt;&gt;&quot;&quot;;IF([.A18]=[.$J18];[.$K18];IF([.A18]=[.$K18];[.$J18];[.A18]));[.A18])))" office:value-type="string" office:string-value="A" calcext:value-type="string">
            <text:p>A</text:p>
          </table:table-cell>
          <table:table-cell table:style-name="Default" table:formula="of:=IF([.$G18]&lt;&gt;&quot;&quot;;OFFSET([.$A18];0;MOD(COLUMN([.B19])-[.$G18]-1;4);1;1);IF([.$H18]&lt;&gt;&quot;&quot;;OFFSET([.$A18];0;IF(COLUMN([.B19])-1=[.$H18];[.$I18];IF(COLUMN([.B19])-1=[.$I18];[.$H18];COLUMN([.B19])-1));1;1);IF([.$J18]&lt;&gt;&quot;&quot;;IF([.B18]=[.$J18];[.$K18];IF([.B18]=[.$K18];[.$J18];[.B18]));[.B18])))" office:value-type="string" office:string-value="B" calcext:value-type="string">
            <text:p>B</text:p>
          </table:table-cell>
          <table:table-cell table:style-name="Default" table:formula="of:=IF([.$G18]&lt;&gt;&quot;&quot;;OFFSET([.$A18];0;MOD(COLUMN([.C19])-[.$G18]-1;4);1;1);IF([.$H18]&lt;&gt;&quot;&quot;;OFFSET([.$A18];0;IF(COLUMN([.C19])-1=[.$H18];[.$I18];IF(COLUMN([.C19])-1=[.$I18];[.$H18];COLUMN([.C19])-1));1;1);IF([.$J18]&lt;&gt;&quot;&quot;;IF([.C18]=[.$J18];[.$K18];IF([.C18]=[.$K18];[.$J18];[.C18]));[.C18])))" office:value-type="string" office:string-value="C" calcext:value-type="string">
            <text:p>C</text:p>
          </table:table-cell>
          <table:table-cell table:style-name="Default" table:formula="of:=IF([.$G18]&lt;&gt;&quot;&quot;;OFFSET([.$A18];0;MOD(COLUMN([.D19])-[.$G18]-1;4);1;1);IF([.$H18]&lt;&gt;&quot;&quot;;OFFSET([.$A18];0;IF(COLUMN([.D19])-1=[.$H18];[.$I18];IF(COLUMN([.D19])-1=[.$I18];[.$H18];COLUMN([.D19])-1));1;1);IF([.$J18]&lt;&gt;&quot;&quot;;IF([.D18]=[.$J18];[.$K18];IF([.D18]=[.$K18];[.$J18];[.D18]));[.D18])))" office:value-type="string" office:string-value="D" calcext:value-type="string">
            <text:p>D</text:p>
          </table:table-cell>
          <table:table-cell/>
          <table:table-cell table:style-name="Default" table:formula="of:=FIND(&quot;/&quot;;[.$E19])" office:value-type="string" office:string-value="" calcext:value-type="error">
            <text:p>#VALUE!</text:p>
          </table:table-cell>
          <table:table-cell table:style-name="Default" table:formula="of:=IF(LOWER(LEFT([.$E19];1))=&quot;s&quot;;MID([.$E19];2;LEN([.$E19])-1);&quot;&quot;)">
            <text:p/>
          </table:table-cell>
          <table:table-cell table:style-name="Default" table:formula="of:=IF(LOWER(LEFT([.$E19];1))=&quot;x&quot;;INT(MID([.$E19];2;[.F19]-2));&quot;&quot;)">
            <text:p/>
          </table:table-cell>
          <table:table-cell table:style-name="Default" table:formula="of:=IF(LOWER(LEFT([.$E19];1))=&quot;x&quot;;INT(MID([.$E19];[.F19]+1;LEN([.$E19])-[.F19]));&quot;&quot;)">
            <text:p/>
          </table:table-cell>
          <table:table-cell table:style-name="Default" table:formula="of:=IF(LOWER(LEFT([.$E19];1))=&quot;p&quot;;MID([.$E19];2;[.F19]-2);&quot;&quot;)">
            <text:p/>
          </table:table-cell>
          <table:table-cell table:style-name="Default" table:formula="of:=IF(LOWER(LEFT([.$E19];1))=&quot;p&quot;;MID([.$E19];[.F19]+1;LEN([.$E19])-[.H19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19]&lt;&gt;&quot;&quot;;OFFSET([.$A19];0;MOD(COLUMN([.A20])-[.$G19]-1;4);1;1);IF([.$H19]&lt;&gt;&quot;&quot;;OFFSET([.$A19];0;IF(COLUMN([.A20])-1=[.$H19];[.$I19];IF(COLUMN([.A20])-1=[.$I19];[.$H19];COLUMN([.A20])-1));1;1);IF([.$J19]&lt;&gt;&quot;&quot;;IF([.A19]=[.$J19];[.$K19];IF([.A19]=[.$K19];[.$J19];[.A19]));[.A19])))" office:value-type="string" office:string-value="A" calcext:value-type="string">
            <text:p>A</text:p>
          </table:table-cell>
          <table:table-cell table:style-name="Default" table:formula="of:=IF([.$G19]&lt;&gt;&quot;&quot;;OFFSET([.$A19];0;MOD(COLUMN([.B20])-[.$G19]-1;4);1;1);IF([.$H19]&lt;&gt;&quot;&quot;;OFFSET([.$A19];0;IF(COLUMN([.B20])-1=[.$H19];[.$I19];IF(COLUMN([.B20])-1=[.$I19];[.$H19];COLUMN([.B20])-1));1;1);IF([.$J19]&lt;&gt;&quot;&quot;;IF([.B19]=[.$J19];[.$K19];IF([.B19]=[.$K19];[.$J19];[.B19]));[.B19])))" office:value-type="string" office:string-value="B" calcext:value-type="string">
            <text:p>B</text:p>
          </table:table-cell>
          <table:table-cell table:style-name="Default" table:formula="of:=IF([.$G19]&lt;&gt;&quot;&quot;;OFFSET([.$A19];0;MOD(COLUMN([.C20])-[.$G19]-1;4);1;1);IF([.$H19]&lt;&gt;&quot;&quot;;OFFSET([.$A19];0;IF(COLUMN([.C20])-1=[.$H19];[.$I19];IF(COLUMN([.C20])-1=[.$I19];[.$H19];COLUMN([.C20])-1));1;1);IF([.$J19]&lt;&gt;&quot;&quot;;IF([.C19]=[.$J19];[.$K19];IF([.C19]=[.$K19];[.$J19];[.C19]));[.C19])))" office:value-type="string" office:string-value="C" calcext:value-type="string">
            <text:p>C</text:p>
          </table:table-cell>
          <table:table-cell table:style-name="Default" table:formula="of:=IF([.$G19]&lt;&gt;&quot;&quot;;OFFSET([.$A19];0;MOD(COLUMN([.D20])-[.$G19]-1;4);1;1);IF([.$H19]&lt;&gt;&quot;&quot;;OFFSET([.$A19];0;IF(COLUMN([.D20])-1=[.$H19];[.$I19];IF(COLUMN([.D20])-1=[.$I19];[.$H19];COLUMN([.D20])-1));1;1);IF([.$J19]&lt;&gt;&quot;&quot;;IF([.D19]=[.$J19];[.$K19];IF([.D19]=[.$K19];[.$J19];[.D19]));[.D19])))" office:value-type="string" office:string-value="D" calcext:value-type="string">
            <text:p>D</text:p>
          </table:table-cell>
          <table:table-cell/>
          <table:table-cell table:style-name="Default" table:formula="of:=FIND(&quot;/&quot;;[.$E20])" office:value-type="string" office:string-value="" calcext:value-type="error">
            <text:p>#VALUE!</text:p>
          </table:table-cell>
          <table:table-cell table:style-name="Default" table:formula="of:=IF(LOWER(LEFT([.$E20];1))=&quot;s&quot;;MID([.$E20];2;LEN([.$E20])-1);&quot;&quot;)">
            <text:p/>
          </table:table-cell>
          <table:table-cell table:style-name="Default" table:formula="of:=IF(LOWER(LEFT([.$E20];1))=&quot;x&quot;;INT(MID([.$E20];2;[.F20]-2));&quot;&quot;)">
            <text:p/>
          </table:table-cell>
          <table:table-cell table:style-name="Default" table:formula="of:=IF(LOWER(LEFT([.$E20];1))=&quot;x&quot;;INT(MID([.$E20];[.F20]+1;LEN([.$E20])-[.F20]));&quot;&quot;)">
            <text:p/>
          </table:table-cell>
          <table:table-cell table:style-name="Default" table:formula="of:=IF(LOWER(LEFT([.$E20];1))=&quot;p&quot;;MID([.$E20];2;[.F20]-2);&quot;&quot;)">
            <text:p/>
          </table:table-cell>
          <table:table-cell table:style-name="Default" table:formula="of:=IF(LOWER(LEFT([.$E20];1))=&quot;p&quot;;MID([.$E20];[.F20]+1;LEN([.$E20])-[.H20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0]&lt;&gt;&quot;&quot;;OFFSET([.$A20];0;MOD(COLUMN([.A21])-[.$G20]-1;4);1;1);IF([.$H20]&lt;&gt;&quot;&quot;;OFFSET([.$A20];0;IF(COLUMN([.A21])-1=[.$H20];[.$I20];IF(COLUMN([.A21])-1=[.$I20];[.$H20];COLUMN([.A21])-1));1;1);IF([.$J20]&lt;&gt;&quot;&quot;;IF([.A20]=[.$J20];[.$K20];IF([.A20]=[.$K20];[.$J20];[.A20]));[.A20])))" office:value-type="string" office:string-value="A" calcext:value-type="string">
            <text:p>A</text:p>
          </table:table-cell>
          <table:table-cell table:style-name="Default" table:formula="of:=IF([.$G20]&lt;&gt;&quot;&quot;;OFFSET([.$A20];0;MOD(COLUMN([.B21])-[.$G20]-1;4);1;1);IF([.$H20]&lt;&gt;&quot;&quot;;OFFSET([.$A20];0;IF(COLUMN([.B21])-1=[.$H20];[.$I20];IF(COLUMN([.B21])-1=[.$I20];[.$H20];COLUMN([.B21])-1));1;1);IF([.$J20]&lt;&gt;&quot;&quot;;IF([.B20]=[.$J20];[.$K20];IF([.B20]=[.$K20];[.$J20];[.B20]));[.B20])))" office:value-type="string" office:string-value="B" calcext:value-type="string">
            <text:p>B</text:p>
          </table:table-cell>
          <table:table-cell table:style-name="Default" table:formula="of:=IF([.$G20]&lt;&gt;&quot;&quot;;OFFSET([.$A20];0;MOD(COLUMN([.C21])-[.$G20]-1;4);1;1);IF([.$H20]&lt;&gt;&quot;&quot;;OFFSET([.$A20];0;IF(COLUMN([.C21])-1=[.$H20];[.$I20];IF(COLUMN([.C21])-1=[.$I20];[.$H20];COLUMN([.C21])-1));1;1);IF([.$J20]&lt;&gt;&quot;&quot;;IF([.C20]=[.$J20];[.$K20];IF([.C20]=[.$K20];[.$J20];[.C20]));[.C20])))" office:value-type="string" office:string-value="C" calcext:value-type="string">
            <text:p>C</text:p>
          </table:table-cell>
          <table:table-cell table:style-name="Default" table:formula="of:=IF([.$G20]&lt;&gt;&quot;&quot;;OFFSET([.$A20];0;MOD(COLUMN([.D21])-[.$G20]-1;4);1;1);IF([.$H20]&lt;&gt;&quot;&quot;;OFFSET([.$A20];0;IF(COLUMN([.D21])-1=[.$H20];[.$I20];IF(COLUMN([.D21])-1=[.$I20];[.$H20];COLUMN([.D21])-1));1;1);IF([.$J20]&lt;&gt;&quot;&quot;;IF([.D20]=[.$J20];[.$K20];IF([.D20]=[.$K20];[.$J20];[.D20]));[.D20])))" office:value-type="string" office:string-value="D" calcext:value-type="string">
            <text:p>D</text:p>
          </table:table-cell>
          <table:table-cell/>
          <table:table-cell table:style-name="Default" table:formula="of:=FIND(&quot;/&quot;;[.$E21])" office:value-type="string" office:string-value="" calcext:value-type="error">
            <text:p>#VALUE!</text:p>
          </table:table-cell>
          <table:table-cell table:style-name="Default" table:formula="of:=IF(LOWER(LEFT([.$E21];1))=&quot;s&quot;;MID([.$E21];2;LEN([.$E21])-1);&quot;&quot;)">
            <text:p/>
          </table:table-cell>
          <table:table-cell table:style-name="Default" table:formula="of:=IF(LOWER(LEFT([.$E21];1))=&quot;x&quot;;INT(MID([.$E21];2;[.F21]-2));&quot;&quot;)">
            <text:p/>
          </table:table-cell>
          <table:table-cell table:style-name="Default" table:formula="of:=IF(LOWER(LEFT([.$E21];1))=&quot;x&quot;;INT(MID([.$E21];[.F21]+1;LEN([.$E21])-[.F21]));&quot;&quot;)">
            <text:p/>
          </table:table-cell>
          <table:table-cell table:style-name="Default" table:formula="of:=IF(LOWER(LEFT([.$E21];1))=&quot;p&quot;;MID([.$E21];2;[.F21]-2);&quot;&quot;)">
            <text:p/>
          </table:table-cell>
          <table:table-cell table:style-name="Default" table:formula="of:=IF(LOWER(LEFT([.$E21];1))=&quot;p&quot;;MID([.$E21];[.F21]+1;LEN([.$E21])-[.H21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1]&lt;&gt;&quot;&quot;;OFFSET([.$A21];0;MOD(COLUMN([.A22])-[.$G21]-1;4);1;1);IF([.$H21]&lt;&gt;&quot;&quot;;OFFSET([.$A21];0;IF(COLUMN([.A22])-1=[.$H21];[.$I21];IF(COLUMN([.A22])-1=[.$I21];[.$H21];COLUMN([.A22])-1));1;1);IF([.$J21]&lt;&gt;&quot;&quot;;IF([.A21]=[.$J21];[.$K21];IF([.A21]=[.$K21];[.$J21];[.A21]));[.A21])))" office:value-type="string" office:string-value="A" calcext:value-type="string">
            <text:p>A</text:p>
          </table:table-cell>
          <table:table-cell table:style-name="Default" table:formula="of:=IF([.$G21]&lt;&gt;&quot;&quot;;OFFSET([.$A21];0;MOD(COLUMN([.B22])-[.$G21]-1;4);1;1);IF([.$H21]&lt;&gt;&quot;&quot;;OFFSET([.$A21];0;IF(COLUMN([.B22])-1=[.$H21];[.$I21];IF(COLUMN([.B22])-1=[.$I21];[.$H21];COLUMN([.B22])-1));1;1);IF([.$J21]&lt;&gt;&quot;&quot;;IF([.B21]=[.$J21];[.$K21];IF([.B21]=[.$K21];[.$J21];[.B21]));[.B21])))" office:value-type="string" office:string-value="B" calcext:value-type="string">
            <text:p>B</text:p>
          </table:table-cell>
          <table:table-cell table:style-name="Default" table:formula="of:=IF([.$G21]&lt;&gt;&quot;&quot;;OFFSET([.$A21];0;MOD(COLUMN([.C22])-[.$G21]-1;4);1;1);IF([.$H21]&lt;&gt;&quot;&quot;;OFFSET([.$A21];0;IF(COLUMN([.C22])-1=[.$H21];[.$I21];IF(COLUMN([.C22])-1=[.$I21];[.$H21];COLUMN([.C22])-1));1;1);IF([.$J21]&lt;&gt;&quot;&quot;;IF([.C21]=[.$J21];[.$K21];IF([.C21]=[.$K21];[.$J21];[.C21]));[.C21])))" office:value-type="string" office:string-value="C" calcext:value-type="string">
            <text:p>C</text:p>
          </table:table-cell>
          <table:table-cell table:style-name="Default" table:formula="of:=IF([.$G21]&lt;&gt;&quot;&quot;;OFFSET([.$A21];0;MOD(COLUMN([.D22])-[.$G21]-1;4);1;1);IF([.$H21]&lt;&gt;&quot;&quot;;OFFSET([.$A21];0;IF(COLUMN([.D22])-1=[.$H21];[.$I21];IF(COLUMN([.D22])-1=[.$I21];[.$H21];COLUMN([.D22])-1));1;1);IF([.$J21]&lt;&gt;&quot;&quot;;IF([.D21]=[.$J21];[.$K21];IF([.D21]=[.$K21];[.$J21];[.D21]));[.D21])))" office:value-type="string" office:string-value="D" calcext:value-type="string">
            <text:p>D</text:p>
          </table:table-cell>
          <table:table-cell/>
          <table:table-cell table:style-name="Default" table:formula="of:=FIND(&quot;/&quot;;[.$E22])" office:value-type="string" office:string-value="" calcext:value-type="error">
            <text:p>#VALUE!</text:p>
          </table:table-cell>
          <table:table-cell table:style-name="Default" table:formula="of:=IF(LOWER(LEFT([.$E22];1))=&quot;s&quot;;MID([.$E22];2;LEN([.$E22])-1);&quot;&quot;)">
            <text:p/>
          </table:table-cell>
          <table:table-cell table:style-name="Default" table:formula="of:=IF(LOWER(LEFT([.$E22];1))=&quot;x&quot;;INT(MID([.$E22];2;[.F22]-2));&quot;&quot;)">
            <text:p/>
          </table:table-cell>
          <table:table-cell table:style-name="Default" table:formula="of:=IF(LOWER(LEFT([.$E22];1))=&quot;x&quot;;INT(MID([.$E22];[.F22]+1;LEN([.$E22])-[.F22]));&quot;&quot;)">
            <text:p/>
          </table:table-cell>
          <table:table-cell table:style-name="Default" table:formula="of:=IF(LOWER(LEFT([.$E22];1))=&quot;p&quot;;MID([.$E22];2;[.F22]-2);&quot;&quot;)">
            <text:p/>
          </table:table-cell>
          <table:table-cell table:style-name="Default" table:formula="of:=IF(LOWER(LEFT([.$E22];1))=&quot;p&quot;;MID([.$E22];[.F22]+1;LEN([.$E22])-[.H22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2]&lt;&gt;&quot;&quot;;OFFSET([.$A22];0;MOD(COLUMN([.A23])-[.$G22]-1;4);1;1);IF([.$H22]&lt;&gt;&quot;&quot;;OFFSET([.$A22];0;IF(COLUMN([.A23])-1=[.$H22];[.$I22];IF(COLUMN([.A23])-1=[.$I22];[.$H22];COLUMN([.A23])-1));1;1);IF([.$J22]&lt;&gt;&quot;&quot;;IF([.A22]=[.$J22];[.$K22];IF([.A22]=[.$K22];[.$J22];[.A22]));[.A22])))" office:value-type="string" office:string-value="A" calcext:value-type="string">
            <text:p>A</text:p>
          </table:table-cell>
          <table:table-cell table:style-name="Default" table:formula="of:=IF([.$G22]&lt;&gt;&quot;&quot;;OFFSET([.$A22];0;MOD(COLUMN([.B23])-[.$G22]-1;4);1;1);IF([.$H22]&lt;&gt;&quot;&quot;;OFFSET([.$A22];0;IF(COLUMN([.B23])-1=[.$H22];[.$I22];IF(COLUMN([.B23])-1=[.$I22];[.$H22];COLUMN([.B23])-1));1;1);IF([.$J22]&lt;&gt;&quot;&quot;;IF([.B22]=[.$J22];[.$K22];IF([.B22]=[.$K22];[.$J22];[.B22]));[.B22])))" office:value-type="string" office:string-value="B" calcext:value-type="string">
            <text:p>B</text:p>
          </table:table-cell>
          <table:table-cell table:style-name="Default" table:formula="of:=IF([.$G22]&lt;&gt;&quot;&quot;;OFFSET([.$A22];0;MOD(COLUMN([.C23])-[.$G22]-1;4);1;1);IF([.$H22]&lt;&gt;&quot;&quot;;OFFSET([.$A22];0;IF(COLUMN([.C23])-1=[.$H22];[.$I22];IF(COLUMN([.C23])-1=[.$I22];[.$H22];COLUMN([.C23])-1));1;1);IF([.$J22]&lt;&gt;&quot;&quot;;IF([.C22]=[.$J22];[.$K22];IF([.C22]=[.$K22];[.$J22];[.C22]));[.C22])))" office:value-type="string" office:string-value="C" calcext:value-type="string">
            <text:p>C</text:p>
          </table:table-cell>
          <table:table-cell table:style-name="Default" table:formula="of:=IF([.$G22]&lt;&gt;&quot;&quot;;OFFSET([.$A22];0;MOD(COLUMN([.D23])-[.$G22]-1;4);1;1);IF([.$H22]&lt;&gt;&quot;&quot;;OFFSET([.$A22];0;IF(COLUMN([.D23])-1=[.$H22];[.$I22];IF(COLUMN([.D23])-1=[.$I22];[.$H22];COLUMN([.D23])-1));1;1);IF([.$J22]&lt;&gt;&quot;&quot;;IF([.D22]=[.$J22];[.$K22];IF([.D22]=[.$K22];[.$J22];[.D22]));[.D22])))" office:value-type="string" office:string-value="D" calcext:value-type="string">
            <text:p>D</text:p>
          </table:table-cell>
          <table:table-cell/>
          <table:table-cell table:style-name="Default" table:formula="of:=FIND(&quot;/&quot;;[.$E23])" office:value-type="string" office:string-value="" calcext:value-type="error">
            <text:p>#VALUE!</text:p>
          </table:table-cell>
          <table:table-cell table:style-name="Default" table:formula="of:=IF(LOWER(LEFT([.$E23];1))=&quot;s&quot;;MID([.$E23];2;LEN([.$E23])-1);&quot;&quot;)">
            <text:p/>
          </table:table-cell>
          <table:table-cell table:style-name="Default" table:formula="of:=IF(LOWER(LEFT([.$E23];1))=&quot;x&quot;;INT(MID([.$E23];2;[.F23]-2));&quot;&quot;)">
            <text:p/>
          </table:table-cell>
          <table:table-cell table:style-name="Default" table:formula="of:=IF(LOWER(LEFT([.$E23];1))=&quot;x&quot;;INT(MID([.$E23];[.F23]+1;LEN([.$E23])-[.F23]));&quot;&quot;)">
            <text:p/>
          </table:table-cell>
          <table:table-cell table:style-name="Default" table:formula="of:=IF(LOWER(LEFT([.$E23];1))=&quot;p&quot;;MID([.$E23];2;[.F23]-2);&quot;&quot;)">
            <text:p/>
          </table:table-cell>
          <table:table-cell table:style-name="Default" table:formula="of:=IF(LOWER(LEFT([.$E23];1))=&quot;p&quot;;MID([.$E23];[.F23]+1;LEN([.$E23])-[.H23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3]&lt;&gt;&quot;&quot;;OFFSET([.$A23];0;MOD(COLUMN([.A24])-[.$G23]-1;4);1;1);IF([.$H23]&lt;&gt;&quot;&quot;;OFFSET([.$A23];0;IF(COLUMN([.A24])-1=[.$H23];[.$I23];IF(COLUMN([.A24])-1=[.$I23];[.$H23];COLUMN([.A24])-1));1;1);IF([.$J23]&lt;&gt;&quot;&quot;;IF([.A23]=[.$J23];[.$K23];IF([.A23]=[.$K23];[.$J23];[.A23]));[.A23])))" office:value-type="string" office:string-value="A" calcext:value-type="string">
            <text:p>A</text:p>
          </table:table-cell>
          <table:table-cell table:style-name="Default" table:formula="of:=IF([.$G23]&lt;&gt;&quot;&quot;;OFFSET([.$A23];0;MOD(COLUMN([.B24])-[.$G23]-1;4);1;1);IF([.$H23]&lt;&gt;&quot;&quot;;OFFSET([.$A23];0;IF(COLUMN([.B24])-1=[.$H23];[.$I23];IF(COLUMN([.B24])-1=[.$I23];[.$H23];COLUMN([.B24])-1));1;1);IF([.$J23]&lt;&gt;&quot;&quot;;IF([.B23]=[.$J23];[.$K23];IF([.B23]=[.$K23];[.$J23];[.B23]));[.B23])))" office:value-type="string" office:string-value="B" calcext:value-type="string">
            <text:p>B</text:p>
          </table:table-cell>
          <table:table-cell table:style-name="Default" table:formula="of:=IF([.$G23]&lt;&gt;&quot;&quot;;OFFSET([.$A23];0;MOD(COLUMN([.C24])-[.$G23]-1;4);1;1);IF([.$H23]&lt;&gt;&quot;&quot;;OFFSET([.$A23];0;IF(COLUMN([.C24])-1=[.$H23];[.$I23];IF(COLUMN([.C24])-1=[.$I23];[.$H23];COLUMN([.C24])-1));1;1);IF([.$J23]&lt;&gt;&quot;&quot;;IF([.C23]=[.$J23];[.$K23];IF([.C23]=[.$K23];[.$J23];[.C23]));[.C23])))" office:value-type="string" office:string-value="C" calcext:value-type="string">
            <text:p>C</text:p>
          </table:table-cell>
          <table:table-cell table:style-name="Default" table:formula="of:=IF([.$G23]&lt;&gt;&quot;&quot;;OFFSET([.$A23];0;MOD(COLUMN([.D24])-[.$G23]-1;4);1;1);IF([.$H23]&lt;&gt;&quot;&quot;;OFFSET([.$A23];0;IF(COLUMN([.D24])-1=[.$H23];[.$I23];IF(COLUMN([.D24])-1=[.$I23];[.$H23];COLUMN([.D24])-1));1;1);IF([.$J23]&lt;&gt;&quot;&quot;;IF([.D23]=[.$J23];[.$K23];IF([.D23]=[.$K23];[.$J23];[.D23]));[.D23])))" office:value-type="string" office:string-value="D" calcext:value-type="string">
            <text:p>D</text:p>
          </table:table-cell>
          <table:table-cell/>
          <table:table-cell table:style-name="Default" table:formula="of:=FIND(&quot;/&quot;;[.$E24])" office:value-type="string" office:string-value="" calcext:value-type="error">
            <text:p>#VALUE!</text:p>
          </table:table-cell>
          <table:table-cell table:style-name="Default" table:formula="of:=IF(LOWER(LEFT([.$E24];1))=&quot;s&quot;;MID([.$E24];2;LEN([.$E24])-1);&quot;&quot;)">
            <text:p/>
          </table:table-cell>
          <table:table-cell table:style-name="Default" table:formula="of:=IF(LOWER(LEFT([.$E24];1))=&quot;x&quot;;INT(MID([.$E24];2;[.F24]-2));&quot;&quot;)">
            <text:p/>
          </table:table-cell>
          <table:table-cell table:style-name="Default" table:formula="of:=IF(LOWER(LEFT([.$E24];1))=&quot;x&quot;;INT(MID([.$E24];[.F24]+1;LEN([.$E24])-[.F24]));&quot;&quot;)">
            <text:p/>
          </table:table-cell>
          <table:table-cell table:style-name="Default" table:formula="of:=IF(LOWER(LEFT([.$E24];1))=&quot;p&quot;;MID([.$E24];2;[.F24]-2);&quot;&quot;)">
            <text:p/>
          </table:table-cell>
          <table:table-cell table:style-name="Default" table:formula="of:=IF(LOWER(LEFT([.$E24];1))=&quot;p&quot;;MID([.$E24];[.F24]+1;LEN([.$E24])-[.H24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4]&lt;&gt;&quot;&quot;;OFFSET([.$A24];0;MOD(COLUMN([.A25])-[.$G24]-1;4);1;1);IF([.$H24]&lt;&gt;&quot;&quot;;OFFSET([.$A24];0;IF(COLUMN([.A25])-1=[.$H24];[.$I24];IF(COLUMN([.A25])-1=[.$I24];[.$H24];COLUMN([.A25])-1));1;1);IF([.$J24]&lt;&gt;&quot;&quot;;IF([.A24]=[.$J24];[.$K24];IF([.A24]=[.$K24];[.$J24];[.A24]));[.A24])))" office:value-type="string" office:string-value="A" calcext:value-type="string">
            <text:p>A</text:p>
          </table:table-cell>
          <table:table-cell table:style-name="Default" table:formula="of:=IF([.$G24]&lt;&gt;&quot;&quot;;OFFSET([.$A24];0;MOD(COLUMN([.B25])-[.$G24]-1;4);1;1);IF([.$H24]&lt;&gt;&quot;&quot;;OFFSET([.$A24];0;IF(COLUMN([.B25])-1=[.$H24];[.$I24];IF(COLUMN([.B25])-1=[.$I24];[.$H24];COLUMN([.B25])-1));1;1);IF([.$J24]&lt;&gt;&quot;&quot;;IF([.B24]=[.$J24];[.$K24];IF([.B24]=[.$K24];[.$J24];[.B24]));[.B24])))" office:value-type="string" office:string-value="B" calcext:value-type="string">
            <text:p>B</text:p>
          </table:table-cell>
          <table:table-cell table:style-name="Default" table:formula="of:=IF([.$G24]&lt;&gt;&quot;&quot;;OFFSET([.$A24];0;MOD(COLUMN([.C25])-[.$G24]-1;4);1;1);IF([.$H24]&lt;&gt;&quot;&quot;;OFFSET([.$A24];0;IF(COLUMN([.C25])-1=[.$H24];[.$I24];IF(COLUMN([.C25])-1=[.$I24];[.$H24];COLUMN([.C25])-1));1;1);IF([.$J24]&lt;&gt;&quot;&quot;;IF([.C24]=[.$J24];[.$K24];IF([.C24]=[.$K24];[.$J24];[.C24]));[.C24])))" office:value-type="string" office:string-value="C" calcext:value-type="string">
            <text:p>C</text:p>
          </table:table-cell>
          <table:table-cell table:style-name="Default" table:formula="of:=IF([.$G24]&lt;&gt;&quot;&quot;;OFFSET([.$A24];0;MOD(COLUMN([.D25])-[.$G24]-1;4);1;1);IF([.$H24]&lt;&gt;&quot;&quot;;OFFSET([.$A24];0;IF(COLUMN([.D25])-1=[.$H24];[.$I24];IF(COLUMN([.D25])-1=[.$I24];[.$H24];COLUMN([.D25])-1));1;1);IF([.$J24]&lt;&gt;&quot;&quot;;IF([.D24]=[.$J24];[.$K24];IF([.D24]=[.$K24];[.$J24];[.D24]));[.D24])))" office:value-type="string" office:string-value="D" calcext:value-type="string">
            <text:p>D</text:p>
          </table:table-cell>
          <table:table-cell/>
          <table:table-cell table:style-name="Default" table:formula="of:=FIND(&quot;/&quot;;[.$E25])" office:value-type="string" office:string-value="" calcext:value-type="error">
            <text:p>#VALUE!</text:p>
          </table:table-cell>
          <table:table-cell table:style-name="Default" table:formula="of:=IF(LOWER(LEFT([.$E25];1))=&quot;s&quot;;MID([.$E25];2;LEN([.$E25])-1);&quot;&quot;)">
            <text:p/>
          </table:table-cell>
          <table:table-cell table:style-name="Default" table:formula="of:=IF(LOWER(LEFT([.$E25];1))=&quot;x&quot;;INT(MID([.$E25];2;[.F25]-2));&quot;&quot;)">
            <text:p/>
          </table:table-cell>
          <table:table-cell table:style-name="Default" table:formula="of:=IF(LOWER(LEFT([.$E25];1))=&quot;x&quot;;INT(MID([.$E25];[.F25]+1;LEN([.$E25])-[.F25]));&quot;&quot;)">
            <text:p/>
          </table:table-cell>
          <table:table-cell table:style-name="Default" table:formula="of:=IF(LOWER(LEFT([.$E25];1))=&quot;p&quot;;MID([.$E25];2;[.F25]-2);&quot;&quot;)">
            <text:p/>
          </table:table-cell>
          <table:table-cell table:style-name="Default" table:formula="of:=IF(LOWER(LEFT([.$E25];1))=&quot;p&quot;;MID([.$E25];[.F25]+1;LEN([.$E25])-[.H25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5]&lt;&gt;&quot;&quot;;OFFSET([.$A25];0;MOD(COLUMN([.A26])-[.$G25]-1;4);1;1);IF([.$H25]&lt;&gt;&quot;&quot;;OFFSET([.$A25];0;IF(COLUMN([.A26])-1=[.$H25];[.$I25];IF(COLUMN([.A26])-1=[.$I25];[.$H25];COLUMN([.A26])-1));1;1);IF([.$J25]&lt;&gt;&quot;&quot;;IF([.A25]=[.$J25];[.$K25];IF([.A25]=[.$K25];[.$J25];[.A25]));[.A25])))" office:value-type="string" office:string-value="A" calcext:value-type="string">
            <text:p>A</text:p>
          </table:table-cell>
          <table:table-cell table:style-name="Default" table:formula="of:=IF([.$G25]&lt;&gt;&quot;&quot;;OFFSET([.$A25];0;MOD(COLUMN([.B26])-[.$G25]-1;4);1;1);IF([.$H25]&lt;&gt;&quot;&quot;;OFFSET([.$A25];0;IF(COLUMN([.B26])-1=[.$H25];[.$I25];IF(COLUMN([.B26])-1=[.$I25];[.$H25];COLUMN([.B26])-1));1;1);IF([.$J25]&lt;&gt;&quot;&quot;;IF([.B25]=[.$J25];[.$K25];IF([.B25]=[.$K25];[.$J25];[.B25]));[.B25])))" office:value-type="string" office:string-value="B" calcext:value-type="string">
            <text:p>B</text:p>
          </table:table-cell>
          <table:table-cell table:style-name="Default" table:formula="of:=IF([.$G25]&lt;&gt;&quot;&quot;;OFFSET([.$A25];0;MOD(COLUMN([.C26])-[.$G25]-1;4);1;1);IF([.$H25]&lt;&gt;&quot;&quot;;OFFSET([.$A25];0;IF(COLUMN([.C26])-1=[.$H25];[.$I25];IF(COLUMN([.C26])-1=[.$I25];[.$H25];COLUMN([.C26])-1));1;1);IF([.$J25]&lt;&gt;&quot;&quot;;IF([.C25]=[.$J25];[.$K25];IF([.C25]=[.$K25];[.$J25];[.C25]));[.C25])))" office:value-type="string" office:string-value="C" calcext:value-type="string">
            <text:p>C</text:p>
          </table:table-cell>
          <table:table-cell table:style-name="Default" table:formula="of:=IF([.$G25]&lt;&gt;&quot;&quot;;OFFSET([.$A25];0;MOD(COLUMN([.D26])-[.$G25]-1;4);1;1);IF([.$H25]&lt;&gt;&quot;&quot;;OFFSET([.$A25];0;IF(COLUMN([.D26])-1=[.$H25];[.$I25];IF(COLUMN([.D26])-1=[.$I25];[.$H25];COLUMN([.D26])-1));1;1);IF([.$J25]&lt;&gt;&quot;&quot;;IF([.D25]=[.$J25];[.$K25];IF([.D25]=[.$K25];[.$J25];[.D25]));[.D25])))" office:value-type="string" office:string-value="D" calcext:value-type="string">
            <text:p>D</text:p>
          </table:table-cell>
          <table:table-cell/>
          <table:table-cell table:style-name="Default" table:formula="of:=FIND(&quot;/&quot;;[.$E26])" office:value-type="string" office:string-value="" calcext:value-type="error">
            <text:p>#VALUE!</text:p>
          </table:table-cell>
          <table:table-cell table:style-name="Default" table:formula="of:=IF(LOWER(LEFT([.$E26];1))=&quot;s&quot;;MID([.$E26];2;LEN([.$E26])-1);&quot;&quot;)">
            <text:p/>
          </table:table-cell>
          <table:table-cell table:style-name="Default" table:formula="of:=IF(LOWER(LEFT([.$E26];1))=&quot;x&quot;;INT(MID([.$E26];2;[.F26]-2));&quot;&quot;)">
            <text:p/>
          </table:table-cell>
          <table:table-cell table:style-name="Default" table:formula="of:=IF(LOWER(LEFT([.$E26];1))=&quot;x&quot;;INT(MID([.$E26];[.F26]+1;LEN([.$E26])-[.F26]));&quot;&quot;)">
            <text:p/>
          </table:table-cell>
          <table:table-cell table:style-name="Default" table:formula="of:=IF(LOWER(LEFT([.$E26];1))=&quot;p&quot;;MID([.$E26];2;[.F26]-2);&quot;&quot;)">
            <text:p/>
          </table:table-cell>
          <table:table-cell table:style-name="Default" table:formula="of:=IF(LOWER(LEFT([.$E26];1))=&quot;p&quot;;MID([.$E26];[.F26]+1;LEN([.$E26])-[.H26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6]&lt;&gt;&quot;&quot;;OFFSET([.$A26];0;MOD(COLUMN([.A27])-[.$G26]-1;4);1;1);IF([.$H26]&lt;&gt;&quot;&quot;;OFFSET([.$A26];0;IF(COLUMN([.A27])-1=[.$H26];[.$I26];IF(COLUMN([.A27])-1=[.$I26];[.$H26];COLUMN([.A27])-1));1;1);IF([.$J26]&lt;&gt;&quot;&quot;;IF([.A26]=[.$J26];[.$K26];IF([.A26]=[.$K26];[.$J26];[.A26]));[.A26])))" office:value-type="string" office:string-value="A" calcext:value-type="string">
            <text:p>A</text:p>
          </table:table-cell>
          <table:table-cell table:style-name="Default" table:formula="of:=IF([.$G26]&lt;&gt;&quot;&quot;;OFFSET([.$A26];0;MOD(COLUMN([.B27])-[.$G26]-1;4);1;1);IF([.$H26]&lt;&gt;&quot;&quot;;OFFSET([.$A26];0;IF(COLUMN([.B27])-1=[.$H26];[.$I26];IF(COLUMN([.B27])-1=[.$I26];[.$H26];COLUMN([.B27])-1));1;1);IF([.$J26]&lt;&gt;&quot;&quot;;IF([.B26]=[.$J26];[.$K26];IF([.B26]=[.$K26];[.$J26];[.B26]));[.B26])))" office:value-type="string" office:string-value="B" calcext:value-type="string">
            <text:p>B</text:p>
          </table:table-cell>
          <table:table-cell table:style-name="Default" table:formula="of:=IF([.$G26]&lt;&gt;&quot;&quot;;OFFSET([.$A26];0;MOD(COLUMN([.C27])-[.$G26]-1;4);1;1);IF([.$H26]&lt;&gt;&quot;&quot;;OFFSET([.$A26];0;IF(COLUMN([.C27])-1=[.$H26];[.$I26];IF(COLUMN([.C27])-1=[.$I26];[.$H26];COLUMN([.C27])-1));1;1);IF([.$J26]&lt;&gt;&quot;&quot;;IF([.C26]=[.$J26];[.$K26];IF([.C26]=[.$K26];[.$J26];[.C26]));[.C26])))" office:value-type="string" office:string-value="C" calcext:value-type="string">
            <text:p>C</text:p>
          </table:table-cell>
          <table:table-cell table:style-name="Default" table:formula="of:=IF([.$G26]&lt;&gt;&quot;&quot;;OFFSET([.$A26];0;MOD(COLUMN([.D27])-[.$G26]-1;4);1;1);IF([.$H26]&lt;&gt;&quot;&quot;;OFFSET([.$A26];0;IF(COLUMN([.D27])-1=[.$H26];[.$I26];IF(COLUMN([.D27])-1=[.$I26];[.$H26];COLUMN([.D27])-1));1;1);IF([.$J26]&lt;&gt;&quot;&quot;;IF([.D26]=[.$J26];[.$K26];IF([.D26]=[.$K26];[.$J26];[.D26]));[.D26])))" office:value-type="string" office:string-value="D" calcext:value-type="string">
            <text:p>D</text:p>
          </table:table-cell>
          <table:table-cell/>
          <table:table-cell table:style-name="Default" table:formula="of:=FIND(&quot;/&quot;;[.$E27])" office:value-type="string" office:string-value="" calcext:value-type="error">
            <text:p>#VALUE!</text:p>
          </table:table-cell>
          <table:table-cell table:style-name="Default" table:formula="of:=IF(LOWER(LEFT([.$E27];1))=&quot;s&quot;;MID([.$E27];2;LEN([.$E27])-1);&quot;&quot;)">
            <text:p/>
          </table:table-cell>
          <table:table-cell table:style-name="Default" table:formula="of:=IF(LOWER(LEFT([.$E27];1))=&quot;x&quot;;INT(MID([.$E27];2;[.F27]-2));&quot;&quot;)">
            <text:p/>
          </table:table-cell>
          <table:table-cell table:style-name="Default" table:formula="of:=IF(LOWER(LEFT([.$E27];1))=&quot;x&quot;;INT(MID([.$E27];[.F27]+1;LEN([.$E27])-[.F27]));&quot;&quot;)">
            <text:p/>
          </table:table-cell>
          <table:table-cell table:style-name="Default" table:formula="of:=IF(LOWER(LEFT([.$E27];1))=&quot;p&quot;;MID([.$E27];2;[.F27]-2);&quot;&quot;)">
            <text:p/>
          </table:table-cell>
          <table:table-cell table:style-name="Default" table:formula="of:=IF(LOWER(LEFT([.$E27];1))=&quot;p&quot;;MID([.$E27];[.F27]+1;LEN([.$E27])-[.H27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7]&lt;&gt;&quot;&quot;;OFFSET([.$A27];0;MOD(COLUMN([.A28])-[.$G27]-1;4);1;1);IF([.$H27]&lt;&gt;&quot;&quot;;OFFSET([.$A27];0;IF(COLUMN([.A28])-1=[.$H27];[.$I27];IF(COLUMN([.A28])-1=[.$I27];[.$H27];COLUMN([.A28])-1));1;1);IF([.$J27]&lt;&gt;&quot;&quot;;IF([.A27]=[.$J27];[.$K27];IF([.A27]=[.$K27];[.$J27];[.A27]));[.A27])))" office:value-type="string" office:string-value="A" calcext:value-type="string">
            <text:p>A</text:p>
          </table:table-cell>
          <table:table-cell table:style-name="Default" table:formula="of:=IF([.$G27]&lt;&gt;&quot;&quot;;OFFSET([.$A27];0;MOD(COLUMN([.B28])-[.$G27]-1;4);1;1);IF([.$H27]&lt;&gt;&quot;&quot;;OFFSET([.$A27];0;IF(COLUMN([.B28])-1=[.$H27];[.$I27];IF(COLUMN([.B28])-1=[.$I27];[.$H27];COLUMN([.B28])-1));1;1);IF([.$J27]&lt;&gt;&quot;&quot;;IF([.B27]=[.$J27];[.$K27];IF([.B27]=[.$K27];[.$J27];[.B27]));[.B27])))" office:value-type="string" office:string-value="B" calcext:value-type="string">
            <text:p>B</text:p>
          </table:table-cell>
          <table:table-cell table:style-name="Default" table:formula="of:=IF([.$G27]&lt;&gt;&quot;&quot;;OFFSET([.$A27];0;MOD(COLUMN([.C28])-[.$G27]-1;4);1;1);IF([.$H27]&lt;&gt;&quot;&quot;;OFFSET([.$A27];0;IF(COLUMN([.C28])-1=[.$H27];[.$I27];IF(COLUMN([.C28])-1=[.$I27];[.$H27];COLUMN([.C28])-1));1;1);IF([.$J27]&lt;&gt;&quot;&quot;;IF([.C27]=[.$J27];[.$K27];IF([.C27]=[.$K27];[.$J27];[.C27]));[.C27])))" office:value-type="string" office:string-value="C" calcext:value-type="string">
            <text:p>C</text:p>
          </table:table-cell>
          <table:table-cell table:style-name="Default" table:formula="of:=IF([.$G27]&lt;&gt;&quot;&quot;;OFFSET([.$A27];0;MOD(COLUMN([.D28])-[.$G27]-1;4);1;1);IF([.$H27]&lt;&gt;&quot;&quot;;OFFSET([.$A27];0;IF(COLUMN([.D28])-1=[.$H27];[.$I27];IF(COLUMN([.D28])-1=[.$I27];[.$H27];COLUMN([.D28])-1));1;1);IF([.$J27]&lt;&gt;&quot;&quot;;IF([.D27]=[.$J27];[.$K27];IF([.D27]=[.$K27];[.$J27];[.D27]));[.D27])))" office:value-type="string" office:string-value="D" calcext:value-type="string">
            <text:p>D</text:p>
          </table:table-cell>
          <table:table-cell/>
          <table:table-cell table:style-name="Default" table:formula="of:=FIND(&quot;/&quot;;[.$E28])" office:value-type="string" office:string-value="" calcext:value-type="error">
            <text:p>#VALUE!</text:p>
          </table:table-cell>
          <table:table-cell table:style-name="Default" table:formula="of:=IF(LOWER(LEFT([.$E28];1))=&quot;s&quot;;MID([.$E28];2;LEN([.$E28])-1);&quot;&quot;)">
            <text:p/>
          </table:table-cell>
          <table:table-cell table:style-name="Default" table:formula="of:=IF(LOWER(LEFT([.$E28];1))=&quot;x&quot;;INT(MID([.$E28];2;[.F28]-2));&quot;&quot;)">
            <text:p/>
          </table:table-cell>
          <table:table-cell table:style-name="Default" table:formula="of:=IF(LOWER(LEFT([.$E28];1))=&quot;x&quot;;INT(MID([.$E28];[.F28]+1;LEN([.$E28])-[.F28]));&quot;&quot;)">
            <text:p/>
          </table:table-cell>
          <table:table-cell table:style-name="Default" table:formula="of:=IF(LOWER(LEFT([.$E28];1))=&quot;p&quot;;MID([.$E28];2;[.F28]-2);&quot;&quot;)">
            <text:p/>
          </table:table-cell>
          <table:table-cell table:style-name="Default" table:formula="of:=IF(LOWER(LEFT([.$E28];1))=&quot;p&quot;;MID([.$E28];[.F28]+1;LEN([.$E28])-[.H28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8]&lt;&gt;&quot;&quot;;OFFSET([.$A28];0;MOD(COLUMN([.A29])-[.$G28]-1;4);1;1);IF([.$H28]&lt;&gt;&quot;&quot;;OFFSET([.$A28];0;IF(COLUMN([.A29])-1=[.$H28];[.$I28];IF(COLUMN([.A29])-1=[.$I28];[.$H28];COLUMN([.A29])-1));1;1);IF([.$J28]&lt;&gt;&quot;&quot;;IF([.A28]=[.$J28];[.$K28];IF([.A28]=[.$K28];[.$J28];[.A28]));[.A28])))" office:value-type="string" office:string-value="A" calcext:value-type="string">
            <text:p>A</text:p>
          </table:table-cell>
          <table:table-cell table:style-name="Default" table:formula="of:=IF([.$G28]&lt;&gt;&quot;&quot;;OFFSET([.$A28];0;MOD(COLUMN([.B29])-[.$G28]-1;4);1;1);IF([.$H28]&lt;&gt;&quot;&quot;;OFFSET([.$A28];0;IF(COLUMN([.B29])-1=[.$H28];[.$I28];IF(COLUMN([.B29])-1=[.$I28];[.$H28];COLUMN([.B29])-1));1;1);IF([.$J28]&lt;&gt;&quot;&quot;;IF([.B28]=[.$J28];[.$K28];IF([.B28]=[.$K28];[.$J28];[.B28]));[.B28])))" office:value-type="string" office:string-value="B" calcext:value-type="string">
            <text:p>B</text:p>
          </table:table-cell>
          <table:table-cell table:style-name="Default" table:formula="of:=IF([.$G28]&lt;&gt;&quot;&quot;;OFFSET([.$A28];0;MOD(COLUMN([.C29])-[.$G28]-1;4);1;1);IF([.$H28]&lt;&gt;&quot;&quot;;OFFSET([.$A28];0;IF(COLUMN([.C29])-1=[.$H28];[.$I28];IF(COLUMN([.C29])-1=[.$I28];[.$H28];COLUMN([.C29])-1));1;1);IF([.$J28]&lt;&gt;&quot;&quot;;IF([.C28]=[.$J28];[.$K28];IF([.C28]=[.$K28];[.$J28];[.C28]));[.C28])))" office:value-type="string" office:string-value="C" calcext:value-type="string">
            <text:p>C</text:p>
          </table:table-cell>
          <table:table-cell table:style-name="Default" table:formula="of:=IF([.$G28]&lt;&gt;&quot;&quot;;OFFSET([.$A28];0;MOD(COLUMN([.D29])-[.$G28]-1;4);1;1);IF([.$H28]&lt;&gt;&quot;&quot;;OFFSET([.$A28];0;IF(COLUMN([.D29])-1=[.$H28];[.$I28];IF(COLUMN([.D29])-1=[.$I28];[.$H28];COLUMN([.D29])-1));1;1);IF([.$J28]&lt;&gt;&quot;&quot;;IF([.D28]=[.$J28];[.$K28];IF([.D28]=[.$K28];[.$J28];[.D28]));[.D28])))" office:value-type="string" office:string-value="D" calcext:value-type="string">
            <text:p>D</text:p>
          </table:table-cell>
          <table:table-cell/>
          <table:table-cell table:style-name="Default" table:formula="of:=FIND(&quot;/&quot;;[.$E29])" office:value-type="string" office:string-value="" calcext:value-type="error">
            <text:p>#VALUE!</text:p>
          </table:table-cell>
          <table:table-cell table:style-name="Default" table:formula="of:=IF(LOWER(LEFT([.$E29];1))=&quot;s&quot;;MID([.$E29];2;LEN([.$E29])-1);&quot;&quot;)">
            <text:p/>
          </table:table-cell>
          <table:table-cell table:style-name="Default" table:formula="of:=IF(LOWER(LEFT([.$E29];1))=&quot;x&quot;;INT(MID([.$E29];2;[.F29]-2));&quot;&quot;)">
            <text:p/>
          </table:table-cell>
          <table:table-cell table:style-name="Default" table:formula="of:=IF(LOWER(LEFT([.$E29];1))=&quot;x&quot;;INT(MID([.$E29];[.F29]+1;LEN([.$E29])-[.F29]));&quot;&quot;)">
            <text:p/>
          </table:table-cell>
          <table:table-cell table:style-name="Default" table:formula="of:=IF(LOWER(LEFT([.$E29];1))=&quot;p&quot;;MID([.$E29];2;[.F29]-2);&quot;&quot;)">
            <text:p/>
          </table:table-cell>
          <table:table-cell table:style-name="Default" table:formula="of:=IF(LOWER(LEFT([.$E29];1))=&quot;p&quot;;MID([.$E29];[.F29]+1;LEN([.$E29])-[.H29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29]&lt;&gt;&quot;&quot;;OFFSET([.$A29];0;MOD(COLUMN([.A30])-[.$G29]-1;4);1;1);IF([.$H29]&lt;&gt;&quot;&quot;;OFFSET([.$A29];0;IF(COLUMN([.A30])-1=[.$H29];[.$I29];IF(COLUMN([.A30])-1=[.$I29];[.$H29];COLUMN([.A30])-1));1;1);IF([.$J29]&lt;&gt;&quot;&quot;;IF([.A29]=[.$J29];[.$K29];IF([.A29]=[.$K29];[.$J29];[.A29]));[.A29])))" office:value-type="string" office:string-value="A" calcext:value-type="string">
            <text:p>A</text:p>
          </table:table-cell>
          <table:table-cell table:style-name="Default" table:formula="of:=IF([.$G29]&lt;&gt;&quot;&quot;;OFFSET([.$A29];0;MOD(COLUMN([.B30])-[.$G29]-1;4);1;1);IF([.$H29]&lt;&gt;&quot;&quot;;OFFSET([.$A29];0;IF(COLUMN([.B30])-1=[.$H29];[.$I29];IF(COLUMN([.B30])-1=[.$I29];[.$H29];COLUMN([.B30])-1));1;1);IF([.$J29]&lt;&gt;&quot;&quot;;IF([.B29]=[.$J29];[.$K29];IF([.B29]=[.$K29];[.$J29];[.B29]));[.B29])))" office:value-type="string" office:string-value="B" calcext:value-type="string">
            <text:p>B</text:p>
          </table:table-cell>
          <table:table-cell table:style-name="Default" table:formula="of:=IF([.$G29]&lt;&gt;&quot;&quot;;OFFSET([.$A29];0;MOD(COLUMN([.C30])-[.$G29]-1;4);1;1);IF([.$H29]&lt;&gt;&quot;&quot;;OFFSET([.$A29];0;IF(COLUMN([.C30])-1=[.$H29];[.$I29];IF(COLUMN([.C30])-1=[.$I29];[.$H29];COLUMN([.C30])-1));1;1);IF([.$J29]&lt;&gt;&quot;&quot;;IF([.C29]=[.$J29];[.$K29];IF([.C29]=[.$K29];[.$J29];[.C29]));[.C29])))" office:value-type="string" office:string-value="C" calcext:value-type="string">
            <text:p>C</text:p>
          </table:table-cell>
          <table:table-cell table:style-name="Default" table:formula="of:=IF([.$G29]&lt;&gt;&quot;&quot;;OFFSET([.$A29];0;MOD(COLUMN([.D30])-[.$G29]-1;4);1;1);IF([.$H29]&lt;&gt;&quot;&quot;;OFFSET([.$A29];0;IF(COLUMN([.D30])-1=[.$H29];[.$I29];IF(COLUMN([.D30])-1=[.$I29];[.$H29];COLUMN([.D30])-1));1;1);IF([.$J29]&lt;&gt;&quot;&quot;;IF([.D29]=[.$J29];[.$K29];IF([.D29]=[.$K29];[.$J29];[.D29]));[.D29])))" office:value-type="string" office:string-value="D" calcext:value-type="string">
            <text:p>D</text:p>
          </table:table-cell>
          <table:table-cell/>
          <table:table-cell table:style-name="Default" table:formula="of:=FIND(&quot;/&quot;;[.$E30])" office:value-type="string" office:string-value="" calcext:value-type="error">
            <text:p>#VALUE!</text:p>
          </table:table-cell>
          <table:table-cell table:style-name="Default" table:formula="of:=IF(LOWER(LEFT([.$E30];1))=&quot;s&quot;;MID([.$E30];2;LEN([.$E30])-1);&quot;&quot;)">
            <text:p/>
          </table:table-cell>
          <table:table-cell table:style-name="Default" table:formula="of:=IF(LOWER(LEFT([.$E30];1))=&quot;x&quot;;INT(MID([.$E30];2;[.F30]-2));&quot;&quot;)">
            <text:p/>
          </table:table-cell>
          <table:table-cell table:style-name="Default" table:formula="of:=IF(LOWER(LEFT([.$E30];1))=&quot;x&quot;;INT(MID([.$E30];[.F30]+1;LEN([.$E30])-[.F30]));&quot;&quot;)">
            <text:p/>
          </table:table-cell>
          <table:table-cell table:style-name="Default" table:formula="of:=IF(LOWER(LEFT([.$E30];1))=&quot;p&quot;;MID([.$E30];2;[.F30]-2);&quot;&quot;)">
            <text:p/>
          </table:table-cell>
          <table:table-cell table:style-name="Default" table:formula="of:=IF(LOWER(LEFT([.$E30];1))=&quot;p&quot;;MID([.$E30];[.F30]+1;LEN([.$E30])-[.H30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0]&lt;&gt;&quot;&quot;;OFFSET([.$A30];0;MOD(COLUMN([.A31])-[.$G30]-1;4);1;1);IF([.$H30]&lt;&gt;&quot;&quot;;OFFSET([.$A30];0;IF(COLUMN([.A31])-1=[.$H30];[.$I30];IF(COLUMN([.A31])-1=[.$I30];[.$H30];COLUMN([.A31])-1));1;1);IF([.$J30]&lt;&gt;&quot;&quot;;IF([.A30]=[.$J30];[.$K30];IF([.A30]=[.$K30];[.$J30];[.A30]));[.A30])))" office:value-type="string" office:string-value="A" calcext:value-type="string">
            <text:p>A</text:p>
          </table:table-cell>
          <table:table-cell table:style-name="Default" table:formula="of:=IF([.$G30]&lt;&gt;&quot;&quot;;OFFSET([.$A30];0;MOD(COLUMN([.B31])-[.$G30]-1;4);1;1);IF([.$H30]&lt;&gt;&quot;&quot;;OFFSET([.$A30];0;IF(COLUMN([.B31])-1=[.$H30];[.$I30];IF(COLUMN([.B31])-1=[.$I30];[.$H30];COLUMN([.B31])-1));1;1);IF([.$J30]&lt;&gt;&quot;&quot;;IF([.B30]=[.$J30];[.$K30];IF([.B30]=[.$K30];[.$J30];[.B30]));[.B30])))" office:value-type="string" office:string-value="B" calcext:value-type="string">
            <text:p>B</text:p>
          </table:table-cell>
          <table:table-cell table:style-name="Default" table:formula="of:=IF([.$G30]&lt;&gt;&quot;&quot;;OFFSET([.$A30];0;MOD(COLUMN([.C31])-[.$G30]-1;4);1;1);IF([.$H30]&lt;&gt;&quot;&quot;;OFFSET([.$A30];0;IF(COLUMN([.C31])-1=[.$H30];[.$I30];IF(COLUMN([.C31])-1=[.$I30];[.$H30];COLUMN([.C31])-1));1;1);IF([.$J30]&lt;&gt;&quot;&quot;;IF([.C30]=[.$J30];[.$K30];IF([.C30]=[.$K30];[.$J30];[.C30]));[.C30])))" office:value-type="string" office:string-value="C" calcext:value-type="string">
            <text:p>C</text:p>
          </table:table-cell>
          <table:table-cell table:style-name="Default" table:formula="of:=IF([.$G30]&lt;&gt;&quot;&quot;;OFFSET([.$A30];0;MOD(COLUMN([.D31])-[.$G30]-1;4);1;1);IF([.$H30]&lt;&gt;&quot;&quot;;OFFSET([.$A30];0;IF(COLUMN([.D31])-1=[.$H30];[.$I30];IF(COLUMN([.D31])-1=[.$I30];[.$H30];COLUMN([.D31])-1));1;1);IF([.$J30]&lt;&gt;&quot;&quot;;IF([.D30]=[.$J30];[.$K30];IF([.D30]=[.$K30];[.$J30];[.D30]));[.D30])))" office:value-type="string" office:string-value="D" calcext:value-type="string">
            <text:p>D</text:p>
          </table:table-cell>
          <table:table-cell/>
          <table:table-cell table:style-name="Default" table:formula="of:=FIND(&quot;/&quot;;[.$E31])" office:value-type="string" office:string-value="" calcext:value-type="error">
            <text:p>#VALUE!</text:p>
          </table:table-cell>
          <table:table-cell table:style-name="Default" table:formula="of:=IF(LOWER(LEFT([.$E31];1))=&quot;s&quot;;MID([.$E31];2;LEN([.$E31])-1);&quot;&quot;)">
            <text:p/>
          </table:table-cell>
          <table:table-cell table:style-name="Default" table:formula="of:=IF(LOWER(LEFT([.$E31];1))=&quot;x&quot;;INT(MID([.$E31];2;[.F31]-2));&quot;&quot;)">
            <text:p/>
          </table:table-cell>
          <table:table-cell table:style-name="Default" table:formula="of:=IF(LOWER(LEFT([.$E31];1))=&quot;x&quot;;INT(MID([.$E31];[.F31]+1;LEN([.$E31])-[.F31]));&quot;&quot;)">
            <text:p/>
          </table:table-cell>
          <table:table-cell table:style-name="Default" table:formula="of:=IF(LOWER(LEFT([.$E31];1))=&quot;p&quot;;MID([.$E31];2;[.F31]-2);&quot;&quot;)">
            <text:p/>
          </table:table-cell>
          <table:table-cell table:style-name="Default" table:formula="of:=IF(LOWER(LEFT([.$E31];1))=&quot;p&quot;;MID([.$E31];[.F31]+1;LEN([.$E31])-[.H31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1]&lt;&gt;&quot;&quot;;OFFSET([.$A31];0;MOD(COLUMN([.A32])-[.$G31]-1;4);1;1);IF([.$H31]&lt;&gt;&quot;&quot;;OFFSET([.$A31];0;IF(COLUMN([.A32])-1=[.$H31];[.$I31];IF(COLUMN([.A32])-1=[.$I31];[.$H31];COLUMN([.A32])-1));1;1);IF([.$J31]&lt;&gt;&quot;&quot;;IF([.A31]=[.$J31];[.$K31];IF([.A31]=[.$K31];[.$J31];[.A31]));[.A31])))" office:value-type="string" office:string-value="A" calcext:value-type="string">
            <text:p>A</text:p>
          </table:table-cell>
          <table:table-cell table:style-name="Default" table:formula="of:=IF([.$G31]&lt;&gt;&quot;&quot;;OFFSET([.$A31];0;MOD(COLUMN([.B32])-[.$G31]-1;4);1;1);IF([.$H31]&lt;&gt;&quot;&quot;;OFFSET([.$A31];0;IF(COLUMN([.B32])-1=[.$H31];[.$I31];IF(COLUMN([.B32])-1=[.$I31];[.$H31];COLUMN([.B32])-1));1;1);IF([.$J31]&lt;&gt;&quot;&quot;;IF([.B31]=[.$J31];[.$K31];IF([.B31]=[.$K31];[.$J31];[.B31]));[.B31])))" office:value-type="string" office:string-value="B" calcext:value-type="string">
            <text:p>B</text:p>
          </table:table-cell>
          <table:table-cell table:style-name="Default" table:formula="of:=IF([.$G31]&lt;&gt;&quot;&quot;;OFFSET([.$A31];0;MOD(COLUMN([.C32])-[.$G31]-1;4);1;1);IF([.$H31]&lt;&gt;&quot;&quot;;OFFSET([.$A31];0;IF(COLUMN([.C32])-1=[.$H31];[.$I31];IF(COLUMN([.C32])-1=[.$I31];[.$H31];COLUMN([.C32])-1));1;1);IF([.$J31]&lt;&gt;&quot;&quot;;IF([.C31]=[.$J31];[.$K31];IF([.C31]=[.$K31];[.$J31];[.C31]));[.C31])))" office:value-type="string" office:string-value="C" calcext:value-type="string">
            <text:p>C</text:p>
          </table:table-cell>
          <table:table-cell table:style-name="Default" table:formula="of:=IF([.$G31]&lt;&gt;&quot;&quot;;OFFSET([.$A31];0;MOD(COLUMN([.D32])-[.$G31]-1;4);1;1);IF([.$H31]&lt;&gt;&quot;&quot;;OFFSET([.$A31];0;IF(COLUMN([.D32])-1=[.$H31];[.$I31];IF(COLUMN([.D32])-1=[.$I31];[.$H31];COLUMN([.D32])-1));1;1);IF([.$J31]&lt;&gt;&quot;&quot;;IF([.D31]=[.$J31];[.$K31];IF([.D31]=[.$K31];[.$J31];[.D31]));[.D31])))" office:value-type="string" office:string-value="D" calcext:value-type="string">
            <text:p>D</text:p>
          </table:table-cell>
          <table:table-cell/>
          <table:table-cell table:style-name="Default" table:formula="of:=FIND(&quot;/&quot;;[.$E32])" office:value-type="string" office:string-value="" calcext:value-type="error">
            <text:p>#VALUE!</text:p>
          </table:table-cell>
          <table:table-cell table:style-name="Default" table:formula="of:=IF(LOWER(LEFT([.$E32];1))=&quot;s&quot;;MID([.$E32];2;LEN([.$E32])-1);&quot;&quot;)">
            <text:p/>
          </table:table-cell>
          <table:table-cell table:style-name="Default" table:formula="of:=IF(LOWER(LEFT([.$E32];1))=&quot;x&quot;;INT(MID([.$E32];2;[.F32]-2));&quot;&quot;)">
            <text:p/>
          </table:table-cell>
          <table:table-cell table:style-name="Default" table:formula="of:=IF(LOWER(LEFT([.$E32];1))=&quot;x&quot;;INT(MID([.$E32];[.F32]+1;LEN([.$E32])-[.F32]));&quot;&quot;)">
            <text:p/>
          </table:table-cell>
          <table:table-cell table:style-name="Default" table:formula="of:=IF(LOWER(LEFT([.$E32];1))=&quot;p&quot;;MID([.$E32];2;[.F32]-2);&quot;&quot;)">
            <text:p/>
          </table:table-cell>
          <table:table-cell table:style-name="Default" table:formula="of:=IF(LOWER(LEFT([.$E32];1))=&quot;p&quot;;MID([.$E32];[.F32]+1;LEN([.$E32])-[.H32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2]&lt;&gt;&quot;&quot;;OFFSET([.$A32];0;MOD(COLUMN([.A33])-[.$G32]-1;4);1;1);IF([.$H32]&lt;&gt;&quot;&quot;;OFFSET([.$A32];0;IF(COLUMN([.A33])-1=[.$H32];[.$I32];IF(COLUMN([.A33])-1=[.$I32];[.$H32];COLUMN([.A33])-1));1;1);IF([.$J32]&lt;&gt;&quot;&quot;;IF([.A32]=[.$J32];[.$K32];IF([.A32]=[.$K32];[.$J32];[.A32]));[.A32])))" office:value-type="string" office:string-value="A" calcext:value-type="string">
            <text:p>A</text:p>
          </table:table-cell>
          <table:table-cell table:style-name="Default" table:formula="of:=IF([.$G32]&lt;&gt;&quot;&quot;;OFFSET([.$A32];0;MOD(COLUMN([.B33])-[.$G32]-1;4);1;1);IF([.$H32]&lt;&gt;&quot;&quot;;OFFSET([.$A32];0;IF(COLUMN([.B33])-1=[.$H32];[.$I32];IF(COLUMN([.B33])-1=[.$I32];[.$H32];COLUMN([.B33])-1));1;1);IF([.$J32]&lt;&gt;&quot;&quot;;IF([.B32]=[.$J32];[.$K32];IF([.B32]=[.$K32];[.$J32];[.B32]));[.B32])))" office:value-type="string" office:string-value="B" calcext:value-type="string">
            <text:p>B</text:p>
          </table:table-cell>
          <table:table-cell table:style-name="Default" table:formula="of:=IF([.$G32]&lt;&gt;&quot;&quot;;OFFSET([.$A32];0;MOD(COLUMN([.C33])-[.$G32]-1;4);1;1);IF([.$H32]&lt;&gt;&quot;&quot;;OFFSET([.$A32];0;IF(COLUMN([.C33])-1=[.$H32];[.$I32];IF(COLUMN([.C33])-1=[.$I32];[.$H32];COLUMN([.C33])-1));1;1);IF([.$J32]&lt;&gt;&quot;&quot;;IF([.C32]=[.$J32];[.$K32];IF([.C32]=[.$K32];[.$J32];[.C32]));[.C32])))" office:value-type="string" office:string-value="C" calcext:value-type="string">
            <text:p>C</text:p>
          </table:table-cell>
          <table:table-cell table:style-name="Default" table:formula="of:=IF([.$G32]&lt;&gt;&quot;&quot;;OFFSET([.$A32];0;MOD(COLUMN([.D33])-[.$G32]-1;4);1;1);IF([.$H32]&lt;&gt;&quot;&quot;;OFFSET([.$A32];0;IF(COLUMN([.D33])-1=[.$H32];[.$I32];IF(COLUMN([.D33])-1=[.$I32];[.$H32];COLUMN([.D33])-1));1;1);IF([.$J32]&lt;&gt;&quot;&quot;;IF([.D32]=[.$J32];[.$K32];IF([.D32]=[.$K32];[.$J32];[.D32]));[.D32])))" office:value-type="string" office:string-value="D" calcext:value-type="string">
            <text:p>D</text:p>
          </table:table-cell>
          <table:table-cell/>
          <table:table-cell table:style-name="Default" table:formula="of:=FIND(&quot;/&quot;;[.$E33])" office:value-type="string" office:string-value="" calcext:value-type="error">
            <text:p>#VALUE!</text:p>
          </table:table-cell>
          <table:table-cell table:style-name="Default" table:formula="of:=IF(LOWER(LEFT([.$E33];1))=&quot;s&quot;;MID([.$E33];2;LEN([.$E33])-1);&quot;&quot;)">
            <text:p/>
          </table:table-cell>
          <table:table-cell table:style-name="Default" table:formula="of:=IF(LOWER(LEFT([.$E33];1))=&quot;x&quot;;INT(MID([.$E33];2;[.F33]-2));&quot;&quot;)">
            <text:p/>
          </table:table-cell>
          <table:table-cell table:style-name="Default" table:formula="of:=IF(LOWER(LEFT([.$E33];1))=&quot;x&quot;;INT(MID([.$E33];[.F33]+1;LEN([.$E33])-[.F33]));&quot;&quot;)">
            <text:p/>
          </table:table-cell>
          <table:table-cell table:style-name="Default" table:formula="of:=IF(LOWER(LEFT([.$E33];1))=&quot;p&quot;;MID([.$E33];2;[.F33]-2);&quot;&quot;)">
            <text:p/>
          </table:table-cell>
          <table:table-cell table:style-name="Default" table:formula="of:=IF(LOWER(LEFT([.$E33];1))=&quot;p&quot;;MID([.$E33];[.F33]+1;LEN([.$E33])-[.H33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3]&lt;&gt;&quot;&quot;;OFFSET([.$A33];0;MOD(COLUMN([.A34])-[.$G33]-1;4);1;1);IF([.$H33]&lt;&gt;&quot;&quot;;OFFSET([.$A33];0;IF(COLUMN([.A34])-1=[.$H33];[.$I33];IF(COLUMN([.A34])-1=[.$I33];[.$H33];COLUMN([.A34])-1));1;1);IF([.$J33]&lt;&gt;&quot;&quot;;IF([.A33]=[.$J33];[.$K33];IF([.A33]=[.$K33];[.$J33];[.A33]));[.A33])))" office:value-type="string" office:string-value="A" calcext:value-type="string">
            <text:p>A</text:p>
          </table:table-cell>
          <table:table-cell table:style-name="Default" table:formula="of:=IF([.$G33]&lt;&gt;&quot;&quot;;OFFSET([.$A33];0;MOD(COLUMN([.B34])-[.$G33]-1;4);1;1);IF([.$H33]&lt;&gt;&quot;&quot;;OFFSET([.$A33];0;IF(COLUMN([.B34])-1=[.$H33];[.$I33];IF(COLUMN([.B34])-1=[.$I33];[.$H33];COLUMN([.B34])-1));1;1);IF([.$J33]&lt;&gt;&quot;&quot;;IF([.B33]=[.$J33];[.$K33];IF([.B33]=[.$K33];[.$J33];[.B33]));[.B33])))" office:value-type="string" office:string-value="B" calcext:value-type="string">
            <text:p>B</text:p>
          </table:table-cell>
          <table:table-cell table:style-name="Default" table:formula="of:=IF([.$G33]&lt;&gt;&quot;&quot;;OFFSET([.$A33];0;MOD(COLUMN([.C34])-[.$G33]-1;4);1;1);IF([.$H33]&lt;&gt;&quot;&quot;;OFFSET([.$A33];0;IF(COLUMN([.C34])-1=[.$H33];[.$I33];IF(COLUMN([.C34])-1=[.$I33];[.$H33];COLUMN([.C34])-1));1;1);IF([.$J33]&lt;&gt;&quot;&quot;;IF([.C33]=[.$J33];[.$K33];IF([.C33]=[.$K33];[.$J33];[.C33]));[.C33])))" office:value-type="string" office:string-value="C" calcext:value-type="string">
            <text:p>C</text:p>
          </table:table-cell>
          <table:table-cell table:style-name="Default" table:formula="of:=IF([.$G33]&lt;&gt;&quot;&quot;;OFFSET([.$A33];0;MOD(COLUMN([.D34])-[.$G33]-1;4);1;1);IF([.$H33]&lt;&gt;&quot;&quot;;OFFSET([.$A33];0;IF(COLUMN([.D34])-1=[.$H33];[.$I33];IF(COLUMN([.D34])-1=[.$I33];[.$H33];COLUMN([.D34])-1));1;1);IF([.$J33]&lt;&gt;&quot;&quot;;IF([.D33]=[.$J33];[.$K33];IF([.D33]=[.$K33];[.$J33];[.D33]));[.D33])))" office:value-type="string" office:string-value="D" calcext:value-type="string">
            <text:p>D</text:p>
          </table:table-cell>
          <table:table-cell/>
          <table:table-cell table:style-name="Default" table:formula="of:=FIND(&quot;/&quot;;[.$E34])" office:value-type="string" office:string-value="" calcext:value-type="error">
            <text:p>#VALUE!</text:p>
          </table:table-cell>
          <table:table-cell table:style-name="Default" table:formula="of:=IF(LOWER(LEFT([.$E34];1))=&quot;s&quot;;MID([.$E34];2;LEN([.$E34])-1);&quot;&quot;)">
            <text:p/>
          </table:table-cell>
          <table:table-cell table:style-name="Default" table:formula="of:=IF(LOWER(LEFT([.$E34];1))=&quot;x&quot;;INT(MID([.$E34];2;[.F34]-2));&quot;&quot;)">
            <text:p/>
          </table:table-cell>
          <table:table-cell table:style-name="Default" table:formula="of:=IF(LOWER(LEFT([.$E34];1))=&quot;x&quot;;INT(MID([.$E34];[.F34]+1;LEN([.$E34])-[.F34]));&quot;&quot;)">
            <text:p/>
          </table:table-cell>
          <table:table-cell table:style-name="Default" table:formula="of:=IF(LOWER(LEFT([.$E34];1))=&quot;p&quot;;MID([.$E34];2;[.F34]-2);&quot;&quot;)">
            <text:p/>
          </table:table-cell>
          <table:table-cell table:style-name="Default" table:formula="of:=IF(LOWER(LEFT([.$E34];1))=&quot;p&quot;;MID([.$E34];[.F34]+1;LEN([.$E34])-[.H34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4]&lt;&gt;&quot;&quot;;OFFSET([.$A34];0;MOD(COLUMN([.A35])-[.$G34]-1;4);1;1);IF([.$H34]&lt;&gt;&quot;&quot;;OFFSET([.$A34];0;IF(COLUMN([.A35])-1=[.$H34];[.$I34];IF(COLUMN([.A35])-1=[.$I34];[.$H34];COLUMN([.A35])-1));1;1);IF([.$J34]&lt;&gt;&quot;&quot;;IF([.A34]=[.$J34];[.$K34];IF([.A34]=[.$K34];[.$J34];[.A34]));[.A34])))" office:value-type="string" office:string-value="A" calcext:value-type="string">
            <text:p>A</text:p>
          </table:table-cell>
          <table:table-cell table:style-name="Default" table:formula="of:=IF([.$G34]&lt;&gt;&quot;&quot;;OFFSET([.$A34];0;MOD(COLUMN([.B35])-[.$G34]-1;4);1;1);IF([.$H34]&lt;&gt;&quot;&quot;;OFFSET([.$A34];0;IF(COLUMN([.B35])-1=[.$H34];[.$I34];IF(COLUMN([.B35])-1=[.$I34];[.$H34];COLUMN([.B35])-1));1;1);IF([.$J34]&lt;&gt;&quot;&quot;;IF([.B34]=[.$J34];[.$K34];IF([.B34]=[.$K34];[.$J34];[.B34]));[.B34])))" office:value-type="string" office:string-value="B" calcext:value-type="string">
            <text:p>B</text:p>
          </table:table-cell>
          <table:table-cell table:style-name="Default" table:formula="of:=IF([.$G34]&lt;&gt;&quot;&quot;;OFFSET([.$A34];0;MOD(COLUMN([.C35])-[.$G34]-1;4);1;1);IF([.$H34]&lt;&gt;&quot;&quot;;OFFSET([.$A34];0;IF(COLUMN([.C35])-1=[.$H34];[.$I34];IF(COLUMN([.C35])-1=[.$I34];[.$H34];COLUMN([.C35])-1));1;1);IF([.$J34]&lt;&gt;&quot;&quot;;IF([.C34]=[.$J34];[.$K34];IF([.C34]=[.$K34];[.$J34];[.C34]));[.C34])))" office:value-type="string" office:string-value="C" calcext:value-type="string">
            <text:p>C</text:p>
          </table:table-cell>
          <table:table-cell table:style-name="Default" table:formula="of:=IF([.$G34]&lt;&gt;&quot;&quot;;OFFSET([.$A34];0;MOD(COLUMN([.D35])-[.$G34]-1;4);1;1);IF([.$H34]&lt;&gt;&quot;&quot;;OFFSET([.$A34];0;IF(COLUMN([.D35])-1=[.$H34];[.$I34];IF(COLUMN([.D35])-1=[.$I34];[.$H34];COLUMN([.D35])-1));1;1);IF([.$J34]&lt;&gt;&quot;&quot;;IF([.D34]=[.$J34];[.$K34];IF([.D34]=[.$K34];[.$J34];[.D34]));[.D34])))" office:value-type="string" office:string-value="D" calcext:value-type="string">
            <text:p>D</text:p>
          </table:table-cell>
          <table:table-cell/>
          <table:table-cell table:style-name="Default" table:formula="of:=FIND(&quot;/&quot;;[.$E35])" office:value-type="string" office:string-value="" calcext:value-type="error">
            <text:p>#VALUE!</text:p>
          </table:table-cell>
          <table:table-cell table:style-name="Default" table:formula="of:=IF(LOWER(LEFT([.$E35];1))=&quot;s&quot;;MID([.$E35];2;LEN([.$E35])-1);&quot;&quot;)">
            <text:p/>
          </table:table-cell>
          <table:table-cell table:style-name="Default" table:formula="of:=IF(LOWER(LEFT([.$E35];1))=&quot;x&quot;;INT(MID([.$E35];2;[.F35]-2));&quot;&quot;)">
            <text:p/>
          </table:table-cell>
          <table:table-cell table:style-name="Default" table:formula="of:=IF(LOWER(LEFT([.$E35];1))=&quot;x&quot;;INT(MID([.$E35];[.F35]+1;LEN([.$E35])-[.F35]));&quot;&quot;)">
            <text:p/>
          </table:table-cell>
          <table:table-cell table:style-name="Default" table:formula="of:=IF(LOWER(LEFT([.$E35];1))=&quot;p&quot;;MID([.$E35];2;[.F35]-2);&quot;&quot;)">
            <text:p/>
          </table:table-cell>
          <table:table-cell table:style-name="Default" table:formula="of:=IF(LOWER(LEFT([.$E35];1))=&quot;p&quot;;MID([.$E35];[.F35]+1;LEN([.$E35])-[.H35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5]&lt;&gt;&quot;&quot;;OFFSET([.$A35];0;MOD(COLUMN([.A36])-[.$G35]-1;4);1;1);IF([.$H35]&lt;&gt;&quot;&quot;;OFFSET([.$A35];0;IF(COLUMN([.A36])-1=[.$H35];[.$I35];IF(COLUMN([.A36])-1=[.$I35];[.$H35];COLUMN([.A36])-1));1;1);IF([.$J35]&lt;&gt;&quot;&quot;;IF([.A35]=[.$J35];[.$K35];IF([.A35]=[.$K35];[.$J35];[.A35]));[.A35])))" office:value-type="string" office:string-value="A" calcext:value-type="string">
            <text:p>A</text:p>
          </table:table-cell>
          <table:table-cell table:style-name="Default" table:formula="of:=IF([.$G35]&lt;&gt;&quot;&quot;;OFFSET([.$A35];0;MOD(COLUMN([.B36])-[.$G35]-1;4);1;1);IF([.$H35]&lt;&gt;&quot;&quot;;OFFSET([.$A35];0;IF(COLUMN([.B36])-1=[.$H35];[.$I35];IF(COLUMN([.B36])-1=[.$I35];[.$H35];COLUMN([.B36])-1));1;1);IF([.$J35]&lt;&gt;&quot;&quot;;IF([.B35]=[.$J35];[.$K35];IF([.B35]=[.$K35];[.$J35];[.B35]));[.B35])))" office:value-type="string" office:string-value="B" calcext:value-type="string">
            <text:p>B</text:p>
          </table:table-cell>
          <table:table-cell table:style-name="Default" table:formula="of:=IF([.$G35]&lt;&gt;&quot;&quot;;OFFSET([.$A35];0;MOD(COLUMN([.C36])-[.$G35]-1;4);1;1);IF([.$H35]&lt;&gt;&quot;&quot;;OFFSET([.$A35];0;IF(COLUMN([.C36])-1=[.$H35];[.$I35];IF(COLUMN([.C36])-1=[.$I35];[.$H35];COLUMN([.C36])-1));1;1);IF([.$J35]&lt;&gt;&quot;&quot;;IF([.C35]=[.$J35];[.$K35];IF([.C35]=[.$K35];[.$J35];[.C35]));[.C35])))" office:value-type="string" office:string-value="C" calcext:value-type="string">
            <text:p>C</text:p>
          </table:table-cell>
          <table:table-cell table:style-name="Default" table:formula="of:=IF([.$G35]&lt;&gt;&quot;&quot;;OFFSET([.$A35];0;MOD(COLUMN([.D36])-[.$G35]-1;4);1;1);IF([.$H35]&lt;&gt;&quot;&quot;;OFFSET([.$A35];0;IF(COLUMN([.D36])-1=[.$H35];[.$I35];IF(COLUMN([.D36])-1=[.$I35];[.$H35];COLUMN([.D36])-1));1;1);IF([.$J35]&lt;&gt;&quot;&quot;;IF([.D35]=[.$J35];[.$K35];IF([.D35]=[.$K35];[.$J35];[.D35]));[.D35])))" office:value-type="string" office:string-value="D" calcext:value-type="string">
            <text:p>D</text:p>
          </table:table-cell>
          <table:table-cell/>
          <table:table-cell table:style-name="Default" table:formula="of:=FIND(&quot;/&quot;;[.$E36])" office:value-type="string" office:string-value="" calcext:value-type="error">
            <text:p>#VALUE!</text:p>
          </table:table-cell>
          <table:table-cell table:style-name="Default" table:formula="of:=IF(LOWER(LEFT([.$E36];1))=&quot;s&quot;;MID([.$E36];2;LEN([.$E36])-1);&quot;&quot;)">
            <text:p/>
          </table:table-cell>
          <table:table-cell table:style-name="Default" table:formula="of:=IF(LOWER(LEFT([.$E36];1))=&quot;x&quot;;INT(MID([.$E36];2;[.F36]-2));&quot;&quot;)">
            <text:p/>
          </table:table-cell>
          <table:table-cell table:style-name="Default" table:formula="of:=IF(LOWER(LEFT([.$E36];1))=&quot;x&quot;;INT(MID([.$E36];[.F36]+1;LEN([.$E36])-[.F36]));&quot;&quot;)">
            <text:p/>
          </table:table-cell>
          <table:table-cell table:style-name="Default" table:formula="of:=IF(LOWER(LEFT([.$E36];1))=&quot;p&quot;;MID([.$E36];2;[.F36]-2);&quot;&quot;)">
            <text:p/>
          </table:table-cell>
          <table:table-cell table:style-name="Default" table:formula="of:=IF(LOWER(LEFT([.$E36];1))=&quot;p&quot;;MID([.$E36];[.F36]+1;LEN([.$E36])-[.H36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6]&lt;&gt;&quot;&quot;;OFFSET([.$A36];0;MOD(COLUMN([.A37])-[.$G36]-1;4);1;1);IF([.$H36]&lt;&gt;&quot;&quot;;OFFSET([.$A36];0;IF(COLUMN([.A37])-1=[.$H36];[.$I36];IF(COLUMN([.A37])-1=[.$I36];[.$H36];COLUMN([.A37])-1));1;1);IF([.$J36]&lt;&gt;&quot;&quot;;IF([.A36]=[.$J36];[.$K36];IF([.A36]=[.$K36];[.$J36];[.A36]));[.A36])))" office:value-type="string" office:string-value="A" calcext:value-type="string">
            <text:p>A</text:p>
          </table:table-cell>
          <table:table-cell table:style-name="Default" table:formula="of:=IF([.$G36]&lt;&gt;&quot;&quot;;OFFSET([.$A36];0;MOD(COLUMN([.B37])-[.$G36]-1;4);1;1);IF([.$H36]&lt;&gt;&quot;&quot;;OFFSET([.$A36];0;IF(COLUMN([.B37])-1=[.$H36];[.$I36];IF(COLUMN([.B37])-1=[.$I36];[.$H36];COLUMN([.B37])-1));1;1);IF([.$J36]&lt;&gt;&quot;&quot;;IF([.B36]=[.$J36];[.$K36];IF([.B36]=[.$K36];[.$J36];[.B36]));[.B36])))" office:value-type="string" office:string-value="B" calcext:value-type="string">
            <text:p>B</text:p>
          </table:table-cell>
          <table:table-cell table:style-name="Default" table:formula="of:=IF([.$G36]&lt;&gt;&quot;&quot;;OFFSET([.$A36];0;MOD(COLUMN([.C37])-[.$G36]-1;4);1;1);IF([.$H36]&lt;&gt;&quot;&quot;;OFFSET([.$A36];0;IF(COLUMN([.C37])-1=[.$H36];[.$I36];IF(COLUMN([.C37])-1=[.$I36];[.$H36];COLUMN([.C37])-1));1;1);IF([.$J36]&lt;&gt;&quot;&quot;;IF([.C36]=[.$J36];[.$K36];IF([.C36]=[.$K36];[.$J36];[.C36]));[.C36])))" office:value-type="string" office:string-value="C" calcext:value-type="string">
            <text:p>C</text:p>
          </table:table-cell>
          <table:table-cell table:style-name="Default" table:formula="of:=IF([.$G36]&lt;&gt;&quot;&quot;;OFFSET([.$A36];0;MOD(COLUMN([.D37])-[.$G36]-1;4);1;1);IF([.$H36]&lt;&gt;&quot;&quot;;OFFSET([.$A36];0;IF(COLUMN([.D37])-1=[.$H36];[.$I36];IF(COLUMN([.D37])-1=[.$I36];[.$H36];COLUMN([.D37])-1));1;1);IF([.$J36]&lt;&gt;&quot;&quot;;IF([.D36]=[.$J36];[.$K36];IF([.D36]=[.$K36];[.$J36];[.D36]));[.D36])))" office:value-type="string" office:string-value="D" calcext:value-type="string">
            <text:p>D</text:p>
          </table:table-cell>
          <table:table-cell/>
          <table:table-cell table:style-name="Default" table:formula="of:=FIND(&quot;/&quot;;[.$E37])" office:value-type="string" office:string-value="" calcext:value-type="error">
            <text:p>#VALUE!</text:p>
          </table:table-cell>
          <table:table-cell table:style-name="Default" table:formula="of:=IF(LOWER(LEFT([.$E37];1))=&quot;s&quot;;MID([.$E37];2;LEN([.$E37])-1);&quot;&quot;)">
            <text:p/>
          </table:table-cell>
          <table:table-cell table:style-name="Default" table:formula="of:=IF(LOWER(LEFT([.$E37];1))=&quot;x&quot;;INT(MID([.$E37];2;[.F37]-2));&quot;&quot;)">
            <text:p/>
          </table:table-cell>
          <table:table-cell table:style-name="Default" table:formula="of:=IF(LOWER(LEFT([.$E37];1))=&quot;x&quot;;INT(MID([.$E37];[.F37]+1;LEN([.$E37])-[.F37]));&quot;&quot;)">
            <text:p/>
          </table:table-cell>
          <table:table-cell table:style-name="Default" table:formula="of:=IF(LOWER(LEFT([.$E37];1))=&quot;p&quot;;MID([.$E37];2;[.F37]-2);&quot;&quot;)">
            <text:p/>
          </table:table-cell>
          <table:table-cell table:style-name="Default" table:formula="of:=IF(LOWER(LEFT([.$E37];1))=&quot;p&quot;;MID([.$E37];[.F37]+1;LEN([.$E37])-[.H37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7]&lt;&gt;&quot;&quot;;OFFSET([.$A37];0;MOD(COLUMN([.A38])-[.$G37]-1;4);1;1);IF([.$H37]&lt;&gt;&quot;&quot;;OFFSET([.$A37];0;IF(COLUMN([.A38])-1=[.$H37];[.$I37];IF(COLUMN([.A38])-1=[.$I37];[.$H37];COLUMN([.A38])-1));1;1);IF([.$J37]&lt;&gt;&quot;&quot;;IF([.A37]=[.$J37];[.$K37];IF([.A37]=[.$K37];[.$J37];[.A37]));[.A37])))" office:value-type="string" office:string-value="A" calcext:value-type="string">
            <text:p>A</text:p>
          </table:table-cell>
          <table:table-cell table:style-name="Default" table:formula="of:=IF([.$G37]&lt;&gt;&quot;&quot;;OFFSET([.$A37];0;MOD(COLUMN([.B38])-[.$G37]-1;4);1;1);IF([.$H37]&lt;&gt;&quot;&quot;;OFFSET([.$A37];0;IF(COLUMN([.B38])-1=[.$H37];[.$I37];IF(COLUMN([.B38])-1=[.$I37];[.$H37];COLUMN([.B38])-1));1;1);IF([.$J37]&lt;&gt;&quot;&quot;;IF([.B37]=[.$J37];[.$K37];IF([.B37]=[.$K37];[.$J37];[.B37]));[.B37])))" office:value-type="string" office:string-value="B" calcext:value-type="string">
            <text:p>B</text:p>
          </table:table-cell>
          <table:table-cell table:style-name="Default" table:formula="of:=IF([.$G37]&lt;&gt;&quot;&quot;;OFFSET([.$A37];0;MOD(COLUMN([.C38])-[.$G37]-1;4);1;1);IF([.$H37]&lt;&gt;&quot;&quot;;OFFSET([.$A37];0;IF(COLUMN([.C38])-1=[.$H37];[.$I37];IF(COLUMN([.C38])-1=[.$I37];[.$H37];COLUMN([.C38])-1));1;1);IF([.$J37]&lt;&gt;&quot;&quot;;IF([.C37]=[.$J37];[.$K37];IF([.C37]=[.$K37];[.$J37];[.C37]));[.C37])))" office:value-type="string" office:string-value="C" calcext:value-type="string">
            <text:p>C</text:p>
          </table:table-cell>
          <table:table-cell table:style-name="Default" table:formula="of:=IF([.$G37]&lt;&gt;&quot;&quot;;OFFSET([.$A37];0;MOD(COLUMN([.D38])-[.$G37]-1;4);1;1);IF([.$H37]&lt;&gt;&quot;&quot;;OFFSET([.$A37];0;IF(COLUMN([.D38])-1=[.$H37];[.$I37];IF(COLUMN([.D38])-1=[.$I37];[.$H37];COLUMN([.D38])-1));1;1);IF([.$J37]&lt;&gt;&quot;&quot;;IF([.D37]=[.$J37];[.$K37];IF([.D37]=[.$K37];[.$J37];[.D37]));[.D37])))" office:value-type="string" office:string-value="D" calcext:value-type="string">
            <text:p>D</text:p>
          </table:table-cell>
          <table:table-cell/>
          <table:table-cell table:style-name="Default" table:formula="of:=FIND(&quot;/&quot;;[.$E38])" office:value-type="string" office:string-value="" calcext:value-type="error">
            <text:p>#VALUE!</text:p>
          </table:table-cell>
          <table:table-cell table:style-name="Default" table:formula="of:=IF(LOWER(LEFT([.$E38];1))=&quot;s&quot;;MID([.$E38];2;LEN([.$E38])-1);&quot;&quot;)">
            <text:p/>
          </table:table-cell>
          <table:table-cell table:style-name="Default" table:formula="of:=IF(LOWER(LEFT([.$E38];1))=&quot;x&quot;;INT(MID([.$E38];2;[.F38]-2));&quot;&quot;)">
            <text:p/>
          </table:table-cell>
          <table:table-cell table:style-name="Default" table:formula="of:=IF(LOWER(LEFT([.$E38];1))=&quot;x&quot;;INT(MID([.$E38];[.F38]+1;LEN([.$E38])-[.F38]));&quot;&quot;)">
            <text:p/>
          </table:table-cell>
          <table:table-cell table:style-name="Default" table:formula="of:=IF(LOWER(LEFT([.$E38];1))=&quot;p&quot;;MID([.$E38];2;[.F38]-2);&quot;&quot;)">
            <text:p/>
          </table:table-cell>
          <table:table-cell table:style-name="Default" table:formula="of:=IF(LOWER(LEFT([.$E38];1))=&quot;p&quot;;MID([.$E38];[.F38]+1;LEN([.$E38])-[.H38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8]&lt;&gt;&quot;&quot;;OFFSET([.$A38];0;MOD(COLUMN([.A39])-[.$G38]-1;4);1;1);IF([.$H38]&lt;&gt;&quot;&quot;;OFFSET([.$A38];0;IF(COLUMN([.A39])-1=[.$H38];[.$I38];IF(COLUMN([.A39])-1=[.$I38];[.$H38];COLUMN([.A39])-1));1;1);IF([.$J38]&lt;&gt;&quot;&quot;;IF([.A38]=[.$J38];[.$K38];IF([.A38]=[.$K38];[.$J38];[.A38]));[.A38])))" office:value-type="string" office:string-value="A" calcext:value-type="string">
            <text:p>A</text:p>
          </table:table-cell>
          <table:table-cell table:style-name="Default" table:formula="of:=IF([.$G38]&lt;&gt;&quot;&quot;;OFFSET([.$A38];0;MOD(COLUMN([.B39])-[.$G38]-1;4);1;1);IF([.$H38]&lt;&gt;&quot;&quot;;OFFSET([.$A38];0;IF(COLUMN([.B39])-1=[.$H38];[.$I38];IF(COLUMN([.B39])-1=[.$I38];[.$H38];COLUMN([.B39])-1));1;1);IF([.$J38]&lt;&gt;&quot;&quot;;IF([.B38]=[.$J38];[.$K38];IF([.B38]=[.$K38];[.$J38];[.B38]));[.B38])))" office:value-type="string" office:string-value="B" calcext:value-type="string">
            <text:p>B</text:p>
          </table:table-cell>
          <table:table-cell table:style-name="Default" table:formula="of:=IF([.$G38]&lt;&gt;&quot;&quot;;OFFSET([.$A38];0;MOD(COLUMN([.C39])-[.$G38]-1;4);1;1);IF([.$H38]&lt;&gt;&quot;&quot;;OFFSET([.$A38];0;IF(COLUMN([.C39])-1=[.$H38];[.$I38];IF(COLUMN([.C39])-1=[.$I38];[.$H38];COLUMN([.C39])-1));1;1);IF([.$J38]&lt;&gt;&quot;&quot;;IF([.C38]=[.$J38];[.$K38];IF([.C38]=[.$K38];[.$J38];[.C38]));[.C38])))" office:value-type="string" office:string-value="C" calcext:value-type="string">
            <text:p>C</text:p>
          </table:table-cell>
          <table:table-cell table:style-name="Default" table:formula="of:=IF([.$G38]&lt;&gt;&quot;&quot;;OFFSET([.$A38];0;MOD(COLUMN([.D39])-[.$G38]-1;4);1;1);IF([.$H38]&lt;&gt;&quot;&quot;;OFFSET([.$A38];0;IF(COLUMN([.D39])-1=[.$H38];[.$I38];IF(COLUMN([.D39])-1=[.$I38];[.$H38];COLUMN([.D39])-1));1;1);IF([.$J38]&lt;&gt;&quot;&quot;;IF([.D38]=[.$J38];[.$K38];IF([.D38]=[.$K38];[.$J38];[.D38]));[.D38])))" office:value-type="string" office:string-value="D" calcext:value-type="string">
            <text:p>D</text:p>
          </table:table-cell>
          <table:table-cell/>
          <table:table-cell table:style-name="Default" table:formula="of:=FIND(&quot;/&quot;;[.$E39])" office:value-type="string" office:string-value="" calcext:value-type="error">
            <text:p>#VALUE!</text:p>
          </table:table-cell>
          <table:table-cell table:style-name="Default" table:formula="of:=IF(LOWER(LEFT([.$E39];1))=&quot;s&quot;;MID([.$E39];2;LEN([.$E39])-1);&quot;&quot;)">
            <text:p/>
          </table:table-cell>
          <table:table-cell table:style-name="Default" table:formula="of:=IF(LOWER(LEFT([.$E39];1))=&quot;x&quot;;INT(MID([.$E39];2;[.F39]-2));&quot;&quot;)">
            <text:p/>
          </table:table-cell>
          <table:table-cell table:style-name="Default" table:formula="of:=IF(LOWER(LEFT([.$E39];1))=&quot;x&quot;;INT(MID([.$E39];[.F39]+1;LEN([.$E39])-[.F39]));&quot;&quot;)">
            <text:p/>
          </table:table-cell>
          <table:table-cell table:style-name="Default" table:formula="of:=IF(LOWER(LEFT([.$E39];1))=&quot;p&quot;;MID([.$E39];2;[.F39]-2);&quot;&quot;)">
            <text:p/>
          </table:table-cell>
          <table:table-cell table:style-name="Default" table:formula="of:=IF(LOWER(LEFT([.$E39];1))=&quot;p&quot;;MID([.$E39];[.F39]+1;LEN([.$E39])-[.H39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39]&lt;&gt;&quot;&quot;;OFFSET([.$A39];0;MOD(COLUMN([.A40])-[.$G39]-1;4);1;1);IF([.$H39]&lt;&gt;&quot;&quot;;OFFSET([.$A39];0;IF(COLUMN([.A40])-1=[.$H39];[.$I39];IF(COLUMN([.A40])-1=[.$I39];[.$H39];COLUMN([.A40])-1));1;1);IF([.$J39]&lt;&gt;&quot;&quot;;IF([.A39]=[.$J39];[.$K39];IF([.A39]=[.$K39];[.$J39];[.A39]));[.A39])))" office:value-type="string" office:string-value="A" calcext:value-type="string">
            <text:p>A</text:p>
          </table:table-cell>
          <table:table-cell table:style-name="Default" table:formula="of:=IF([.$G39]&lt;&gt;&quot;&quot;;OFFSET([.$A39];0;MOD(COLUMN([.B40])-[.$G39]-1;4);1;1);IF([.$H39]&lt;&gt;&quot;&quot;;OFFSET([.$A39];0;IF(COLUMN([.B40])-1=[.$H39];[.$I39];IF(COLUMN([.B40])-1=[.$I39];[.$H39];COLUMN([.B40])-1));1;1);IF([.$J39]&lt;&gt;&quot;&quot;;IF([.B39]=[.$J39];[.$K39];IF([.B39]=[.$K39];[.$J39];[.B39]));[.B39])))" office:value-type="string" office:string-value="B" calcext:value-type="string">
            <text:p>B</text:p>
          </table:table-cell>
          <table:table-cell table:style-name="Default" table:formula="of:=IF([.$G39]&lt;&gt;&quot;&quot;;OFFSET([.$A39];0;MOD(COLUMN([.C40])-[.$G39]-1;4);1;1);IF([.$H39]&lt;&gt;&quot;&quot;;OFFSET([.$A39];0;IF(COLUMN([.C40])-1=[.$H39];[.$I39];IF(COLUMN([.C40])-1=[.$I39];[.$H39];COLUMN([.C40])-1));1;1);IF([.$J39]&lt;&gt;&quot;&quot;;IF([.C39]=[.$J39];[.$K39];IF([.C39]=[.$K39];[.$J39];[.C39]));[.C39])))" office:value-type="string" office:string-value="C" calcext:value-type="string">
            <text:p>C</text:p>
          </table:table-cell>
          <table:table-cell table:style-name="Default" table:formula="of:=IF([.$G39]&lt;&gt;&quot;&quot;;OFFSET([.$A39];0;MOD(COLUMN([.D40])-[.$G39]-1;4);1;1);IF([.$H39]&lt;&gt;&quot;&quot;;OFFSET([.$A39];0;IF(COLUMN([.D40])-1=[.$H39];[.$I39];IF(COLUMN([.D40])-1=[.$I39];[.$H39];COLUMN([.D40])-1));1;1);IF([.$J39]&lt;&gt;&quot;&quot;;IF([.D39]=[.$J39];[.$K39];IF([.D39]=[.$K39];[.$J39];[.D39]));[.D39])))" office:value-type="string" office:string-value="D" calcext:value-type="string">
            <text:p>D</text:p>
          </table:table-cell>
          <table:table-cell/>
          <table:table-cell table:style-name="Default" table:formula="of:=FIND(&quot;/&quot;;[.$E40])" office:value-type="string" office:string-value="" calcext:value-type="error">
            <text:p>#VALUE!</text:p>
          </table:table-cell>
          <table:table-cell table:style-name="Default" table:formula="of:=IF(LOWER(LEFT([.$E40];1))=&quot;s&quot;;MID([.$E40];2;LEN([.$E40])-1);&quot;&quot;)">
            <text:p/>
          </table:table-cell>
          <table:table-cell table:style-name="Default" table:formula="of:=IF(LOWER(LEFT([.$E40];1))=&quot;x&quot;;INT(MID([.$E40];2;[.F40]-2));&quot;&quot;)">
            <text:p/>
          </table:table-cell>
          <table:table-cell table:style-name="Default" table:formula="of:=IF(LOWER(LEFT([.$E40];1))=&quot;x&quot;;INT(MID([.$E40];[.F40]+1;LEN([.$E40])-[.F40]));&quot;&quot;)">
            <text:p/>
          </table:table-cell>
          <table:table-cell table:style-name="Default" table:formula="of:=IF(LOWER(LEFT([.$E40];1))=&quot;p&quot;;MID([.$E40];2;[.F40]-2);&quot;&quot;)">
            <text:p/>
          </table:table-cell>
          <table:table-cell table:style-name="Default" table:formula="of:=IF(LOWER(LEFT([.$E40];1))=&quot;p&quot;;MID([.$E40];[.F40]+1;LEN([.$E40])-[.H40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0]&lt;&gt;&quot;&quot;;OFFSET([.$A40];0;MOD(COLUMN([.A41])-[.$G40]-1;4);1;1);IF([.$H40]&lt;&gt;&quot;&quot;;OFFSET([.$A40];0;IF(COLUMN([.A41])-1=[.$H40];[.$I40];IF(COLUMN([.A41])-1=[.$I40];[.$H40];COLUMN([.A41])-1));1;1);IF([.$J40]&lt;&gt;&quot;&quot;;IF([.A40]=[.$J40];[.$K40];IF([.A40]=[.$K40];[.$J40];[.A40]));[.A40])))" office:value-type="string" office:string-value="A" calcext:value-type="string">
            <text:p>A</text:p>
          </table:table-cell>
          <table:table-cell table:style-name="Default" table:formula="of:=IF([.$G40]&lt;&gt;&quot;&quot;;OFFSET([.$A40];0;MOD(COLUMN([.B41])-[.$G40]-1;4);1;1);IF([.$H40]&lt;&gt;&quot;&quot;;OFFSET([.$A40];0;IF(COLUMN([.B41])-1=[.$H40];[.$I40];IF(COLUMN([.B41])-1=[.$I40];[.$H40];COLUMN([.B41])-1));1;1);IF([.$J40]&lt;&gt;&quot;&quot;;IF([.B40]=[.$J40];[.$K40];IF([.B40]=[.$K40];[.$J40];[.B40]));[.B40])))" office:value-type="string" office:string-value="B" calcext:value-type="string">
            <text:p>B</text:p>
          </table:table-cell>
          <table:table-cell table:style-name="Default" table:formula="of:=IF([.$G40]&lt;&gt;&quot;&quot;;OFFSET([.$A40];0;MOD(COLUMN([.C41])-[.$G40]-1;4);1;1);IF([.$H40]&lt;&gt;&quot;&quot;;OFFSET([.$A40];0;IF(COLUMN([.C41])-1=[.$H40];[.$I40];IF(COLUMN([.C41])-1=[.$I40];[.$H40];COLUMN([.C41])-1));1;1);IF([.$J40]&lt;&gt;&quot;&quot;;IF([.C40]=[.$J40];[.$K40];IF([.C40]=[.$K40];[.$J40];[.C40]));[.C40])))" office:value-type="string" office:string-value="C" calcext:value-type="string">
            <text:p>C</text:p>
          </table:table-cell>
          <table:table-cell table:style-name="Default" table:formula="of:=IF([.$G40]&lt;&gt;&quot;&quot;;OFFSET([.$A40];0;MOD(COLUMN([.D41])-[.$G40]-1;4);1;1);IF([.$H40]&lt;&gt;&quot;&quot;;OFFSET([.$A40];0;IF(COLUMN([.D41])-1=[.$H40];[.$I40];IF(COLUMN([.D41])-1=[.$I40];[.$H40];COLUMN([.D41])-1));1;1);IF([.$J40]&lt;&gt;&quot;&quot;;IF([.D40]=[.$J40];[.$K40];IF([.D40]=[.$K40];[.$J40];[.D40]));[.D40])))" office:value-type="string" office:string-value="D" calcext:value-type="string">
            <text:p>D</text:p>
          </table:table-cell>
          <table:table-cell/>
          <table:table-cell table:style-name="Default" table:formula="of:=FIND(&quot;/&quot;;[.$E41])" office:value-type="string" office:string-value="" calcext:value-type="error">
            <text:p>#VALUE!</text:p>
          </table:table-cell>
          <table:table-cell table:style-name="Default" table:formula="of:=IF(LOWER(LEFT([.$E41];1))=&quot;s&quot;;MID([.$E41];2;LEN([.$E41])-1);&quot;&quot;)">
            <text:p/>
          </table:table-cell>
          <table:table-cell table:style-name="Default" table:formula="of:=IF(LOWER(LEFT([.$E41];1))=&quot;x&quot;;INT(MID([.$E41];2;[.F41]-2));&quot;&quot;)">
            <text:p/>
          </table:table-cell>
          <table:table-cell table:style-name="Default" table:formula="of:=IF(LOWER(LEFT([.$E41];1))=&quot;x&quot;;INT(MID([.$E41];[.F41]+1;LEN([.$E41])-[.F41]));&quot;&quot;)">
            <text:p/>
          </table:table-cell>
          <table:table-cell table:style-name="Default" table:formula="of:=IF(LOWER(LEFT([.$E41];1))=&quot;p&quot;;MID([.$E41];2;[.F41]-2);&quot;&quot;)">
            <text:p/>
          </table:table-cell>
          <table:table-cell table:style-name="Default" table:formula="of:=IF(LOWER(LEFT([.$E41];1))=&quot;p&quot;;MID([.$E41];[.F41]+1;LEN([.$E41])-[.H41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1]&lt;&gt;&quot;&quot;;OFFSET([.$A41];0;MOD(COLUMN([.A42])-[.$G41]-1;4);1;1);IF([.$H41]&lt;&gt;&quot;&quot;;OFFSET([.$A41];0;IF(COLUMN([.A42])-1=[.$H41];[.$I41];IF(COLUMN([.A42])-1=[.$I41];[.$H41];COLUMN([.A42])-1));1;1);IF([.$J41]&lt;&gt;&quot;&quot;;IF([.A41]=[.$J41];[.$K41];IF([.A41]=[.$K41];[.$J41];[.A41]));[.A41])))" office:value-type="string" office:string-value="A" calcext:value-type="string">
            <text:p>A</text:p>
          </table:table-cell>
          <table:table-cell table:style-name="Default" table:formula="of:=IF([.$G41]&lt;&gt;&quot;&quot;;OFFSET([.$A41];0;MOD(COLUMN([.B42])-[.$G41]-1;4);1;1);IF([.$H41]&lt;&gt;&quot;&quot;;OFFSET([.$A41];0;IF(COLUMN([.B42])-1=[.$H41];[.$I41];IF(COLUMN([.B42])-1=[.$I41];[.$H41];COLUMN([.B42])-1));1;1);IF([.$J41]&lt;&gt;&quot;&quot;;IF([.B41]=[.$J41];[.$K41];IF([.B41]=[.$K41];[.$J41];[.B41]));[.B41])))" office:value-type="string" office:string-value="B" calcext:value-type="string">
            <text:p>B</text:p>
          </table:table-cell>
          <table:table-cell table:style-name="Default" table:formula="of:=IF([.$G41]&lt;&gt;&quot;&quot;;OFFSET([.$A41];0;MOD(COLUMN([.C42])-[.$G41]-1;4);1;1);IF([.$H41]&lt;&gt;&quot;&quot;;OFFSET([.$A41];0;IF(COLUMN([.C42])-1=[.$H41];[.$I41];IF(COLUMN([.C42])-1=[.$I41];[.$H41];COLUMN([.C42])-1));1;1);IF([.$J41]&lt;&gt;&quot;&quot;;IF([.C41]=[.$J41];[.$K41];IF([.C41]=[.$K41];[.$J41];[.C41]));[.C41])))" office:value-type="string" office:string-value="C" calcext:value-type="string">
            <text:p>C</text:p>
          </table:table-cell>
          <table:table-cell table:style-name="Default" table:formula="of:=IF([.$G41]&lt;&gt;&quot;&quot;;OFFSET([.$A41];0;MOD(COLUMN([.D42])-[.$G41]-1;4);1;1);IF([.$H41]&lt;&gt;&quot;&quot;;OFFSET([.$A41];0;IF(COLUMN([.D42])-1=[.$H41];[.$I41];IF(COLUMN([.D42])-1=[.$I41];[.$H41];COLUMN([.D42])-1));1;1);IF([.$J41]&lt;&gt;&quot;&quot;;IF([.D41]=[.$J41];[.$K41];IF([.D41]=[.$K41];[.$J41];[.D41]));[.D41])))" office:value-type="string" office:string-value="D" calcext:value-type="string">
            <text:p>D</text:p>
          </table:table-cell>
          <table:table-cell/>
          <table:table-cell table:style-name="Default" table:formula="of:=FIND(&quot;/&quot;;[.$E42])" office:value-type="string" office:string-value="" calcext:value-type="error">
            <text:p>#VALUE!</text:p>
          </table:table-cell>
          <table:table-cell table:style-name="Default" table:formula="of:=IF(LOWER(LEFT([.$E42];1))=&quot;s&quot;;MID([.$E42];2;LEN([.$E42])-1);&quot;&quot;)">
            <text:p/>
          </table:table-cell>
          <table:table-cell table:style-name="Default" table:formula="of:=IF(LOWER(LEFT([.$E42];1))=&quot;x&quot;;INT(MID([.$E42];2;[.F42]-2));&quot;&quot;)">
            <text:p/>
          </table:table-cell>
          <table:table-cell table:style-name="Default" table:formula="of:=IF(LOWER(LEFT([.$E42];1))=&quot;x&quot;;INT(MID([.$E42];[.F42]+1;LEN([.$E42])-[.F42]));&quot;&quot;)">
            <text:p/>
          </table:table-cell>
          <table:table-cell table:style-name="Default" table:formula="of:=IF(LOWER(LEFT([.$E42];1))=&quot;p&quot;;MID([.$E42];2;[.F42]-2);&quot;&quot;)">
            <text:p/>
          </table:table-cell>
          <table:table-cell table:style-name="Default" table:formula="of:=IF(LOWER(LEFT([.$E42];1))=&quot;p&quot;;MID([.$E42];[.F42]+1;LEN([.$E42])-[.H42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2]&lt;&gt;&quot;&quot;;OFFSET([.$A42];0;MOD(COLUMN([.A43])-[.$G42]-1;4);1;1);IF([.$H42]&lt;&gt;&quot;&quot;;OFFSET([.$A42];0;IF(COLUMN([.A43])-1=[.$H42];[.$I42];IF(COLUMN([.A43])-1=[.$I42];[.$H42];COLUMN([.A43])-1));1;1);IF([.$J42]&lt;&gt;&quot;&quot;;IF([.A42]=[.$J42];[.$K42];IF([.A42]=[.$K42];[.$J42];[.A42]));[.A42])))" office:value-type="string" office:string-value="A" calcext:value-type="string">
            <text:p>A</text:p>
          </table:table-cell>
          <table:table-cell table:style-name="Default" table:formula="of:=IF([.$G42]&lt;&gt;&quot;&quot;;OFFSET([.$A42];0;MOD(COLUMN([.B43])-[.$G42]-1;4);1;1);IF([.$H42]&lt;&gt;&quot;&quot;;OFFSET([.$A42];0;IF(COLUMN([.B43])-1=[.$H42];[.$I42];IF(COLUMN([.B43])-1=[.$I42];[.$H42];COLUMN([.B43])-1));1;1);IF([.$J42]&lt;&gt;&quot;&quot;;IF([.B42]=[.$J42];[.$K42];IF([.B42]=[.$K42];[.$J42];[.B42]));[.B42])))" office:value-type="string" office:string-value="B" calcext:value-type="string">
            <text:p>B</text:p>
          </table:table-cell>
          <table:table-cell table:style-name="Default" table:formula="of:=IF([.$G42]&lt;&gt;&quot;&quot;;OFFSET([.$A42];0;MOD(COLUMN([.C43])-[.$G42]-1;4);1;1);IF([.$H42]&lt;&gt;&quot;&quot;;OFFSET([.$A42];0;IF(COLUMN([.C43])-1=[.$H42];[.$I42];IF(COLUMN([.C43])-1=[.$I42];[.$H42];COLUMN([.C43])-1));1;1);IF([.$J42]&lt;&gt;&quot;&quot;;IF([.C42]=[.$J42];[.$K42];IF([.C42]=[.$K42];[.$J42];[.C42]));[.C42])))" office:value-type="string" office:string-value="C" calcext:value-type="string">
            <text:p>C</text:p>
          </table:table-cell>
          <table:table-cell table:style-name="Default" table:formula="of:=IF([.$G42]&lt;&gt;&quot;&quot;;OFFSET([.$A42];0;MOD(COLUMN([.D43])-[.$G42]-1;4);1;1);IF([.$H42]&lt;&gt;&quot;&quot;;OFFSET([.$A42];0;IF(COLUMN([.D43])-1=[.$H42];[.$I42];IF(COLUMN([.D43])-1=[.$I42];[.$H42];COLUMN([.D43])-1));1;1);IF([.$J42]&lt;&gt;&quot;&quot;;IF([.D42]=[.$J42];[.$K42];IF([.D42]=[.$K42];[.$J42];[.D42]));[.D42])))" office:value-type="string" office:string-value="D" calcext:value-type="string">
            <text:p>D</text:p>
          </table:table-cell>
          <table:table-cell/>
          <table:table-cell table:style-name="Default" table:formula="of:=FIND(&quot;/&quot;;[.$E43])" office:value-type="string" office:string-value="" calcext:value-type="error">
            <text:p>#VALUE!</text:p>
          </table:table-cell>
          <table:table-cell table:style-name="Default" table:formula="of:=IF(LOWER(LEFT([.$E43];1))=&quot;s&quot;;MID([.$E43];2;LEN([.$E43])-1);&quot;&quot;)">
            <text:p/>
          </table:table-cell>
          <table:table-cell table:style-name="Default" table:formula="of:=IF(LOWER(LEFT([.$E43];1))=&quot;x&quot;;INT(MID([.$E43];2;[.F43]-2));&quot;&quot;)">
            <text:p/>
          </table:table-cell>
          <table:table-cell table:style-name="Default" table:formula="of:=IF(LOWER(LEFT([.$E43];1))=&quot;x&quot;;INT(MID([.$E43];[.F43]+1;LEN([.$E43])-[.F43]));&quot;&quot;)">
            <text:p/>
          </table:table-cell>
          <table:table-cell table:style-name="Default" table:formula="of:=IF(LOWER(LEFT([.$E43];1))=&quot;p&quot;;MID([.$E43];2;[.F43]-2);&quot;&quot;)">
            <text:p/>
          </table:table-cell>
          <table:table-cell table:style-name="Default" table:formula="of:=IF(LOWER(LEFT([.$E43];1))=&quot;p&quot;;MID([.$E43];[.F43]+1;LEN([.$E43])-[.H43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3]&lt;&gt;&quot;&quot;;OFFSET([.$A43];0;MOD(COLUMN([.A44])-[.$G43]-1;4);1;1);IF([.$H43]&lt;&gt;&quot;&quot;;OFFSET([.$A43];0;IF(COLUMN([.A44])-1=[.$H43];[.$I43];IF(COLUMN([.A44])-1=[.$I43];[.$H43];COLUMN([.A44])-1));1;1);IF([.$J43]&lt;&gt;&quot;&quot;;IF([.A43]=[.$J43];[.$K43];IF([.A43]=[.$K43];[.$J43];[.A43]));[.A43])))" office:value-type="string" office:string-value="A" calcext:value-type="string">
            <text:p>A</text:p>
          </table:table-cell>
          <table:table-cell table:style-name="Default" table:formula="of:=IF([.$G43]&lt;&gt;&quot;&quot;;OFFSET([.$A43];0;MOD(COLUMN([.B44])-[.$G43]-1;4);1;1);IF([.$H43]&lt;&gt;&quot;&quot;;OFFSET([.$A43];0;IF(COLUMN([.B44])-1=[.$H43];[.$I43];IF(COLUMN([.B44])-1=[.$I43];[.$H43];COLUMN([.B44])-1));1;1);IF([.$J43]&lt;&gt;&quot;&quot;;IF([.B43]=[.$J43];[.$K43];IF([.B43]=[.$K43];[.$J43];[.B43]));[.B43])))" office:value-type="string" office:string-value="B" calcext:value-type="string">
            <text:p>B</text:p>
          </table:table-cell>
          <table:table-cell table:style-name="Default" table:formula="of:=IF([.$G43]&lt;&gt;&quot;&quot;;OFFSET([.$A43];0;MOD(COLUMN([.C44])-[.$G43]-1;4);1;1);IF([.$H43]&lt;&gt;&quot;&quot;;OFFSET([.$A43];0;IF(COLUMN([.C44])-1=[.$H43];[.$I43];IF(COLUMN([.C44])-1=[.$I43];[.$H43];COLUMN([.C44])-1));1;1);IF([.$J43]&lt;&gt;&quot;&quot;;IF([.C43]=[.$J43];[.$K43];IF([.C43]=[.$K43];[.$J43];[.C43]));[.C43])))" office:value-type="string" office:string-value="C" calcext:value-type="string">
            <text:p>C</text:p>
          </table:table-cell>
          <table:table-cell table:style-name="Default" table:formula="of:=IF([.$G43]&lt;&gt;&quot;&quot;;OFFSET([.$A43];0;MOD(COLUMN([.D44])-[.$G43]-1;4);1;1);IF([.$H43]&lt;&gt;&quot;&quot;;OFFSET([.$A43];0;IF(COLUMN([.D44])-1=[.$H43];[.$I43];IF(COLUMN([.D44])-1=[.$I43];[.$H43];COLUMN([.D44])-1));1;1);IF([.$J43]&lt;&gt;&quot;&quot;;IF([.D43]=[.$J43];[.$K43];IF([.D43]=[.$K43];[.$J43];[.D43]));[.D43])))" office:value-type="string" office:string-value="D" calcext:value-type="string">
            <text:p>D</text:p>
          </table:table-cell>
          <table:table-cell/>
          <table:table-cell table:style-name="Default" table:formula="of:=FIND(&quot;/&quot;;[.$E44])" office:value-type="string" office:string-value="" calcext:value-type="error">
            <text:p>#VALUE!</text:p>
          </table:table-cell>
          <table:table-cell table:style-name="Default" table:formula="of:=IF(LOWER(LEFT([.$E44];1))=&quot;s&quot;;MID([.$E44];2;LEN([.$E44])-1);&quot;&quot;)">
            <text:p/>
          </table:table-cell>
          <table:table-cell table:style-name="Default" table:formula="of:=IF(LOWER(LEFT([.$E44];1))=&quot;x&quot;;INT(MID([.$E44];2;[.F44]-2));&quot;&quot;)">
            <text:p/>
          </table:table-cell>
          <table:table-cell table:style-name="Default" table:formula="of:=IF(LOWER(LEFT([.$E44];1))=&quot;x&quot;;INT(MID([.$E44];[.F44]+1;LEN([.$E44])-[.F44]));&quot;&quot;)">
            <text:p/>
          </table:table-cell>
          <table:table-cell table:style-name="Default" table:formula="of:=IF(LOWER(LEFT([.$E44];1))=&quot;p&quot;;MID([.$E44];2;[.F44]-2);&quot;&quot;)">
            <text:p/>
          </table:table-cell>
          <table:table-cell table:style-name="Default" table:formula="of:=IF(LOWER(LEFT([.$E44];1))=&quot;p&quot;;MID([.$E44];[.F44]+1;LEN([.$E44])-[.H44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4]&lt;&gt;&quot;&quot;;OFFSET([.$A44];0;MOD(COLUMN([.A45])-[.$G44]-1;4);1;1);IF([.$H44]&lt;&gt;&quot;&quot;;OFFSET([.$A44];0;IF(COLUMN([.A45])-1=[.$H44];[.$I44];IF(COLUMN([.A45])-1=[.$I44];[.$H44];COLUMN([.A45])-1));1;1);IF([.$J44]&lt;&gt;&quot;&quot;;IF([.A44]=[.$J44];[.$K44];IF([.A44]=[.$K44];[.$J44];[.A44]));[.A44])))" office:value-type="string" office:string-value="A" calcext:value-type="string">
            <text:p>A</text:p>
          </table:table-cell>
          <table:table-cell table:style-name="Default" table:formula="of:=IF([.$G44]&lt;&gt;&quot;&quot;;OFFSET([.$A44];0;MOD(COLUMN([.B45])-[.$G44]-1;4);1;1);IF([.$H44]&lt;&gt;&quot;&quot;;OFFSET([.$A44];0;IF(COLUMN([.B45])-1=[.$H44];[.$I44];IF(COLUMN([.B45])-1=[.$I44];[.$H44];COLUMN([.B45])-1));1;1);IF([.$J44]&lt;&gt;&quot;&quot;;IF([.B44]=[.$J44];[.$K44];IF([.B44]=[.$K44];[.$J44];[.B44]));[.B44])))" office:value-type="string" office:string-value="B" calcext:value-type="string">
            <text:p>B</text:p>
          </table:table-cell>
          <table:table-cell table:style-name="Default" table:formula="of:=IF([.$G44]&lt;&gt;&quot;&quot;;OFFSET([.$A44];0;MOD(COLUMN([.C45])-[.$G44]-1;4);1;1);IF([.$H44]&lt;&gt;&quot;&quot;;OFFSET([.$A44];0;IF(COLUMN([.C45])-1=[.$H44];[.$I44];IF(COLUMN([.C45])-1=[.$I44];[.$H44];COLUMN([.C45])-1));1;1);IF([.$J44]&lt;&gt;&quot;&quot;;IF([.C44]=[.$J44];[.$K44];IF([.C44]=[.$K44];[.$J44];[.C44]));[.C44])))" office:value-type="string" office:string-value="C" calcext:value-type="string">
            <text:p>C</text:p>
          </table:table-cell>
          <table:table-cell table:style-name="Default" table:formula="of:=IF([.$G44]&lt;&gt;&quot;&quot;;OFFSET([.$A44];0;MOD(COLUMN([.D45])-[.$G44]-1;4);1;1);IF([.$H44]&lt;&gt;&quot;&quot;;OFFSET([.$A44];0;IF(COLUMN([.D45])-1=[.$H44];[.$I44];IF(COLUMN([.D45])-1=[.$I44];[.$H44];COLUMN([.D45])-1));1;1);IF([.$J44]&lt;&gt;&quot;&quot;;IF([.D44]=[.$J44];[.$K44];IF([.D44]=[.$K44];[.$J44];[.D44]));[.D44])))" office:value-type="string" office:string-value="D" calcext:value-type="string">
            <text:p>D</text:p>
          </table:table-cell>
          <table:table-cell/>
          <table:table-cell table:style-name="Default" table:formula="of:=FIND(&quot;/&quot;;[.$E45])" office:value-type="string" office:string-value="" calcext:value-type="error">
            <text:p>#VALUE!</text:p>
          </table:table-cell>
          <table:table-cell table:style-name="Default" table:formula="of:=IF(LOWER(LEFT([.$E45];1))=&quot;s&quot;;MID([.$E45];2;LEN([.$E45])-1);&quot;&quot;)">
            <text:p/>
          </table:table-cell>
          <table:table-cell table:style-name="Default" table:formula="of:=IF(LOWER(LEFT([.$E45];1))=&quot;x&quot;;INT(MID([.$E45];2;[.F45]-2));&quot;&quot;)">
            <text:p/>
          </table:table-cell>
          <table:table-cell table:style-name="Default" table:formula="of:=IF(LOWER(LEFT([.$E45];1))=&quot;x&quot;;INT(MID([.$E45];[.F45]+1;LEN([.$E45])-[.F45]));&quot;&quot;)">
            <text:p/>
          </table:table-cell>
          <table:table-cell table:style-name="Default" table:formula="of:=IF(LOWER(LEFT([.$E45];1))=&quot;p&quot;;MID([.$E45];2;[.F45]-2);&quot;&quot;)">
            <text:p/>
          </table:table-cell>
          <table:table-cell table:style-name="Default" table:formula="of:=IF(LOWER(LEFT([.$E45];1))=&quot;p&quot;;MID([.$E45];[.F45]+1;LEN([.$E45])-[.H45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5]&lt;&gt;&quot;&quot;;OFFSET([.$A45];0;MOD(COLUMN([.A46])-[.$G45]-1;4);1;1);IF([.$H45]&lt;&gt;&quot;&quot;;OFFSET([.$A45];0;IF(COLUMN([.A46])-1=[.$H45];[.$I45];IF(COLUMN([.A46])-1=[.$I45];[.$H45];COLUMN([.A46])-1));1;1);IF([.$J45]&lt;&gt;&quot;&quot;;IF([.A45]=[.$J45];[.$K45];IF([.A45]=[.$K45];[.$J45];[.A45]));[.A45])))" office:value-type="string" office:string-value="A" calcext:value-type="string">
            <text:p>A</text:p>
          </table:table-cell>
          <table:table-cell table:style-name="Default" table:formula="of:=IF([.$G45]&lt;&gt;&quot;&quot;;OFFSET([.$A45];0;MOD(COLUMN([.B46])-[.$G45]-1;4);1;1);IF([.$H45]&lt;&gt;&quot;&quot;;OFFSET([.$A45];0;IF(COLUMN([.B46])-1=[.$H45];[.$I45];IF(COLUMN([.B46])-1=[.$I45];[.$H45];COLUMN([.B46])-1));1;1);IF([.$J45]&lt;&gt;&quot;&quot;;IF([.B45]=[.$J45];[.$K45];IF([.B45]=[.$K45];[.$J45];[.B45]));[.B45])))" office:value-type="string" office:string-value="B" calcext:value-type="string">
            <text:p>B</text:p>
          </table:table-cell>
          <table:table-cell table:style-name="Default" table:formula="of:=IF([.$G45]&lt;&gt;&quot;&quot;;OFFSET([.$A45];0;MOD(COLUMN([.C46])-[.$G45]-1;4);1;1);IF([.$H45]&lt;&gt;&quot;&quot;;OFFSET([.$A45];0;IF(COLUMN([.C46])-1=[.$H45];[.$I45];IF(COLUMN([.C46])-1=[.$I45];[.$H45];COLUMN([.C46])-1));1;1);IF([.$J45]&lt;&gt;&quot;&quot;;IF([.C45]=[.$J45];[.$K45];IF([.C45]=[.$K45];[.$J45];[.C45]));[.C45])))" office:value-type="string" office:string-value="C" calcext:value-type="string">
            <text:p>C</text:p>
          </table:table-cell>
          <table:table-cell table:style-name="Default" table:formula="of:=IF([.$G45]&lt;&gt;&quot;&quot;;OFFSET([.$A45];0;MOD(COLUMN([.D46])-[.$G45]-1;4);1;1);IF([.$H45]&lt;&gt;&quot;&quot;;OFFSET([.$A45];0;IF(COLUMN([.D46])-1=[.$H45];[.$I45];IF(COLUMN([.D46])-1=[.$I45];[.$H45];COLUMN([.D46])-1));1;1);IF([.$J45]&lt;&gt;&quot;&quot;;IF([.D45]=[.$J45];[.$K45];IF([.D45]=[.$K45];[.$J45];[.D45]));[.D45])))" office:value-type="string" office:string-value="D" calcext:value-type="string">
            <text:p>D</text:p>
          </table:table-cell>
          <table:table-cell/>
          <table:table-cell table:style-name="Default" table:formula="of:=FIND(&quot;/&quot;;[.$E46])" office:value-type="string" office:string-value="" calcext:value-type="error">
            <text:p>#VALUE!</text:p>
          </table:table-cell>
          <table:table-cell table:style-name="Default" table:formula="of:=IF(LOWER(LEFT([.$E46];1))=&quot;s&quot;;MID([.$E46];2;LEN([.$E46])-1);&quot;&quot;)">
            <text:p/>
          </table:table-cell>
          <table:table-cell table:style-name="Default" table:formula="of:=IF(LOWER(LEFT([.$E46];1))=&quot;x&quot;;INT(MID([.$E46];2;[.F46]-2));&quot;&quot;)">
            <text:p/>
          </table:table-cell>
          <table:table-cell table:style-name="Default" table:formula="of:=IF(LOWER(LEFT([.$E46];1))=&quot;x&quot;;INT(MID([.$E46];[.F46]+1;LEN([.$E46])-[.F46]));&quot;&quot;)">
            <text:p/>
          </table:table-cell>
          <table:table-cell table:style-name="Default" table:formula="of:=IF(LOWER(LEFT([.$E46];1))=&quot;p&quot;;MID([.$E46];2;[.F46]-2);&quot;&quot;)">
            <text:p/>
          </table:table-cell>
          <table:table-cell table:style-name="Default" table:formula="of:=IF(LOWER(LEFT([.$E46];1))=&quot;p&quot;;MID([.$E46];[.F46]+1;LEN([.$E46])-[.H46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6]&lt;&gt;&quot;&quot;;OFFSET([.$A46];0;MOD(COLUMN([.A47])-[.$G46]-1;4);1;1);IF([.$H46]&lt;&gt;&quot;&quot;;OFFSET([.$A46];0;IF(COLUMN([.A47])-1=[.$H46];[.$I46];IF(COLUMN([.A47])-1=[.$I46];[.$H46];COLUMN([.A47])-1));1;1);IF([.$J46]&lt;&gt;&quot;&quot;;IF([.A46]=[.$J46];[.$K46];IF([.A46]=[.$K46];[.$J46];[.A46]));[.A46])))" office:value-type="string" office:string-value="A" calcext:value-type="string">
            <text:p>A</text:p>
          </table:table-cell>
          <table:table-cell table:style-name="Default" table:formula="of:=IF([.$G46]&lt;&gt;&quot;&quot;;OFFSET([.$A46];0;MOD(COLUMN([.B47])-[.$G46]-1;4);1;1);IF([.$H46]&lt;&gt;&quot;&quot;;OFFSET([.$A46];0;IF(COLUMN([.B47])-1=[.$H46];[.$I46];IF(COLUMN([.B47])-1=[.$I46];[.$H46];COLUMN([.B47])-1));1;1);IF([.$J46]&lt;&gt;&quot;&quot;;IF([.B46]=[.$J46];[.$K46];IF([.B46]=[.$K46];[.$J46];[.B46]));[.B46])))" office:value-type="string" office:string-value="B" calcext:value-type="string">
            <text:p>B</text:p>
          </table:table-cell>
          <table:table-cell table:style-name="Default" table:formula="of:=IF([.$G46]&lt;&gt;&quot;&quot;;OFFSET([.$A46];0;MOD(COLUMN([.C47])-[.$G46]-1;4);1;1);IF([.$H46]&lt;&gt;&quot;&quot;;OFFSET([.$A46];0;IF(COLUMN([.C47])-1=[.$H46];[.$I46];IF(COLUMN([.C47])-1=[.$I46];[.$H46];COLUMN([.C47])-1));1;1);IF([.$J46]&lt;&gt;&quot;&quot;;IF([.C46]=[.$J46];[.$K46];IF([.C46]=[.$K46];[.$J46];[.C46]));[.C46])))" office:value-type="string" office:string-value="C" calcext:value-type="string">
            <text:p>C</text:p>
          </table:table-cell>
          <table:table-cell table:style-name="Default" table:formula="of:=IF([.$G46]&lt;&gt;&quot;&quot;;OFFSET([.$A46];0;MOD(COLUMN([.D47])-[.$G46]-1;4);1;1);IF([.$H46]&lt;&gt;&quot;&quot;;OFFSET([.$A46];0;IF(COLUMN([.D47])-1=[.$H46];[.$I46];IF(COLUMN([.D47])-1=[.$I46];[.$H46];COLUMN([.D47])-1));1;1);IF([.$J46]&lt;&gt;&quot;&quot;;IF([.D46]=[.$J46];[.$K46];IF([.D46]=[.$K46];[.$J46];[.D46]));[.D46])))" office:value-type="string" office:string-value="D" calcext:value-type="string">
            <text:p>D</text:p>
          </table:table-cell>
          <table:table-cell/>
          <table:table-cell table:style-name="Default" table:formula="of:=FIND(&quot;/&quot;;[.$E47])" office:value-type="string" office:string-value="" calcext:value-type="error">
            <text:p>#VALUE!</text:p>
          </table:table-cell>
          <table:table-cell table:style-name="Default" table:formula="of:=IF(LOWER(LEFT([.$E47];1))=&quot;s&quot;;MID([.$E47];2;LEN([.$E47])-1);&quot;&quot;)">
            <text:p/>
          </table:table-cell>
          <table:table-cell table:style-name="Default" table:formula="of:=IF(LOWER(LEFT([.$E47];1))=&quot;x&quot;;INT(MID([.$E47];2;[.F47]-2));&quot;&quot;)">
            <text:p/>
          </table:table-cell>
          <table:table-cell table:style-name="Default" table:formula="of:=IF(LOWER(LEFT([.$E47];1))=&quot;x&quot;;INT(MID([.$E47];[.F47]+1;LEN([.$E47])-[.F47]));&quot;&quot;)">
            <text:p/>
          </table:table-cell>
          <table:table-cell table:style-name="Default" table:formula="of:=IF(LOWER(LEFT([.$E47];1))=&quot;p&quot;;MID([.$E47];2;[.F47]-2);&quot;&quot;)">
            <text:p/>
          </table:table-cell>
          <table:table-cell table:style-name="Default" table:formula="of:=IF(LOWER(LEFT([.$E47];1))=&quot;p&quot;;MID([.$E47];[.F47]+1;LEN([.$E47])-[.H47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7]&lt;&gt;&quot;&quot;;OFFSET([.$A47];0;MOD(COLUMN([.A48])-[.$G47]-1;4);1;1);IF([.$H47]&lt;&gt;&quot;&quot;;OFFSET([.$A47];0;IF(COLUMN([.A48])-1=[.$H47];[.$I47];IF(COLUMN([.A48])-1=[.$I47];[.$H47];COLUMN([.A48])-1));1;1);IF([.$J47]&lt;&gt;&quot;&quot;;IF([.A47]=[.$J47];[.$K47];IF([.A47]=[.$K47];[.$J47];[.A47]));[.A47])))" office:value-type="string" office:string-value="A" calcext:value-type="string">
            <text:p>A</text:p>
          </table:table-cell>
          <table:table-cell table:style-name="Default" table:formula="of:=IF([.$G47]&lt;&gt;&quot;&quot;;OFFSET([.$A47];0;MOD(COLUMN([.B48])-[.$G47]-1;4);1;1);IF([.$H47]&lt;&gt;&quot;&quot;;OFFSET([.$A47];0;IF(COLUMN([.B48])-1=[.$H47];[.$I47];IF(COLUMN([.B48])-1=[.$I47];[.$H47];COLUMN([.B48])-1));1;1);IF([.$J47]&lt;&gt;&quot;&quot;;IF([.B47]=[.$J47];[.$K47];IF([.B47]=[.$K47];[.$J47];[.B47]));[.B47])))" office:value-type="string" office:string-value="B" calcext:value-type="string">
            <text:p>B</text:p>
          </table:table-cell>
          <table:table-cell table:style-name="Default" table:formula="of:=IF([.$G47]&lt;&gt;&quot;&quot;;OFFSET([.$A47];0;MOD(COLUMN([.C48])-[.$G47]-1;4);1;1);IF([.$H47]&lt;&gt;&quot;&quot;;OFFSET([.$A47];0;IF(COLUMN([.C48])-1=[.$H47];[.$I47];IF(COLUMN([.C48])-1=[.$I47];[.$H47];COLUMN([.C48])-1));1;1);IF([.$J47]&lt;&gt;&quot;&quot;;IF([.C47]=[.$J47];[.$K47];IF([.C47]=[.$K47];[.$J47];[.C47]));[.C47])))" office:value-type="string" office:string-value="C" calcext:value-type="string">
            <text:p>C</text:p>
          </table:table-cell>
          <table:table-cell table:style-name="Default" table:formula="of:=IF([.$G47]&lt;&gt;&quot;&quot;;OFFSET([.$A47];0;MOD(COLUMN([.D48])-[.$G47]-1;4);1;1);IF([.$H47]&lt;&gt;&quot;&quot;;OFFSET([.$A47];0;IF(COLUMN([.D48])-1=[.$H47];[.$I47];IF(COLUMN([.D48])-1=[.$I47];[.$H47];COLUMN([.D48])-1));1;1);IF([.$J47]&lt;&gt;&quot;&quot;;IF([.D47]=[.$J47];[.$K47];IF([.D47]=[.$K47];[.$J47];[.D47]));[.D47])))" office:value-type="string" office:string-value="D" calcext:value-type="string">
            <text:p>D</text:p>
          </table:table-cell>
          <table:table-cell/>
          <table:table-cell table:style-name="Default" table:formula="of:=FIND(&quot;/&quot;;[.$E48])" office:value-type="string" office:string-value="" calcext:value-type="error">
            <text:p>#VALUE!</text:p>
          </table:table-cell>
          <table:table-cell table:style-name="Default" table:formula="of:=IF(LOWER(LEFT([.$E48];1))=&quot;s&quot;;MID([.$E48];2;LEN([.$E48])-1);&quot;&quot;)">
            <text:p/>
          </table:table-cell>
          <table:table-cell table:style-name="Default" table:formula="of:=IF(LOWER(LEFT([.$E48];1))=&quot;x&quot;;INT(MID([.$E48];2;[.F48]-2));&quot;&quot;)">
            <text:p/>
          </table:table-cell>
          <table:table-cell table:style-name="Default" table:formula="of:=IF(LOWER(LEFT([.$E48];1))=&quot;x&quot;;INT(MID([.$E48];[.F48]+1;LEN([.$E48])-[.F48]));&quot;&quot;)">
            <text:p/>
          </table:table-cell>
          <table:table-cell table:style-name="Default" table:formula="of:=IF(LOWER(LEFT([.$E48];1))=&quot;p&quot;;MID([.$E48];2;[.F48]-2);&quot;&quot;)">
            <text:p/>
          </table:table-cell>
          <table:table-cell table:style-name="Default" table:formula="of:=IF(LOWER(LEFT([.$E48];1))=&quot;p&quot;;MID([.$E48];[.F48]+1;LEN([.$E48])-[.H48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8]&lt;&gt;&quot;&quot;;OFFSET([.$A48];0;MOD(COLUMN([.A49])-[.$G48]-1;4);1;1);IF([.$H48]&lt;&gt;&quot;&quot;;OFFSET([.$A48];0;IF(COLUMN([.A49])-1=[.$H48];[.$I48];IF(COLUMN([.A49])-1=[.$I48];[.$H48];COLUMN([.A49])-1));1;1);IF([.$J48]&lt;&gt;&quot;&quot;;IF([.A48]=[.$J48];[.$K48];IF([.A48]=[.$K48];[.$J48];[.A48]));[.A48])))" office:value-type="string" office:string-value="A" calcext:value-type="string">
            <text:p>A</text:p>
          </table:table-cell>
          <table:table-cell table:style-name="Default" table:formula="of:=IF([.$G48]&lt;&gt;&quot;&quot;;OFFSET([.$A48];0;MOD(COLUMN([.B49])-[.$G48]-1;4);1;1);IF([.$H48]&lt;&gt;&quot;&quot;;OFFSET([.$A48];0;IF(COLUMN([.B49])-1=[.$H48];[.$I48];IF(COLUMN([.B49])-1=[.$I48];[.$H48];COLUMN([.B49])-1));1;1);IF([.$J48]&lt;&gt;&quot;&quot;;IF([.B48]=[.$J48];[.$K48];IF([.B48]=[.$K48];[.$J48];[.B48]));[.B48])))" office:value-type="string" office:string-value="B" calcext:value-type="string">
            <text:p>B</text:p>
          </table:table-cell>
          <table:table-cell table:style-name="Default" table:formula="of:=IF([.$G48]&lt;&gt;&quot;&quot;;OFFSET([.$A48];0;MOD(COLUMN([.C49])-[.$G48]-1;4);1;1);IF([.$H48]&lt;&gt;&quot;&quot;;OFFSET([.$A48];0;IF(COLUMN([.C49])-1=[.$H48];[.$I48];IF(COLUMN([.C49])-1=[.$I48];[.$H48];COLUMN([.C49])-1));1;1);IF([.$J48]&lt;&gt;&quot;&quot;;IF([.C48]=[.$J48];[.$K48];IF([.C48]=[.$K48];[.$J48];[.C48]));[.C48])))" office:value-type="string" office:string-value="C" calcext:value-type="string">
            <text:p>C</text:p>
          </table:table-cell>
          <table:table-cell table:style-name="Default" table:formula="of:=IF([.$G48]&lt;&gt;&quot;&quot;;OFFSET([.$A48];0;MOD(COLUMN([.D49])-[.$G48]-1;4);1;1);IF([.$H48]&lt;&gt;&quot;&quot;;OFFSET([.$A48];0;IF(COLUMN([.D49])-1=[.$H48];[.$I48];IF(COLUMN([.D49])-1=[.$I48];[.$H48];COLUMN([.D49])-1));1;1);IF([.$J48]&lt;&gt;&quot;&quot;;IF([.D48]=[.$J48];[.$K48];IF([.D48]=[.$K48];[.$J48];[.D48]));[.D48])))" office:value-type="string" office:string-value="D" calcext:value-type="string">
            <text:p>D</text:p>
          </table:table-cell>
          <table:table-cell/>
          <table:table-cell table:style-name="Default" table:formula="of:=FIND(&quot;/&quot;;[.$E49])" office:value-type="string" office:string-value="" calcext:value-type="error">
            <text:p>#VALUE!</text:p>
          </table:table-cell>
          <table:table-cell table:style-name="Default" table:formula="of:=IF(LOWER(LEFT([.$E49];1))=&quot;s&quot;;MID([.$E49];2;LEN([.$E49])-1);&quot;&quot;)">
            <text:p/>
          </table:table-cell>
          <table:table-cell table:style-name="Default" table:formula="of:=IF(LOWER(LEFT([.$E49];1))=&quot;x&quot;;INT(MID([.$E49];2;[.F49]-2));&quot;&quot;)">
            <text:p/>
          </table:table-cell>
          <table:table-cell table:style-name="Default" table:formula="of:=IF(LOWER(LEFT([.$E49];1))=&quot;x&quot;;INT(MID([.$E49];[.F49]+1;LEN([.$E49])-[.F49]));&quot;&quot;)">
            <text:p/>
          </table:table-cell>
          <table:table-cell table:style-name="Default" table:formula="of:=IF(LOWER(LEFT([.$E49];1))=&quot;p&quot;;MID([.$E49];2;[.F49]-2);&quot;&quot;)">
            <text:p/>
          </table:table-cell>
          <table:table-cell table:style-name="Default" table:formula="of:=IF(LOWER(LEFT([.$E49];1))=&quot;p&quot;;MID([.$E49];[.F49]+1;LEN([.$E49])-[.H49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49]&lt;&gt;&quot;&quot;;OFFSET([.$A49];0;MOD(COLUMN([.A50])-[.$G49]-1;4);1;1);IF([.$H49]&lt;&gt;&quot;&quot;;OFFSET([.$A49];0;IF(COLUMN([.A50])-1=[.$H49];[.$I49];IF(COLUMN([.A50])-1=[.$I49];[.$H49];COLUMN([.A50])-1));1;1);IF([.$J49]&lt;&gt;&quot;&quot;;IF([.A49]=[.$J49];[.$K49];IF([.A49]=[.$K49];[.$J49];[.A49]));[.A49])))" office:value-type="string" office:string-value="A" calcext:value-type="string">
            <text:p>A</text:p>
          </table:table-cell>
          <table:table-cell table:style-name="Default" table:formula="of:=IF([.$G49]&lt;&gt;&quot;&quot;;OFFSET([.$A49];0;MOD(COLUMN([.B50])-[.$G49]-1;4);1;1);IF([.$H49]&lt;&gt;&quot;&quot;;OFFSET([.$A49];0;IF(COLUMN([.B50])-1=[.$H49];[.$I49];IF(COLUMN([.B50])-1=[.$I49];[.$H49];COLUMN([.B50])-1));1;1);IF([.$J49]&lt;&gt;&quot;&quot;;IF([.B49]=[.$J49];[.$K49];IF([.B49]=[.$K49];[.$J49];[.B49]));[.B49])))" office:value-type="string" office:string-value="B" calcext:value-type="string">
            <text:p>B</text:p>
          </table:table-cell>
          <table:table-cell table:style-name="Default" table:formula="of:=IF([.$G49]&lt;&gt;&quot;&quot;;OFFSET([.$A49];0;MOD(COLUMN([.C50])-[.$G49]-1;4);1;1);IF([.$H49]&lt;&gt;&quot;&quot;;OFFSET([.$A49];0;IF(COLUMN([.C50])-1=[.$H49];[.$I49];IF(COLUMN([.C50])-1=[.$I49];[.$H49];COLUMN([.C50])-1));1;1);IF([.$J49]&lt;&gt;&quot;&quot;;IF([.C49]=[.$J49];[.$K49];IF([.C49]=[.$K49];[.$J49];[.C49]));[.C49])))" office:value-type="string" office:string-value="C" calcext:value-type="string">
            <text:p>C</text:p>
          </table:table-cell>
          <table:table-cell table:style-name="Default" table:formula="of:=IF([.$G49]&lt;&gt;&quot;&quot;;OFFSET([.$A49];0;MOD(COLUMN([.D50])-[.$G49]-1;4);1;1);IF([.$H49]&lt;&gt;&quot;&quot;;OFFSET([.$A49];0;IF(COLUMN([.D50])-1=[.$H49];[.$I49];IF(COLUMN([.D50])-1=[.$I49];[.$H49];COLUMN([.D50])-1));1;1);IF([.$J49]&lt;&gt;&quot;&quot;;IF([.D49]=[.$J49];[.$K49];IF([.D49]=[.$K49];[.$J49];[.D49]));[.D49])))" office:value-type="string" office:string-value="D" calcext:value-type="string">
            <text:p>D</text:p>
          </table:table-cell>
          <table:table-cell/>
          <table:table-cell table:style-name="Default" table:formula="of:=FIND(&quot;/&quot;;[.$E50])" office:value-type="string" office:string-value="" calcext:value-type="error">
            <text:p>#VALUE!</text:p>
          </table:table-cell>
          <table:table-cell table:style-name="Default" table:formula="of:=IF(LOWER(LEFT([.$E50];1))=&quot;s&quot;;MID([.$E50];2;LEN([.$E50])-1);&quot;&quot;)">
            <text:p/>
          </table:table-cell>
          <table:table-cell table:style-name="Default" table:formula="of:=IF(LOWER(LEFT([.$E50];1))=&quot;x&quot;;INT(MID([.$E50];2;[.F50]-2));&quot;&quot;)">
            <text:p/>
          </table:table-cell>
          <table:table-cell table:style-name="Default" table:formula="of:=IF(LOWER(LEFT([.$E50];1))=&quot;x&quot;;INT(MID([.$E50];[.F50]+1;LEN([.$E50])-[.F50]));&quot;&quot;)">
            <text:p/>
          </table:table-cell>
          <table:table-cell table:style-name="Default" table:formula="of:=IF(LOWER(LEFT([.$E50];1))=&quot;p&quot;;MID([.$E50];2;[.F50]-2);&quot;&quot;)">
            <text:p/>
          </table:table-cell>
          <table:table-cell table:style-name="Default" table:formula="of:=IF(LOWER(LEFT([.$E50];1))=&quot;p&quot;;MID([.$E50];[.F50]+1;LEN([.$E50])-[.H50]);&quot;&quot;)">
            <text:p/>
          </table:table-cell>
          <table:table-cell table:number-columns-repeated="1013"/>
        </table:table-row>
        <table:table-row table:style-name="ro1">
          <table:table-cell table:style-name="Default" table:formula="of:=IF([.$G50]&lt;&gt;&quot;&quot;;OFFSET([.$A50];0;MOD(COLUMN([.A51])-[.$G50]-1;4);1;1);IF([.$H50]&lt;&gt;&quot;&quot;;OFFSET([.$A50];0;IF(COLUMN([.A51])-1=[.$H50];[.$I50];IF(COLUMN([.A51])-1=[.$I50];[.$H50];COLUMN([.A51])-1));1;1);IF([.$J50]&lt;&gt;&quot;&quot;;IF([.A50]=[.$J50];[.$K50];IF([.A50]=[.$K50];[.$J50];[.A50]));[.A50])))" office:value-type="string" office:string-value="A" calcext:value-type="string">
            <text:p>A</text:p>
          </table:table-cell>
          <table:table-cell table:style-name="Default" table:formula="of:=IF([.$G50]&lt;&gt;&quot;&quot;;OFFSET([.$A50];0;MOD(COLUMN([.B51])-[.$G50]-1;4);1;1);IF([.$H50]&lt;&gt;&quot;&quot;;OFFSET([.$A50];0;IF(COLUMN([.B51])-1=[.$H50];[.$I50];IF(COLUMN([.B51])-1=[.$I50];[.$H50];COLUMN([.B51])-1));1;1);IF([.$J50]&lt;&gt;&quot;&quot;;IF([.B50]=[.$J50];[.$K50];IF([.B50]=[.$K50];[.$J50];[.B50]));[.B50])))" office:value-type="string" office:string-value="B" calcext:value-type="string">
            <text:p>B</text:p>
          </table:table-cell>
          <table:table-cell table:style-name="Default" table:formula="of:=IF([.$G50]&lt;&gt;&quot;&quot;;OFFSET([.$A50];0;MOD(COLUMN([.C51])-[.$G50]-1;4);1;1);IF([.$H50]&lt;&gt;&quot;&quot;;OFFSET([.$A50];0;IF(COLUMN([.C51])-1=[.$H50];[.$I50];IF(COLUMN([.C51])-1=[.$I50];[.$H50];COLUMN([.C51])-1));1;1);IF([.$J50]&lt;&gt;&quot;&quot;;IF([.C50]=[.$J50];[.$K50];IF([.C50]=[.$K50];[.$J50];[.C50]));[.C50])))" office:value-type="string" office:string-value="C" calcext:value-type="string">
            <text:p>C</text:p>
          </table:table-cell>
          <table:table-cell table:style-name="Default" table:formula="of:=IF([.$G50]&lt;&gt;&quot;&quot;;OFFSET([.$A50];0;MOD(COLUMN([.D51])-[.$G50]-1;4);1;1);IF([.$H50]&lt;&gt;&quot;&quot;;OFFSET([.$A50];0;IF(COLUMN([.D51])-1=[.$H50];[.$I50];IF(COLUMN([.D51])-1=[.$I50];[.$H50];COLUMN([.D51])-1));1;1);IF([.$J50]&lt;&gt;&quot;&quot;;IF([.D50]=[.$J50];[.$K50];IF([.D50]=[.$K50];[.$J50];[.D50]));[.D50])))" office:value-type="string" office:string-value="D" calcext:value-type="string">
            <text:p>D</text:p>
          </table:table-cell>
          <table:table-cell/>
          <table:table-cell table:style-name="Default" table:formula="of:=FIND(&quot;/&quot;;[.$E51])" office:value-type="string" office:string-value="" calcext:value-type="error">
            <text:p>#VALUE!</text:p>
          </table:table-cell>
          <table:table-cell table:style-name="Default" table:formula="of:=IF(LOWER(LEFT([.$E51];1))=&quot;s&quot;;MID([.$E51];2;LEN([.$E51])-1);&quot;&quot;)">
            <text:p/>
          </table:table-cell>
          <table:table-cell table:style-name="Default" table:formula="of:=IF(LOWER(LEFT([.$E51];1))=&quot;x&quot;;INT(MID([.$E51];2;[.F51]-2));&quot;&quot;)">
            <text:p/>
          </table:table-cell>
          <table:table-cell table:style-name="Default" table:formula="of:=IF(LOWER(LEFT([.$E51];1))=&quot;x&quot;;INT(MID([.$E51];[.F51]+1;LEN([.$E51])-[.F51]));&quot;&quot;)">
            <text:p/>
          </table:table-cell>
          <table:table-cell table:style-name="Default" table:formula="of:=IF(LOWER(LEFT([.$E51];1))=&quot;p&quot;;MID([.$E51];2;[.F51]-2);&quot;&quot;)">
            <text:p/>
          </table:table-cell>
          <table:table-cell table:style-name="Default" table:formula="of:=IF(LOWER(LEFT([.$E51];1))=&quot;p&quot;;MID([.$E51];[.F51]+1;LEN([.$E51])-[.H51]);&quot;&quot;)">
            <text:p/>
          </table:table-cell>
          <table:table-cell table:number-columns-repeated="1013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7:33:37.115239323</meta:creation-date>
    <dc:date>2019-02-17T00:28:23.552764199</dc:date>
    <meta:editing-duration>PT1H3M42S</meta:editing-duration>
    <meta:editing-cycles>25</meta:editing-cycles>
    <meta:generator>LibreOffice/5.2.7.2$Linux_X86_64 LibreOffice_project/20m0$Build-2</meta:generator>
    <meta:document-statistic meta:table-count="2" meta:cell-count="595" meta:object-count="0"/>
  </office:meta>
</office:document-meta>
</file>